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/>
    <style:font-face style:name="gulim" svg:font-family="gulim, verdana, sans-serif"/>
    <style:font-face style:name="굴림" svg:font-family="굴림"/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582cm" fo:text-align="justify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color="#000000" fo:font-size="10pt" fo:letter-spacing="normal" fo:font-weight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color="#000000" fo:font-size="10pt" fo:letter-spacing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635cm" fo:text-align="justify" style:justify-single-word="false" fo:orphans="2" fo:widows="2" fo:text-indent="0cm" style:auto-text-indent="false" fo:padding="0cm" fo:border="none"/>
      <style:text-properties fo:color="#000000" fo:font-size="12pt" fo:letter-spacing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</style:style>
    <style:style style:name="T1" style:family="text">
      <style:text-properties fo:font-size="12pt" fo:font-style="normal" fo:font-weight="bold"/>
    </style:style>
    <style:style style:name="T2" style:family="text">
      <style:text-properties style:font-size-asian="12pt" style:font-style-asian="normal" style:font-weight-asian="bold"/>
    </style:style>
    <style:style style:name="T3" style:family="text">
      <style:text-properties fo:color="#000000" fo:font-size="12pt" fo:font-style="normal" fo:font-weight="normal"/>
    </style:style>
    <style:style style:name="T4" style:family="text">
      <style:text-properties fo:color="#000000" fo:font-size="12pt" fo:font-style="normal" fo:font-weight="normal" style:font-name-asian="gulim" style:font-size-asian="18pt" style:font-style-asian="normal" style:font-weight-asian="normal"/>
    </style:style>
    <style:style style:name="T5" style:family="text">
      <style:text-properties fo:color="#000000" fo:font-size="12pt" fo:font-style="normal" fo:font-weight="bold"/>
    </style:style>
    <style:style style:name="T6" style:family="text">
      <style:text-properties fo:color="#000000" style:font-size-asian="18pt" style:font-style-asian="normal" style:font-weight-asian="bold"/>
    </style:style>
    <style:style style:name="T7" style:family="text">
      <style:text-properties fo:color="#000000" fo:font-size="18pt" fo:font-style="normal" fo:font-weight="bold"/>
    </style:style>
    <style:style style:name="T8" style:family="text">
      <style:text-properties fo:color="#000000" style:font-size-asian="12pt" style:font-style-asian="normal" style:font-weight-asian="normal"/>
    </style:style>
    <style:style style:name="T9" style:family="text">
      <style:text-properties fo:color="#000000" style:font-style-asian="normal" style:font-weight-asian="normal"/>
    </style:style>
    <style:style style:name="T10" style:family="text">
      <style:text-properties fo:color="#000000" fo:font-style="normal" fo:font-weight="normal"/>
    </style:style>
    <style:style style:name="T11" style:family="text">
      <style:text-properties fo:color="#000000" style:font-name-asian="gulim" style:font-size-asian="18pt" style:font-style-asian="normal" style:font-weight-asian="normal"/>
    </style:style>
    <style:style style:name="T12" style:family="text">
      <style:text-properties fo:color="#000000" style:font-name="gulim" fo:font-size="18pt" fo:font-style="normal" fo:font-weight="normal"/>
    </style:style>
    <style:style style:name="T13" style:family="text">
      <style:text-properties fo:color="#000000" style:font-name="gulim" fo:font-size="12pt" fo:font-style="normal" fo:font-weight="normal"/>
    </style:style>
    <style:style style:name="T14" style:family="text">
      <style:text-properties fo:color="#000000" style:font-name-asian="NSimSun" style:font-size-asian="18pt" style:language-asian="zh" style:country-asian="CN" style:font-style-asian="normal" style:font-weight-asian="normal"/>
    </style:style>
    <style:style style:name="T15" style:family="text">
      <style:text-properties fo:color="#000000" style:font-name="NSimSun" fo:font-size="12pt" fo:language="zh" fo:country="CN" fo:font-style="normal" fo:font-weight="normal"/>
    </style:style>
    <style:style style:name="T16" style:family="text">
      <style:text-properties fo:color="#000000" style:font-name="NSimSun" fo:font-size="12pt" fo:font-style="normal" fo:font-weight="normal"/>
    </style:style>
    <style:style style:name="T17" style:family="text">
      <style:text-properties fo:color="#000000" style:font-name="NSimSun" fo:font-size="18pt" fo:language="zh" fo:country="CN" fo:font-style="normal" fo:font-weight="normal"/>
    </style:style>
    <style:style style:name="T18" style:family="text">
      <style:text-properties fo:color="#000000" style:font-name="NSimSun" fo:font-size="18pt" fo:font-style="normal" fo:font-weight="normal"/>
    </style:style>
    <style:style style:name="T19" style:family="text">
      <style:text-properties fo:color="#000000" style:font-name="굴림" fo:font-size="18pt" fo:language="zh" fo:country="CN" fo:font-style="normal" fo:font-weight="normal"/>
    </style:style>
    <style:style style:name="T20" style:family="text">
      <style:text-properties fo:color="#000000" style:font-name="굴림" fo:font-size="12pt" fo:language="zh" fo:country="CN" fo:font-style="normal" fo:font-weight="normal"/>
    </style:style>
    <style:style style:name="T21" style:family="text">
      <style:text-properties fo:color="#6600ff" style:font-name-asian="NSimSun" style:font-size-asian="18pt" style:language-asian="zh" style:country-asian="CN" style:font-style-asian="normal" style:font-weight-asian="normal"/>
    </style:style>
    <style:style style:name="T22" style:family="text">
      <style:text-properties fo:color="#6600ff" style:font-name="굴림" fo:font-size="18pt" fo:language="zh" fo:country="CN" fo:font-style="normal" fo:font-weight="normal"/>
    </style:style>
    <style:style style:name="T23" style:family="text">
      <style:text-properties fo:font-variant="normal" fo:text-transform="none" fo:color="#000000" fo:font-size="12pt" fo:letter-spacing="normal" fo:font-style="normal" fo:font-weight="normal"/>
    </style:style>
    <style:style style:name="T24" style:family="text">
      <style:text-properties fo:font-variant="normal" fo:text-transform="none" fo:color="#000000" fo:font-size="18pt" fo:letter-spacing="normal" fo:font-style="normal" fo:font-weight="normal"/>
    </style:style>
    <style:style style:name="T25" style:family="text">
      <style:text-properties fo:font-variant="normal" fo:text-transform="none" fo:color="#000000" fo:font-size="18pt" fo:letter-spacing="normal" fo:font-style="normal" fo:font-weight="bold"/>
    </style:style>
    <style:style style:name="T26" style:family="text">
      <style:text-properties fo:font-variant="normal" fo:text-transform="none" fo:color="#000000" fo:letter-spacing="normal" style:font-size-asian="18pt" style:font-style-asian="normal" style:font-weight-asian="bold"/>
    </style:style>
    <style:style style:name="T27" style:family="text">
      <style:text-properties fo:font-variant="normal" fo:text-transform="none" fo:color="#000000" fo:letter-spacing="normal" style:font-size-asian="18pt" style:font-style-asian="normal" style:font-weight-asian="normal"/>
    </style:style>
    <style:style style:name="T28" style:family="text">
      <style:text-properties fo:font-variant="normal" fo:text-transform="none" fo:color="#000000" fo:letter-spacing="normal" style:font-style-asian="normal" style:font-weight-asian="normal"/>
    </style:style>
    <style:style style:name="T29" style:family="text">
      <style:text-properties fo:font-variant="normal" fo:text-transform="none" fo:color="#000000" fo:letter-spacing="normal" style:font-size-asian="12pt" style:font-style-asian="normal" style:font-weight-asian="normal"/>
    </style:style>
    <style:style style:name="T30" style:family="text">
      <style:text-properties fo:font-variant="normal" fo:text-transform="none" fo:color="#000000" fo:letter-spacing="normal" style:font-size-asian="12pt" style:font-style-asian="normal" style:font-weight-asian="bold"/>
    </style:style>
    <style:style style:name="T31" style:family="text">
      <style:text-properties fo:font-variant="normal" fo:text-transform="none" fo:color="#000000" fo:letter-spacing="normal" fo:font-style="normal" fo:font-weight="normal"/>
    </style:style>
    <style:style style:name="T32" style:family="text">
      <style:text-properties fo:font-variant="normal" fo:text-transform="none" fo:color="#000000" fo:letter-spacing="normal" style:font-size-asian="24pt" style:font-style-asian="normal" style:font-weight-asian="bold"/>
    </style:style>
    <style:style style:name="T33" style:family="text">
      <style:text-properties fo:font-variant="normal" fo:text-transform="none" fo:color="#6600ff" fo:letter-spacing="normal" style:font-size-asian="12pt" style:font-style-asian="normal" style:font-weight-asian="normal"/>
    </style:style>
    <style:style style:name="T34" style:family="text">
      <style:text-properties fo:font-variant="normal" fo:text-transform="none" fo:color="#0900ff" fo:letter-spacing="normal" style:font-size-asian="12pt" style:font-style-asian="normal" style:font-weight-asian="normal"/>
    </style:style>
    <style:style style:name="T35" style:family="text">
      <style:text-properties fo:font-variant="normal" fo:text-transform="none" fo:color="#ff0000" fo:letter-spacing="normal" style:font-size-asian="24pt" style:font-style-asian="normal" style:font-weight-asian="bold"/>
    </style:style>
    <style:style style:name="T36" style:family="text">
      <style:text-properties fo:font-variant="normal" fo:text-transform="none" fo:color="#ff0000" fo:letter-spacing="normal" style:font-size-asian="18pt" style:font-style-asian="normal" style:font-weight-asian="bold"/>
    </style:style>
    <style:style style:name="T37" style:family="text">
      <style:text-properties fo:font-variant="normal" fo:text-transform="none" fo:color="#ff0000" fo:letter-spacing="normal" style:font-size-asian="12pt" style:font-style-asian="normal" style:font-weight-asian="normal"/>
    </style:style>
    <style:style style:name="T38" style:family="text">
      <style:text-properties fo:font-variant="normal" fo:text-transform="none" fo:color="#ff007f" fo:letter-spacing="normal" style:font-size-asian="18pt" style:font-style-asian="normal" style:font-weight-asian="normal"/>
    </style:style>
    <style:style style:name="T39" style:family="text">
      <style:text-properties fo:font-variant="normal" fo:text-transform="none" fo:color="#ff007f" fo:letter-spacing="normal" style:font-size-asian="12pt" style:font-style-asian="normal" style:font-weight-asian="normal"/>
    </style:style>
    <style:style style:name="T40" style:family="text">
      <style:text-properties fo:color="#ff0000" style:font-size-asian="18pt" style:font-style-asian="normal" style:font-weight-asian="bold"/>
    </style:style>
    <style:style style:name="T41" style:family="text">
      <style:text-properties fo:font-size="10pt" fo:font-style="normal" fo:font-weight="normal"/>
    </style:style>
    <style:style style:name="T42" style:family="text">
      <style:text-properties style:font-size-asian="10pt" style:font-style-asian="normal" style:font-weight-asian="normal"/>
    </style:style>
    <style:style style:name="T43" style:family="text">
      <style:text-properties style:font-name="gulim" fo:font-size="12pt" fo:font-style="normal" fo:font-weight="normal"/>
    </style:style>
    <style:style style:name="T44" style:family="text">
      <style:text-properties style:font-name="gulim" fo:font-size="18pt" fo:font-style="normal" fo:font-weight="normal"/>
    </style:style>
    <style:style style:name="T45" style:family="text">
      <style:text-properties style:font-name="gulim" fo:font-size="24pt" fo:font-style="normal" fo:font-weight="normal"/>
    </style:style>
    <style:style style:name="T46" style:family="text">
      <style:text-properties style:font-name="NSimSun" fo:font-size="12pt" fo:font-style="normal" fo:font-weight="normal"/>
    </style:style>
    <style:style style:name="T47" style:family="text">
      <style:text-properties style:font-name="NSimSun" fo:font-size="24pt" fo:font-style="normal" fo:font-weight="normal"/>
    </style:style>
    <style:style style:name="T48" style:family="text">
      <style:text-properties style:font-name="NSimSun" fo:font-size="18pt" fo:font-style="normal" fo:font-weight="normal"/>
    </style:style>
    <style:style style:name="T49" style:family="text">
      <style:text-properties style:font-name-asian="NSimSun" style:font-size-asian="18pt" style:language-asian="zh" style:country-asian="CN" style:font-style-asian="normal" style:font-weight-asian="normal"/>
    </style:style>
    <style:style style:name="T50" style:family="text">
      <style:text-properties style:font-name-asian="gulim" style:font-size-asian="12pt" style:font-style-asian="normal" style:font-weight-asian="normal"/>
    </style:style>
    <style:style style:name="T51" style:family="text">
      <style:text-properties style:font-name-asian="gulim" style:font-size-asian="24pt" style:font-style-asian="normal" style:font-weight-asian="normal"/>
    </style:style>
    <style:style style:name="T52" style:family="text">
      <style:text-properties style:font-name-asian="gulim" style:font-size-asian="18pt" style:font-style-asian="normal" style:font-weight-asian="normal"/>
    </style:style>
    <style:style style:name="T53" style:family="text">
      <style:text-properties style:font-name="굴림" fo:font-size="12pt" fo:language="zh" fo:country="CN" fo:font-style="normal" fo:font-weight="normal"/>
    </style:style>
    <style:style style:name="T54" style:family="text">
      <style:text-properties style:font-name="굴림" fo:font-size="18pt" fo:language="zh" fo:country="CN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* 1-100</text:span><text:span text:style-name="T2">자 까지</text:span></text:p>
      <text:p text:style-name="P8"/>
      <text:p text:style-name="P11"><text:span text:style-name="T23">1.  </text:span><text:span text:style-name="T26">的</text:span><text:span text:style-name="T28">  </text:span><text:span text:style-name="T23">(</text:span><text:span text:style-name="Strong_20_Emphasis"><text:span text:style-name="T33">어조사</text:span></text:span><text:span text:style-name="Strong_20_Emphasis"><text:span text:style-name="T29"> 적</text:span></text:span><text:span text:style-name="Strong_20_Emphasis"><text:span text:style-name="T23">, </text:span></text:span><text:span text:style-name="Strong_20_Emphasis"><text:span text:style-name="T34">과녁</text:span></text:span><text:span text:style-name="Strong_20_Emphasis"><text:span text:style-name="T29"> 적</text:span></text:span><text:span text:style-name="T23">)  </text:span><text:span text:style-name="Strong_20_Emphasis"><text:span text:style-name="T24">dė, dí, dì</text:span></text:span></text:p>
      <text:p text:style-name="P11"><text:span text:style-name="T23">2.</text:span><text:span text:style-name="T31">  </text:span><text:span text:style-name="T26">一</text:span><text:span text:style-name="T30"> </text:span><text:span text:style-name="T23">(</text:span><text:span text:style-name="Strong_20_Emphasis"><text:span text:style-name="T29">하나 일</text:span></text:span><text:span text:style-name="T23">)  </text:span><text:span text:style-name="Strong_20_Emphasis"><text:span text:style-name="T23">yī</text:span></text:span></text:p>
      <text:p text:style-name="P11"><text:span text:style-name="T23">3.  </text:span><text:span text:style-name="T26">了</text:span><text:span text:style-name="T28">  </text:span><text:span text:style-name="T23">(</text:span><text:span text:style-name="Strong_20_Emphasis"><text:span text:style-name="T29">어조사 료</text:span></text:span><text:span text:style-name="T23">)  lė, (</text:span><text:span text:style-name="Strong_20_Emphasis"><text:span text:style-name="T29">마칠 료</text:span></text:span><text:span text:style-name="T23">) li󰐂o</text:span></text:p>
      <text:p text:style-name="P11"><text:span text:style-name="T23">4.  </text:span><text:span text:style-name="T26">是</text:span><text:span text:style-name="T28">  </text:span><text:span text:style-name="T23">(</text:span><text:span text:style-name="Strong_20_Emphasis"><text:span text:style-name="T29">이다 시</text:span></text:span><text:span text:style-name="Strong_20_Emphasis"><text:span text:style-name="T23">, </text:span></text:span><text:span text:style-name="Strong_20_Emphasis"><text:span text:style-name="T29">옳을 시</text:span></text:span><text:span text:style-name="T23">)  </text:span><text:span text:style-name="Strong_20_Emphasis"><text:span text:style-name="T23">shì</text:span></text:span></text:p>
      <text:p text:style-name="P11"><text:span text:style-name="T23">5.  </text:span><text:span text:style-name="T26">不</text:span><text:span text:style-name="T28">  </text:span><text:span text:style-name="T23">(</text:span><text:span text:style-name="T29">부정 부</text:span><text:span text:style-name="T23">, </text:span><text:span text:style-name="T29">아니 불</text:span><text:span text:style-name="T23">)  </text:span><text:span text:style-name="Strong_20_Emphasis"><text:span text:style-name="T23">bù</text:span></text:span></text:p>
      <text:p text:style-name="P11"><text:span text:style-name="T23">6.  </text:span><text:span text:style-name="T32">我</text:span><text:span text:style-name="T28">  </text:span><text:span text:style-name="T23">(</text:span><text:span text:style-name="Strong_20_Emphasis"><text:span text:style-name="T27">나 </text:span></text:span><text:span text:style-name="Strong_20_Emphasis"><text:span text:style-name="T29">아</text:span></text:span><text:span text:style-name="T23">)  </text:span><text:span text:style-name="Strong_20_Emphasis"><text:span text:style-name="T24">wǒ</text:span></text:span></text:p>
      <text:p text:style-name="P11"><text:span text:style-name="T23">7.  </text:span><text:span text:style-name="T26">在</text:span><text:span text:style-name="T28">  </text:span><text:span text:style-name="T23">(</text:span><text:span text:style-name="Strong_20_Emphasis"><text:span text:style-name="T29">있을 재</text:span></text:span><text:span text:style-name="T23">)  z󰐃i</text:span></text:p>
      <text:p text:style-name="P11"><text:span text:style-name="T23">8.  </text:span><text:span text:style-name="T26">有</text:span><text:span text:style-name="T30"> </text:span><text:span text:style-name="T23">(</text:span><text:span text:style-name="Strong_20_Emphasis"><text:span text:style-name="T29">있을 유</text:span></text:span><text:span text:style-name="T23">)  yǒu, yòu</text:span></text:p>
      <text:p text:style-name="P11"><text:span text:style-name="T23">9.  </text:span><text:span text:style-name="T26">人</text:span><text:span text:style-name="T28">  </text:span><text:span text:style-name="T23">(</text:span><text:span text:style-name="Strong_20_Emphasis"><text:span text:style-name="T29">사람 인</text:span></text:span><text:span text:style-name="T23">)  </text:span><text:span text:style-name="Strong_20_Emphasis"><text:span text:style-name="T23">rén</text:span></text:span></text:p>
      <text:p text:style-name="P11"><text:span text:style-name="T23">10.  </text:span><text:span text:style-name="T26">這</text:span><text:span text:style-name="T25">(</text:span><text:span text:style-name="T35">这</text:span><text:span text:style-name="T25">)</text:span><text:span text:style-name="T31">  </text:span><text:span text:style-name="T23">(</text:span><text:span text:style-name="Strong_20_Emphasis"><text:span text:style-name="T38">이</text:span></text:span><text:span text:style-name="Strong_20_Emphasis"><text:span text:style-name="T29"> 저</text:span></text:span><text:span text:style-name="T23">)  </text:span><text:span text:style-name="Strong_20_Emphasis"><text:span text:style-name="T23">zhè</text:span></text:span></text:p>
      <text:p text:style-name="P11"><text:span text:style-name="T23">11.  </text:span><text:span text:style-name="T26">他</text:span><text:span text:style-name="T28">  </text:span><text:span text:style-name="T23">(</text:span><text:span text:style-name="Strong_20_Emphasis"><text:span text:style-name="T29">타인 타</text:span></text:span><text:span text:style-name="Strong_20_Emphasis"><text:span text:style-name="T23">, </text:span></text:span><text:span text:style-name="Strong_20_Emphasis"><text:span text:style-name="T29">다를 타</text:span></text:span><text:span text:style-name="T23">)  t󰐀</text:span></text:p>
      <text:p text:style-name="P11"><text:span text:style-name="T23">12.  </text:span><text:span text:style-name="T26">們</text:span><text:span text:style-name="T25">(</text:span><text:span text:style-name="T36">们</text:span><text:span text:style-name="T25">)</text:span><text:span text:style-name="T31">  </text:span><text:span text:style-name="T23">(</text:span><text:span text:style-name="Strong_20_Emphasis"><text:span text:style-name="T37">복수</text:span></text:span><text:span text:style-name="Strong_20_Emphasis"><text:span text:style-name="T29">접미사 문</text:span></text:span><text:span text:style-name="T23">)  </text:span><text:span text:style-name="Strong_20_Emphasis"><text:span text:style-name="T23">mėn</text:span></text:span></text:p>
      <text:p text:style-name="P4"><text:span text:style-name="T3">13.  </text:span><text:span text:style-name="T6">來</text:span><text:span text:style-name="T7">(</text:span><text:span text:style-name="T40">来</text:span><text:span text:style-name="T7">)</text:span><text:span text:style-name="T10">  </text:span><text:span text:style-name="T3">(</text:span><text:span text:style-name="T8">올 래</text:span><text:span text:style-name="T3">})  l󰐁i, l󰐄i</text:span></text:p>
      <text:p text:style-name="P11"><text:span text:style-name="T23">14.  </text:span><text:span text:style-name="T26">個</text:span><text:span text:style-name="T25">(</text:span><text:span text:style-name="T36">个</text:span><text:span text:style-name="T25">)</text:span><text:span text:style-name="T31">  </text:span><text:span text:style-name="T23">(</text:span><text:span text:style-name="Strong_20_Emphasis"><text:span text:style-name="T29">낱 개</text:span></text:span><text:span text:style-name="T23">)  </text:span><text:span text:style-name="Strong_20_Emphasis"><text:span text:style-name="T23">gě, gè</text:span></text:span></text:p>
      <text:p text:style-name="P11"><text:span text:style-name="T23">15.  </text:span><text:span text:style-name="T26">上</text:span><text:span text:style-name="T30"> </text:span><text:span text:style-name="T23">(</text:span><text:span text:style-name="Strong_20_Emphasis"><text:span text:style-name="T29">위 상</text:span></text:span><text:span text:style-name="T23">)  sh󰐂ng, sh󰐃ng, sh󰐄ng</text:span></text:p>
      <text:p text:style-name="P11"><text:span text:style-name="T23">16.  </text:span><text:span text:style-name="T26">地</text:span><text:span text:style-name="T28">  </text:span><text:span text:style-name="T23">(</text:span><text:span text:style-name="Strong_20_Emphasis"><text:span text:style-name="T27">땅 지</text:span></text:span><text:span text:style-name="T23">)  </text:span><text:span text:style-name="Strong_20_Emphasis"><text:span text:style-name="T24">dė</text:span></text:span><text:span text:style-name="T24">, d󰐅, </text:span><text:span text:style-name="Strong_20_Emphasis"><text:span text:style-name="T24">dì</text:span></text:span></text:p>
      <text:p text:style-name="P11"><text:span text:style-name="T23">17.  </text:span><text:span text:style-name="T26">大</text:span><text:span text:style-name="T28">  </text:span><text:span text:style-name="T23">(</text:span><text:span text:style-name="Strong_20_Emphasis"><text:span text:style-name="T29">큰 대</text:span></text:span><text:span text:style-name="T23">)  d󰐃, d󰐃i</text:span></text:p>
      <text:p text:style-name="P11"><text:span text:style-name="T23">18.  </text:span><text:span text:style-name="T26">着</text:span><text:span text:style-name="T28">  </text:span><text:span text:style-name="T23">(</text:span><text:span text:style-name="Strong_20_Emphasis"><text:span text:style-name="T29">진행 착</text:span></text:span><text:span text:style-name="T23">{</text:span><text:span text:style-name="T29">저</text:span><text:span text:style-name="T23">})  zhù, (</text:span><text:span text:style-name="Strong_20_Emphasis"><text:span text:style-name="T29">붙을 착</text:span></text:span><text:span text:style-name="T23">) zhuó</text:span></text:p>
      <text:p text:style-name="P11"><text:span text:style-name="Strong_20_Emphasis"><text:span text:style-name="T23">19.  </text:span></text:span><text:span text:style-name="Strong_20_Emphasis"><text:span text:style-name="T26">就</text:span></text:span><text:span text:style-name="Strong_20_Emphasis"><text:span text:style-name="T28">  </text:span></text:span><text:span text:style-name="Strong_20_Emphasis"><text:span text:style-name="T23">(</text:span></text:span><text:span text:style-name="Strong_20_Emphasis"><text:span text:style-name="T29">이룰 취</text:span></text:span><text:span text:style-name="Strong_20_Emphasis"><text:span text:style-name="T23">)  jiù</text:span></text:span></text:p>
      <text:p text:style-name="P11"><text:span text:style-name="T23">20.  </text:span><text:span text:style-name="T32">你</text:span><text:span text:style-name="T28">  </text:span><text:span text:style-name="T23">(</text:span><text:span text:style-name="Strong_20_Emphasis"><text:span text:style-name="T38">너</text:span></text:span><text:span text:style-name="Strong_20_Emphasis"><text:span text:style-name="T29"> 이</text:span></text:span><text:span text:style-name="T23">)  </text:span><text:span text:style-name="Strong_20_Emphasis"><text:span text:style-name="T24">nǐ</text:span></text:span></text:p>
      <text:p text:style-name="P11"><text:span text:style-name="T23">21.  </text:span><text:span text:style-name="T26">說</text:span><text:span text:style-name="T25">(</text:span><text:span text:style-name="T36">说</text:span><text:span text:style-name="T25">)</text:span><text:span text:style-name="T31">  </text:span><text:span text:style-name="T23">(</text:span><text:span text:style-name="Strong_20_Emphasis"><text:span text:style-name="T29">말씀 설</text:span></text:span><text:span text:style-name="T23">)  shuì, shuō, yuè</text:span></text:p>
      <text:p text:style-name="P4"><text:span text:style-name="T3">22.  </text:span><text:span text:style-name="T6">到</text:span><text:span text:style-name="T9">  </text:span><text:span text:style-name="T3">(</text:span><text:span text:style-name="T8">도달할 도</text:span><text:span text:style-name="T3">)  d󰐃o</text:span></text:p>
      <text:p text:style-name="P11"><text:span text:style-name="T23">23.  </text:span><text:span text:style-name="T26">和</text:span><text:span text:style-name="T28">  </text:span><text:span text:style-name="T23">(</text:span><text:span text:style-name="Strong_20_Emphasis"><text:span text:style-name="T29">그리고 화</text:span></text:span><text:span text:style-name="T23">)   </text:span><text:span text:style-name="Strong_20_Emphasis"><text:span text:style-name="T23">hé, huó, huò</text:span></text:span></text:p>
      <text:p text:style-name="P11"><text:span text:style-name="T23">24.  </text:span><text:span text:style-name="T26">子</text:span><text:span text:style-name="T28">  </text:span><text:span text:style-name="T23">(</text:span><text:span text:style-name="Strong_20_Emphasis"><text:span text:style-name="T29">접미사 자</text:span></text:span><text:span text:style-name="T23">)  zǐ, z󰐅</text:span></text:p>
      <text:p text:style-name="P11"><text:span text:style-name="T23">25.  </text:span><text:span text:style-name="T26">要</text:span><text:span text:style-name="T28">  </text:span><text:span text:style-name="T23">(</text:span><text:span text:style-name="Strong_20_Emphasis"><text:span text:style-name="T29">원할 요</text:span></text:span><text:span text:style-name="T23">)  y󰐀o, y󰐃o</text:span></text:p>
      <text:p text:style-name="P11"><text:span text:style-name="T23">26.  </text:span><text:span text:style-name="T26">里</text:span><text:span text:style-name="T28">  </text:span><text:span text:style-name="T23">(</text:span><text:span text:style-name="Strong_20_Emphasis"><text:span text:style-name="T29">속 리</text:span></text:span><text:span text:style-name="T23">)  lǐ</text:span></text:p>
      <text:p text:style-name="P11"><text:span text:style-name="T23">27.  </text:span><text:span text:style-name="T26">麽</text:span><text:span text:style-name="T25">(</text:span><text:span text:style-name="T36">么</text:span><text:span text:style-name="T25">)</text:span><text:span text:style-name="T31">  </text:span><text:span text:style-name="T23">(</text:span><text:span text:style-name="Strong_20_Emphasis"><text:span text:style-name="T38">어찌</text:span></text:span><text:span text:style-name="Strong_20_Emphasis"><text:span text:style-name="T29"> 마</text:span></text:span><text:span text:style-name="T23">)  m󰐁, m󰐄, mė, mó</text:span></text:p>
      <text:p text:style-name="P4"><text:span text:style-name="T3">28.  </text:span><text:span text:style-name="T6">得</text:span><text:span text:style-name="T9">  </text:span><text:span text:style-name="T3">(</text:span><text:span text:style-name="T8">조사 득</text:span><text:span text:style-name="T3">, </text:span><text:span text:style-name="T8">얻을 득</text:span><text:span text:style-name="T3">)  dé, dė, děi</text:span></text:p>
      <text:p text:style-name="P11"><text:span text:style-name="T23">29.  </text:span><text:span text:style-name="T26">去</text:span><text:span text:style-name="T28">  </text:span><text:span text:style-name="T23">(</text:span><text:span text:style-name="Strong_20_Emphasis"><text:span text:style-name="T29">갈 거</text:span></text:span><text:span text:style-name="T23">)  </text:span><text:span text:style-name="Strong_20_Emphasis"><text:span text:style-name="T23">qù</text:span></text:span></text:p>
      <text:p text:style-name="P11"><text:span text:style-name="T23">30.  </text:span><text:span text:style-name="T26">也</text:span><text:span text:style-name="T28">  </text:span><text:span text:style-name="T23">(</text:span><text:span text:style-name="Strong_20_Emphasis"><text:span text:style-name="T29">도 야</text:span></text:span><text:span text:style-name="T23">) </text:span><text:span text:style-name="Strong_20_Emphasis"><text:span text:style-name="T23"> yě</text:span></text:span></text:p>
      <text:p text:style-name="P11"><text:span text:style-name="T23">31.  </text:span><text:span text:style-name="T26">那</text:span><text:span text:style-name="T28">  </text:span><text:span text:style-name="T23">(</text:span><text:span text:style-name="Strong_20_Emphasis"><text:span text:style-name="T38">저것</text:span></text:span><text:span text:style-name="T29"> </text:span><text:span text:style-name="Strong_20_Emphasis"><text:span text:style-name="T29">나</text:span></text:span><text:span text:style-name="T23">)  n󰐀, n󰐂, n󰐃, n󰐂i</text:span></text:p>
      <text:p text:style-name="P4"><text:span text:style-name="T3">32.  </text:span><text:span text:style-name="T6">會</text:span><text:span text:style-name="T7">(</text:span><text:span text:style-name="T40">会</text:span><text:span text:style-name="T7">)</text:span><text:span text:style-name="T10">  </text:span><text:span text:style-name="T3">(</text:span><text:span text:style-name="T8">조동사 회</text:span><text:span text:style-name="T3">)  huì, ku󰐃i</text:span></text:p>
      <text:p text:style-name="P11"><text:soft-page-break/><text:span text:style-name="T23">33.  </text:span><text:span text:style-name="T26">主</text:span><text:span text:style-name="T28">  </text:span><text:span text:style-name="T23">(</text:span><text:span text:style-name="Strong_20_Emphasis"><text:span text:style-name="T29">주인 주</text:span></text:span><text:span text:style-name="T23">)  zhǔ</text:span></text:p>
      <text:p text:style-name="P11"><text:span text:style-name="T23">34.  </text:span><text:span text:style-name="T26">時</text:span><text:span text:style-name="T25">(</text:span><text:span text:style-name="T36">时</text:span><text:span text:style-name="T25">)</text:span><text:span text:style-name="T31">  </text:span><text:span text:style-name="T23">(</text:span><text:span text:style-name="T29">때 시</text:span><text:span text:style-name="T23">)  </text:span><text:span text:style-name="Strong_20_Emphasis"><text:span text:style-name="T23">shí</text:span></text:span></text:p>
      <text:p text:style-name="P11"><text:span text:style-name="T23">35.  </text:span><text:span text:style-name="T26">出</text:span><text:span text:style-name="T28"> </text:span><text:span text:style-name="T23">(</text:span><text:span text:style-name="T29">날 출</text:span><text:span text:style-name="T23">)  </text:span><text:span text:style-name="Strong_20_Emphasis"><text:span text:style-name="T23">chū</text:span></text:span></text:p>
      <text:p text:style-name="P11"><text:span text:style-name="T23">36.  </text:span><text:span text:style-name="T26">下</text:span><text:span text:style-name="T28">  </text:span><text:span text:style-name="T23">(</text:span><text:span text:style-name="Strong_20_Emphasis"><text:span text:style-name="T29">아래 하</text:span></text:span><text:span text:style-name="T23">)  xi󰐃</text:span></text:p>
      <text:p text:style-name="P11"><text:span text:style-name="T23">37.  </text:span><text:span text:style-name="T26">國</text:span><text:span text:style-name="T25">(</text:span><text:span text:style-name="T36">国</text:span><text:span text:style-name="T25">)</text:span><text:span text:style-name="T31">  </text:span><text:span text:style-name="T23">(</text:span><text:span text:style-name="T29">나라 국</text:span><text:span text:style-name="T23">)  </text:span><text:span text:style-name="Strong_20_Emphasis"><text:span text:style-name="T23">guó</text:span></text:span></text:p>
      <text:p text:style-name="P4"><text:span text:style-name="T3">38.  </text:span><text:span text:style-name="T6">過</text:span><text:span text:style-name="T7">(</text:span><text:span text:style-name="T40">过</text:span><text:span text:style-name="T7">)</text:span><text:span text:style-name="T10">  </text:span><text:span text:style-name="T3">(</text:span><text:span text:style-name="T8">지날 과</text:span><text:span text:style-name="T3">)  guō, guò, gu󰐆</text:span></text:p>
      <text:p text:style-name="P11"><text:span text:style-name="T23">39.  </text:span><text:span text:style-name="T26">爲</text:span><text:span text:style-name="T25">(</text:span><text:span text:style-name="T36">为</text:span><text:span text:style-name="T25">)</text:span><text:span text:style-name="T31">  </text:span><text:span text:style-name="T23">(</text:span><text:span text:style-name="T29">위할 위</text:span><text:span text:style-name="T23">,</text:span><text:span text:style-name="T29">할 위</text:span><text:span text:style-name="T23">)  </text:span><text:span text:style-name="Strong_20_Emphasis"><text:span text:style-name="T23">wéi, wèi</text:span></text:span></text:p>
      <text:p text:style-name="P11"><text:span text:style-name="T23">40.  </text:span><text:span text:style-name="T26">好</text:span><text:span text:style-name="T28">  </text:span><text:span text:style-name="T23">(</text:span><text:span text:style-name="Strong_20_Emphasis"><text:span text:style-name="T29">좋을 호</text:span></text:span><text:span text:style-name="T23">)  h󰐂o, h󰐃o</text:span></text:p>
      <text:p text:style-name="P11"><text:span text:style-name="T23">41.  </text:span><text:span text:style-name="T26">看</text:span><text:span text:style-name="T30"> </text:span><text:span text:style-name="T23">(</text:span><text:span text:style-name="Strong_20_Emphasis"><text:span text:style-name="T29">볼 간</text:span></text:span><text:span text:style-name="T23">)  k󰐀n, k󰐃n</text:span></text:p>
      <text:p text:style-name="P11"><text:span text:style-name="T23">42.  </text:span><text:span text:style-name="T26">生</text:span><text:span text:style-name="T28">  </text:span><text:span text:style-name="T23">(</text:span><text:span text:style-name="Strong_20_Emphasis"><text:span text:style-name="T29">날 생</text:span></text:span><text:span text:style-name="T23">)  shēng</text:span></text:p>
      <text:p text:style-name="P11"><text:span text:style-name="T23">43.  </text:span><text:span text:style-name="T26">可</text:span><text:span text:style-name="T28">  </text:span><text:span text:style-name="T23">(</text:span><text:span text:style-name="Strong_20_Emphasis"><text:span text:style-name="T29">가할 가</text:span></text:span><text:span text:style-name="T23">)  kě, kè</text:span></text:p>
      <text:p text:style-name="P11"><text:span text:style-name="T23">44.  </text:span><text:span text:style-name="T26">以</text:span><text:span text:style-name="T28">  </text:span><text:span text:style-name="Strong_20_Emphasis"><text:span text:style-name="T23">(...</text:span></text:span><text:span text:style-name="Strong_20_Emphasis"><text:span text:style-name="T29">로써 이</text:span></text:span><text:span text:style-name="Strong_20_Emphasis"><text:span text:style-name="T23">, </text:span></text:span><text:span text:style-name="Strong_20_Emphasis"><text:span text:style-name="T29">써 이</text:span></text:span><text:span text:style-name="T23">)  </text:span><text:span text:style-name="Strong_20_Emphasis"><text:span text:style-name="T23">yǐ</text:span></text:span></text:p>
      <text:p text:style-name="P11"><text:span text:style-name="T23">45.  </text:span><text:span text:style-name="T26">還</text:span><text:span text:style-name="T25">(</text:span><text:span text:style-name="T36">还</text:span><text:span text:style-name="T25">)</text:span><text:span text:style-name="T31">  </text:span><text:span text:style-name="T23">(</text:span><text:span text:style-name="Strong_20_Emphasis"><text:span text:style-name="T29">아직 환</text:span></text:span><text:span text:style-name="T23">)  h󰐁i, (</text:span><text:span text:style-name="Strong_20_Emphasis"><text:span text:style-name="T29">돌려줄 환</text:span></text:span><text:span text:style-name="T23">) hu󰐁n</text:span></text:p>
      <text:p text:style-name="P4"><text:span text:style-name="T3">46.  </text:span><text:span text:style-name="T6">學</text:span><text:span text:style-name="T7">(</text:span><text:span text:style-name="T40">学</text:span><text:span text:style-name="T7">)</text:span><text:span text:style-name="T10">  </text:span><text:span text:style-name="T3">(</text:span><text:span text:style-name="T8">배울 학</text:span><text:span text:style-name="T3">)  xué                 </text:span></text:p>
      <text:p text:style-name="P11"><text:span text:style-name="T23">47.  </text:span><text:span text:style-name="T26">起</text:span><text:span text:style-name="T28">  </text:span><text:span text:style-name="T23">(</text:span><text:span text:style-name="T29">일어날 기</text:span><text:span text:style-name="T23">)  </text:span><text:span text:style-name="Strong_20_Emphasis"><text:span text:style-name="T23">qǐ</text:span></text:span></text:p>
      <text:p text:style-name="P11"><text:span text:style-name="T23">48.  </text:span><text:span text:style-name="T26">都</text:span><text:span text:style-name="T28">  </text:span><text:span text:style-name="T23">(</text:span><text:span text:style-name="Strong_20_Emphasis"><text:span text:style-name="T29">모두 도</text:span></text:span><text:span text:style-name="T23">)  </text:span><text:span text:style-name="Strong_20_Emphasis"><text:span text:style-name="T23">dōu</text:span></text:span><text:span text:style-name="T23">, (</text:span><text:span text:style-name="Strong_20_Emphasis"><text:span text:style-name="T29">도읍 도</text:span></text:span><text:span text:style-name="T23">) </text:span><text:span text:style-name="Strong_20_Emphasis"><text:span text:style-name="T23">dū</text:span></text:span></text:p>
      <text:p text:style-name="P11"><text:span text:style-name="T23">49.  </text:span><text:span text:style-name="T26">年</text:span><text:span text:style-name="T28">  </text:span><text:span text:style-name="T23">(</text:span><text:span text:style-name="Strong_20_Emphasis"><text:span text:style-name="T29">해 년</text:span></text:span><text:span text:style-name="T23">)  ni󰐁n</text:span></text:p>
      <text:p text:style-name="P11"><text:span text:style-name="T23">50.  </text:span><text:span text:style-name="T26">小</text:span><text:span text:style-name="T28">  </text:span><text:span text:style-name="T23">(</text:span><text:span text:style-name="Strong_20_Emphasis"><text:span text:style-name="T39">작을 소</text:span></text:span><text:span text:style-name="T23">)  </text:span><text:span text:style-name="Strong_20_Emphasis"><text:span text:style-name="T23">xi󰐂o</text:span></text:span></text:p>
      <text:p text:style-name="P11"><text:span text:style-name="T23">51.  </text:span><text:span text:style-name="T26">沒</text:span><text:span text:style-name="T30"> </text:span><text:span text:style-name="T23">(</text:span><text:span text:style-name="Strong_20_Emphasis"><text:span text:style-name="T29">없을 몰</text:span></text:span><text:span text:style-name="T23">)  </text:span><text:span text:style-name="Strong_20_Emphasis"><text:span text:style-name="T23">méi,</text:span></text:span><text:span text:style-name="T23"> (</text:span><text:span text:style-name="Strong_20_Emphasis"><text:span text:style-name="T29">가라앉을 몰</text:span></text:span><text:span text:style-name="T23">) </text:span><text:span text:style-name="Strong_20_Emphasis"><text:span text:style-name="T23">mò</text:span></text:span></text:p>
      <text:p text:style-name="P11"><text:span text:style-name="T23">52.  </text:span><text:span text:style-name="T26">能</text:span><text:span text:style-name="T28">  </text:span><text:span text:style-name="T23">(</text:span><text:span text:style-name="Strong_20_Emphasis"><text:span text:style-name="T29">능할 능</text:span></text:span><text:span text:style-name="T23">)  </text:span><text:span text:style-name="Strong_20_Emphasis"><text:span text:style-name="T23">néng</text:span></text:span></text:p>
      <text:p text:style-name="P11"><text:span text:style-name="T23">53.  </text:span><text:span text:style-name="T26">多</text:span><text:span text:style-name="T28">  </text:span><text:span text:style-name="T23">(</text:span><text:span text:style-name="Strong_20_Emphasis"><text:span text:style-name="T29">많을 다</text:span></text:span><text:span text:style-name="T23">)   </text:span><text:span text:style-name="Strong_20_Emphasis"><text:span text:style-name="T23">duō</text:span></text:span></text:p>
      <text:p text:style-name="P11"><text:span text:style-name="T23">54.  </text:span><text:span text:style-name="T26">天</text:span><text:span text:style-name="T28">  </text:span><text:span text:style-name="T23">(</text:span><text:span text:style-name="Strong_20_Emphasis"><text:span text:style-name="T27">하늘 천</text:span></text:span><text:span text:style-name="T23">)  </text:span><text:span text:style-name="Strong_20_Emphasis"><text:span text:style-name="T24">ti󰐀n</text:span></text:span></text:p>
      <text:p text:style-name="P4"><text:span text:style-name="T3">55.  </text:span><text:span text:style-name="T6">工</text:span><text:span text:style-name="T9">  </text:span><text:span text:style-name="T3">(</text:span><text:span text:style-name="T8">공장 공</text:span><text:span text:style-name="T3">, </text:span><text:span text:style-name="T8">장인 공</text:span><text:span text:style-name="T3">)  gōng</text:span></text:p>
      <text:p text:style-name="P11"><text:span text:style-name="T23">56.  </text:span><text:span text:style-name="T26">家</text:span><text:span text:style-name="T28">  </text:span><text:span text:style-name="T23">(</text:span><text:span text:style-name="Strong_20_Emphasis"><text:span text:style-name="T29">집 가</text:span></text:span><text:span text:style-name="T23">)  ji󰐀, gū, ji󰐄, jiė</text:span></text:p>
      <text:p text:style-name="P4"><text:span text:style-name="T3">57.  </text:span><text:span text:style-name="T6">把</text:span><text:span text:style-name="T9">  </text:span><text:span text:style-name="T3">(</text:span><text:span text:style-name="T8">목적어 파</text:span><text:span text:style-name="T3">)  b󰐂, (</text:span><text:span text:style-name="T8">잡을 파</text:span><text:span text:style-name="T3">)b󰐃</text:span></text:p>
      <text:p text:style-name="P11"><text:span text:style-name="T23">58.  </text:span><text:span text:style-name="T26">動</text:span><text:span text:style-name="T25">(</text:span><text:span text:style-name="T36">动</text:span><text:span text:style-name="T25">)</text:span><text:span text:style-name="T31">  </text:span><text:span text:style-name="T23">(</text:span><text:span text:style-name="Strong_20_Emphasis"><text:span text:style-name="T29">움직일 동</text:span></text:span><text:span text:style-name="T23">)  dòng</text:span></text:p>
      <text:p text:style-name="P11"><text:span text:style-name="T23">59.  </text:span><text:span text:style-name="T26">用</text:span><text:span text:style-name="T28">  </text:span><text:span text:style-name="T23">(</text:span><text:span text:style-name="Strong_20_Emphasis"><text:span text:style-name="T29">쓸 용</text:span></text:span><text:span text:style-name="T23">)  yòng</text:span></text:p>
      <text:p text:style-name="P4"><text:span text:style-name="T3">60.  </text:span><text:span text:style-name="T6">對</text:span><text:span text:style-name="T7">(</text:span><text:span text:style-name="T40">对</text:span><text:span text:style-name="T7">)</text:span><text:span text:style-name="T5"> </text:span><text:span text:style-name="T3">(</text:span><text:span text:style-name="T8">대할 대</text:span><text:span text:style-name="T3">, </text:span><text:span text:style-name="T8">대답할 대</text:span><text:span text:style-name="T3">)  duì</text:span></text:p>
      <text:p text:style-name="P11"><text:span text:style-name="T23">61.  </text:span><text:span text:style-name="T26">中</text:span><text:span text:style-name="T28">  </text:span><text:span text:style-name="T23">(</text:span><text:span text:style-name="Strong_20_Emphasis"><text:span text:style-name="T29">가운데 중</text:span></text:span><text:span text:style-name="T23">) </text:span><text:span text:style-name="Strong_20_Emphasis"><text:span text:style-name="T23">zhōng, zhòng</text:span></text:span></text:p>
      <text:p text:style-name="P4"><text:span text:style-name="T3">62.  </text:span><text:span text:style-name="T6">作</text:span><text:span text:style-name="T9">  </text:span><text:span text:style-name="T3">(</text:span><text:span text:style-name="T8">지을 작</text:span><text:span text:style-name="T3">)  zuō, zuó, zuò</text:span></text:p>
      <text:p text:style-name="P11"><text:span text:style-name="T23">63.  </text:span><text:span text:style-name="T26">自</text:span><text:span text:style-name="T28">  </text:span><text:span text:style-name="T23">(</text:span><text:span text:style-name="Strong_20_Emphasis"><text:span text:style-name="T29">스스로 자</text:span></text:span><text:span text:style-name="T23">)  zì</text:span></text:p>
      <text:p text:style-name="P4"><text:span text:style-name="T3">64,  </text:span><text:span text:style-name="T6">發</text:span><text:span text:style-name="T7">(</text:span><text:span text:style-name="T40">发</text:span><text:span text:style-name="T7">)</text:span><text:span text:style-name="T10">  </text:span><text:span text:style-name="T3">(</text:span><text:span text:style-name="T8">두발 발</text:span><text:span text:style-name="T3">,</text:span><text:span text:style-name="T8">필 발</text:span><text:span text:style-name="T3">)  f󰐀</text:span></text:p>
      <text:p text:style-name="P11"><text:span text:style-name="T23">65,  </text:span><text:span text:style-name="T26">又</text:span><text:span text:style-name="T28">  </text:span><text:span text:style-name="T23">(</text:span><text:span text:style-name="Strong_20_Emphasis"><text:span text:style-name="T39">또 </text:span></text:span><text:span text:style-name="Strong_20_Emphasis"><text:span text:style-name="T29">우</text:span></text:span><text:span text:style-name="T23">)  </text:span><text:span text:style-name="Strong_20_Emphasis"><text:span text:style-name="T23">yòu</text:span></text:span></text:p>
      <text:p text:style-name="P4"><text:span text:style-name="T3">66,  </text:span><text:span text:style-name="T6">同</text:span><text:span text:style-name="T9">  </text:span><text:span text:style-name="T3">(</text:span><text:span text:style-name="T8">같을 동</text:span><text:span text:style-name="T3">)  tóng, tòng</text:span></text:p>
      <text:p text:style-name="P11"><text:span text:style-name="T23">67.  </text:span><text:span text:style-name="T26">民</text:span><text:span text:style-name="T28">  </text:span><text:span text:style-name="T23">(</text:span><text:span text:style-name="Strong_20_Emphasis"><text:span text:style-name="T29">백성 민</text:span></text:span><text:span text:style-name="T23">)  </text:span><text:span text:style-name="Strong_20_Emphasis"><text:span text:style-name="T23">mín</text:span></text:span></text:p>
      <text:p text:style-name="P4"><text:soft-page-break/><text:span text:style-name="T3">68.  </text:span><text:span text:style-name="T6">面</text:span><text:span text:style-name="T9">  </text:span><text:span text:style-name="T3">(</text:span><text:span text:style-name="T8">밀가루</text:span><text:span text:style-name="T3">, </text:span><text:span text:style-name="T8">면낯 면</text:span><text:span text:style-name="T3">)  mi󰐃n</text:span></text:p>
      <text:p text:style-name="P4"><text:span text:style-name="T3">69.  </text:span><text:span text:style-name="T6">想</text:span><text:span text:style-name="T9">  </text:span><text:span text:style-name="T3">(</text:span><text:span text:style-name="T8">생각할 상</text:span><text:span text:style-name="T3">)  xi󰐂ng</text:span></text:p>
      <text:p text:style-name="P11"><text:span text:style-name="T23">70.  </text:span><text:span text:style-name="T26">樣</text:span><text:span text:style-name="T25">(</text:span><text:span text:style-name="T36">样</text:span><text:span text:style-name="T25">)</text:span><text:span text:style-name="T31">  </text:span><text:span text:style-name="T23">(</text:span><text:span text:style-name="Strong_20_Emphasis"><text:span text:style-name="T29">모양 양</text:span></text:span><text:span text:style-name="T23">)  y󰐃ng</text:span></text:p>
      <text:p text:style-name="P4"><text:span text:style-name="T3">71.  </text:span><text:span text:style-name="T6">成</text:span><text:span text:style-name="T9">  </text:span><text:span text:style-name="T3">(</text:span><text:span text:style-name="T8">이룰 성</text:span><text:span text:style-name="T3">)  chéng</text:span></text:p>
      <text:p text:style-name="P4"><text:span text:style-name="T3">72.  </text:span><text:span text:style-name="T6">義</text:span><text:span text:style-name="T7">(</text:span><text:span text:style-name="T40">义</text:span><text:span text:style-name="T7">)</text:span><text:span text:style-name="T10">  </text:span><text:span text:style-name="T3">(</text:span><text:span text:style-name="T8">옳을 의</text:span><text:span text:style-name="T3">)  yì</text:span></text:p>
      <text:p text:style-name="P4"><text:span text:style-name="T3">73.  </text:span><text:span text:style-name="T6">後</text:span><text:span text:style-name="T7">(</text:span><text:span text:style-name="T40">后</text:span><text:span text:style-name="T7">)</text:span><text:span text:style-name="T10">  </text:span><text:span text:style-name="T3">(</text:span><text:span text:style-name="T8">뒤 후</text:span><text:span text:style-name="T3">)  hòu</text:span></text:p>
      <text:p text:style-name="P11"><text:span text:style-name="T23">74.  </text:span><text:span text:style-name="T26">她</text:span><text:span text:style-name="T28">  </text:span><text:span text:style-name="T23">(</text:span><text:span text:style-name="Strong_20_Emphasis"><text:span text:style-name="T38">아가씨</text:span></text:span><text:span text:style-name="Strong_20_Emphasis"><text:span text:style-name="T29"> 저</text:span></text:span><text:span text:style-name="T23">)  t󰐀</text:span></text:p>
      <text:p text:style-name="P11"><text:span text:style-name="T23">75.  </text:span><text:span text:style-name="T26">頭</text:span><text:span text:style-name="T25">(</text:span><text:span text:style-name="T36">头</text:span><text:span text:style-name="T25">)</text:span><text:span text:style-name="T31">  </text:span><text:span text:style-name="T23">(</text:span><text:span text:style-name="Strong_20_Emphasis"><text:span text:style-name="T29">머리 두</text:span></text:span><text:span text:style-name="T23">)  </text:span><text:span text:style-name="Strong_20_Emphasis"><text:span text:style-name="T23">tóu, t󰐆u</text:span></text:span></text:p>
      <text:p text:style-name="P4"><text:span text:style-name="T3">76.  </text:span><text:span text:style-name="T6">經</text:span><text:span text:style-name="T7">(</text:span><text:span text:style-name="T40">经</text:span><text:span text:style-name="T7">)</text:span><text:span text:style-name="T10">  </text:span><text:span text:style-name="T3">(</text:span><text:span text:style-name="T8">지날 경</text:span><text:span text:style-name="T3">, </text:span><text:span text:style-name="T8">날 경</text:span><text:span text:style-name="T3">)  jīng, jìng</text:span></text:p>
      <text:p text:style-name="P4"><text:span text:style-name="T3">77.  </text:span><text:span text:style-name="T6">産</text:span><text:span text:style-name="T7">(</text:span><text:span text:style-name="T40">产</text:span><text:span text:style-name="T7">)</text:span><text:span text:style-name="T10">  </text:span><text:span text:style-name="T3">(</text:span><text:span text:style-name="T8">생산 산</text:span><text:span text:style-name="T3">, </text:span><text:span text:style-name="T8">낳을 산</text:span><text:span text:style-name="T3">)  ch󰐂n</text:span></text:p>
      <text:p text:style-name="P4"><text:span text:style-name="T3">78.  </text:span><text:span text:style-name="T6">道</text:span><text:span text:style-name="T9">  </text:span><text:span text:style-name="T3">(</text:span><text:span text:style-name="T8">길 도</text:span><text:span text:style-name="T3">)  d󰐃o</text:span></text:p>
      <text:p text:style-name="P11"><text:span text:style-name="T23">79.  </text:span><text:span text:style-name="T26">十</text:span><text:span text:style-name="T28">  </text:span><text:span text:style-name="T23">(</text:span><text:span text:style-name="Strong_20_Emphasis"><text:span text:style-name="T29">열 십</text:span></text:span><text:span text:style-name="T23">)  </text:span><text:span text:style-name="Strong_20_Emphasis"><text:span text:style-name="T23">shí</text:span></text:span></text:p>
      <text:p text:style-name="P4"><text:span text:style-name="T3">80.  </text:span><text:span text:style-name="T6">甚</text:span><text:span text:style-name="T9">  </text:span><text:span text:style-name="T3">(</text:span><text:span text:style-name="T8">심할 심</text:span><text:span text:style-name="T3">)  shén, shí</text:span></text:p>
      <text:p text:style-name="P4"><text:span text:style-name="T3">81.  </text:span><text:span text:style-name="T6">進</text:span><text:span text:style-name="T7">(</text:span><text:span text:style-name="T40">进</text:span><text:span text:style-name="T7">)</text:span><text:span text:style-name="T10">  </text:span><text:span text:style-name="T3">(</text:span><text:span text:style-name="T8">나아갈 진</text:span><text:span text:style-name="T3">)  jìn</text:span></text:p>
      <text:p text:style-name="P11"><text:span text:style-name="T23">82.  </text:span><text:span text:style-name="T26">心</text:span><text:span text:style-name="T28">  </text:span><text:span text:style-name="T23">(</text:span><text:span text:style-name="T29">마음 심</text:span><text:span text:style-name="T23">)  </text:span><text:span text:style-name="Strong_20_Emphasis"><text:span text:style-name="T23">xīn</text:span></text:span></text:p>
      <text:p text:style-name="P4"><text:span text:style-name="T3">83.  </text:span><text:span text:style-name="T6">現</text:span><text:span text:style-name="T7">(</text:span><text:span text:style-name="T6">现</text:span><text:span text:style-name="T7">)</text:span><text:span text:style-name="T10">  </text:span><text:span text:style-name="T3">(</text:span><text:span text:style-name="T8">나타날 현</text:span><text:span text:style-name="T3">) xi󰐃n</text:span></text:p>
      <text:p text:style-name="P11"><text:span text:style-name="T23">84.  </text:span><text:span text:style-name="T26">然</text:span><text:span text:style-name="T28">  </text:span><text:span text:style-name="T23">(</text:span><text:span text:style-name="Strong_20_Emphasis"><text:span text:style-name="T29">그러할 연</text:span></text:span><text:span text:style-name="T23">)  r󰐁n</text:span></text:p>
      <text:p text:style-name="P11"><text:span text:style-name="T23">85.  </text:span><text:span text:style-name="T26">只</text:span><text:span text:style-name="T28">  </text:span><text:span text:style-name="T23">(</text:span><text:span text:style-name="Strong_20_Emphasis"><text:span text:style-name="T29">다만 지</text:span></text:span><text:span text:style-name="T23">)  </text:span><text:span text:style-name="Strong_20_Emphasis"><text:span text:style-name="T23">zhī, zhǐ</text:span></text:span></text:p>
      <text:p text:style-name="P4"><text:span text:style-name="T3">86.  </text:span><text:span text:style-name="T6">種</text:span><text:span text:style-name="T7">(</text:span><text:span text:style-name="T40">种</text:span><text:span text:style-name="T7">)</text:span><text:span text:style-name="T10"> </text:span><text:span text:style-name="T3">(</text:span><text:span text:style-name="T8">종류 종</text:span><text:span text:style-name="T3">) zhǒng, (</text:span><text:span text:style-name="T8">씨 종</text:span><text:span text:style-name="T3">) zhòng</text:span></text:p>
      <text:p text:style-name="P11"><text:span text:style-name="T23">87.  </text:span><text:span text:style-name="T26">老</text:span><text:span text:style-name="T28">  </text:span><text:span text:style-name="T23">(</text:span><text:span text:style-name="Strong_20_Emphasis"><text:span text:style-name="T27">늙은</text:span></text:span><text:span text:style-name="Strong_20_Emphasis"><text:span text:style-name="T29"> 로</text:span></text:span><text:span text:style-name="T23">) l󰐂o</text:span></text:p>
      <text:p text:style-name="P11"><text:span text:style-name="T23">88.  </text:span><text:span text:style-name="T26">事</text:span><text:span text:style-name="T28">  </text:span><text:span text:style-name="T23">(</text:span><text:span text:style-name="T29">일 사</text:span><text:span text:style-name="T23">) </text:span><text:span text:style-name="Strong_20_Emphasis"><text:span text:style-name="T23">shì</text:span></text:span></text:p>
      <text:p text:style-name="P4"><text:span text:style-name="T3">89.  </text:span><text:span text:style-name="T6">從</text:span><text:span text:style-name="T7">(</text:span><text:span text:style-name="T40">从</text:span><text:span text:style-name="T7">)</text:span><text:span text:style-name="T10">  </text:span><text:span text:style-name="T3">(</text:span><text:span text:style-name="T8">부터 종</text:span><text:span text:style-name="T3">) cóng</text:span></text:p>
      <text:p text:style-name="P4"><text:span text:style-name="T3">90.  </text:span><text:span text:style-name="T6">分</text:span><text:span text:style-name="T9">  </text:span><text:span text:style-name="T3">(</text:span><text:span text:style-name="T8">나눌 분</text:span><text:span text:style-name="T3">) fēn, fèn</text:span></text:p>
      <text:p text:style-name="P4"><text:span text:style-name="T3">91.  </text:span><text:span text:style-name="T6">前</text:span><text:span text:style-name="T9">  </text:span><text:span text:style-name="T3">(</text:span><text:span text:style-name="T8">앞 전</text:span><text:span text:style-name="T3">) qi󰐁n</text:span></text:p>
      <text:p text:style-name="P11"><text:span text:style-name="T23">92.  </text:span><text:span text:style-name="T26">些</text:span><text:span text:style-name="T28">  </text:span><text:span text:style-name="T23">(</text:span><text:span text:style-name="Strong_20_Emphasis"><text:span text:style-name="T29">약간 사</text:span></text:span><text:span text:style-name="Strong_20_Emphasis"><text:span text:style-name="T23">, </text:span></text:span><text:span text:style-name="Strong_20_Emphasis"><text:span text:style-name="T29">적을 사</text:span></text:span><text:span text:style-name="T23">) </text:span><text:span text:style-name="Strong_20_Emphasis"><text:span text:style-name="T23">xiē, suò</text:span></text:span></text:p>
      <text:p text:style-name="P4"><text:span text:style-name="T3">93.  </text:span><text:span text:style-name="T6">點</text:span><text:span text:style-name="T7">(</text:span><text:span text:style-name="T40">点</text:span><text:span text:style-name="T7">)</text:span><text:span text:style-name="T10">  </text:span><text:span text:style-name="T3">(</text:span><text:span text:style-name="T8">점 점</text:span><text:span text:style-name="T3">, </text:span><text:span text:style-name="T8">끄덕일 점</text:span><text:span text:style-name="T3">) di󰐂n</text:span></text:p>
      <text:p text:style-name="P11"><text:span text:style-name="T23">94.  </text:span><text:span text:style-name="T26">開</text:span><text:span text:style-name="T25">(</text:span><text:span text:style-name="T36">开</text:span><text:span text:style-name="T25">)</text:span><text:span text:style-name="T31">  </text:span><text:span text:style-name="T23">(</text:span><text:span text:style-name="Strong_20_Emphasis"><text:span text:style-name="T29">열 개</text:span></text:span><text:span text:style-name="T23">) k󰐀i</text:span></text:p>
      <text:p text:style-name="P11"><text:span text:style-name="T23">95.  </text:span><text:span text:style-name="T26">而</text:span><text:span text:style-name="T28">  </text:span><text:span text:style-name="T23">(</text:span><text:span text:style-name="Strong_20_Emphasis"><text:span text:style-name="T29">그러나</text:span></text:span><text:span text:style-name="Strong_20_Emphasis"><text:span text:style-name="T23">, </text:span></text:span><text:span text:style-name="Strong_20_Emphasis"><text:span text:style-name="T29">그러므로 이</text:span></text:span><text:span text:style-name="T23">) </text:span><text:span text:style-name="Strong_20_Emphasis"><text:span text:style-name="T23">ér</text:span></text:span></text:p>
      <text:p text:style-name="P11"><text:span text:style-name="T23">96.  </text:span><text:span text:style-name="T26">很</text:span><text:span text:style-name="T28">  </text:span><text:span text:style-name="T23">(</text:span><text:span text:style-name="Strong_20_Emphasis"><text:span text:style-name="T38">매우</text:span></text:span><text:span text:style-name="Strong_20_Emphasis"><text:span text:style-name="T29"> </text:span></text:span><text:span text:style-name="Strong_20_Emphasis"><text:span text:style-name="T27">흔</text:span></text:span><text:span text:style-name="T23">) </text:span><text:span text:style-name="Strong_20_Emphasis"><text:span text:style-name="T23">hěn</text:span></text:span></text:p>
      <text:p text:style-name="P11"><text:span text:style-name="T23">97.  </text:span><text:span text:style-name="T26">方</text:span><text:span text:style-name="T28">  </text:span><text:span text:style-name="T23">(</text:span><text:span text:style-name="Strong_20_Emphasis"><text:span text:style-name="T29">방법 방</text:span></text:span><text:span text:style-name="Strong_20_Emphasis"><text:span text:style-name="T23">, </text:span></text:span><text:span text:style-name="Strong_20_Emphasis"><text:span text:style-name="T29">네모 방</text:span></text:span><text:span text:style-name="T23">) f󰐀ng</text:span></text:p>
      <text:p text:style-name="P11"><text:span text:style-name="T23">98.  </text:span><text:span text:style-name="T26">于</text:span><text:span text:style-name="T28">  </text:span><text:span text:style-name="T23">(</text:span><text:span text:style-name="Strong_20_Emphasis"><text:span text:style-name="T29">에서 우</text:span></text:span><text:span text:style-name="Strong_20_Emphasis"><text:span text:style-name="T23">, </text:span></text:span><text:span text:style-name="Strong_20_Emphasis"><text:span text:style-name="T29">보다 우</text:span></text:span><text:span text:style-name="T23">) </text:span><text:span text:style-name="Strong_20_Emphasis"><text:span text:style-name="T23">yú</text:span></text:span></text:p>
      <text:p text:style-name="P4"><text:span text:style-name="T3">99.  </text:span><text:span text:style-name="T6">行</text:span><text:span text:style-name="T9">  </text:span><text:span text:style-name="T3">(</text:span><text:span text:style-name="T8">갈 행</text:span><text:span text:style-name="T3">) h󰐁ng, xíng</text:span></text:p>
      <text:p text:style-name="P11"><text:span text:style-name="T23">100.  </text:span><text:span text:style-name="T26">長</text:span><text:span text:style-name="T25">(</text:span><text:span text:style-name="T36">长</text:span><text:span text:style-name="T25">)</text:span><text:span text:style-name="T31">  </text:span><text:span text:style-name="T23">(</text:span><text:span text:style-name="Strong_20_Emphasis"><text:span text:style-name="T29">길 장</text:span></text:span><text:span text:style-name="T23">) ch󰐁ng, (</text:span><text:span text:style-name="Strong_20_Emphasis"><text:span text:style-name="T29">자랄 장</text:span></text:span><text:span text:style-name="T23">)zh󰐂ng</text:span></text:p>
      <text:p text:style-name="P11"><text:span text:style-name="T23"/></text:p>
      <text:p text:style-name="P7"><text:soft-page-break/><text:span text:style-name="T4">严 </text:span><text:span text:style-name="T12">= </text:span><text:span text:style-name="T4">嚴</text:span><text:span text:style-name="T12">,</text:span><text:span text:style-name="T13">            </text:span><text:span text:style-name="T4">听 </text:span><text:span text:style-name="T18">= </text:span><text:span text:style-name="T4">聽</text:span><text:span text:style-name="T18">,</text:span><text:span text:style-name="T16">        </text:span><text:span text:style-name="T4">县 </text:span><text:span text:style-name="T12">= </text:span><text:span text:style-name="T4">縣</text:span><text:span text:style-name="T12">,</text:span><text:span text:style-name="T13">          </text:span><text:span text:style-name="T4">适 </text:span><text:span text:style-name="T12">= </text:span><text:span text:style-name="T4">適</text:span><text:span text:style-name="T12">,</text:span></text:p>
      <text:p text:style-name="P5"> </text:p>
      <text:p text:style-name="P5"><text:span text:style-name="T51">划 </text:span><text:span text:style-name="T48">= </text:span><text:span text:style-name="T51">劃</text:span><text:span text:style-name="T47">,</text:span><text:span text:style-name="T46">     </text:span><text:span text:style-name="T11">称 </text:span><text:span text:style-name="T12">= </text:span><text:span text:style-name="T11">稱</text:span><text:span text:style-name="T12">, </text:span><text:span text:style-name="T13">             </text:span><text:span text:style-name="T52">习 </text:span><text:span text:style-name="T44">= </text:span><text:span text:style-name="T52">習</text:span><text:span text:style-name="T44">, </text:span><text:span text:style-name="T43">         </text:span><text:span text:style-name="T52">书 </text:span><text:span text:style-name="T44">= </text:span><text:span text:style-name="T52">書</text:span><text:span text:style-name="T44">,</text:span></text:p>
      <text:p text:style-name="P5"> </text:p>
      <text:p text:style-name="P6"><text:span text:style-name="T50">构 </text:span><text:span text:style-name="T45">= </text:span><text:span text:style-name="T51">構</text:span><text:span text:style-name="T45">, </text:span><text:span text:style-name="T43">      </text:span><text:span text:style-name="T14">备 </text:span><text:span text:style-name="T15">= </text:span><text:span text:style-name="T14">備</text:span><text:span text:style-name="T17">,</text:span><text:span text:style-name="T15">              </text:span><text:span text:style-name="T14">儿 </text:span><text:span text:style-name="T17">= </text:span><text:span text:style-name="T14">兒</text:span><text:span text:style-name="T17">, </text:span><text:span text:style-name="T15">         </text:span><text:span text:style-name="T14">办 </text:span><text:span text:style-name="T19">= </text:span><text:span text:style-name="T21">辦</text:span><text:span text:style-name="T22">,</text:span></text:p>
      <text:p text:style-name="P5"> </text:p>
      <text:p text:style-name="P5"> </text:p>
      <text:p text:style-name="P6"><text:span text:style-name="T49">历 </text:span><text:span text:style-name="T54">= </text:span><text:span text:style-name="T49">歷</text:span><text:span text:style-name="T54">; </text:span><text:span text:style-name="T49">曆</text:span><text:span text:style-name="T54">, </text:span><text:span text:style-name="T53">       </text:span><text:span text:style-name="T49">亲 </text:span><text:span text:style-name="T54">= </text:span><text:span text:style-name="T49">親</text:span><text:span text:style-name="T54">,</text:span><text:span text:style-name="T53">               </text:span><text:span text:style-name="T14">写 </text:span><text:span text:style-name="T19">= </text:span><text:span text:style-name="T14">寫</text:span><text:span text:style-name="T19">,</text:span><text:span text:style-name="T20">           </text:span><text:span text:style-name="T49">养 </text:span><text:span text:style-name="T54">= </text:span><text:span text:style-name="T49">養</text:span><text:span text:style-name="T54">,</text:span></text:p>
      <text:p text:style-name="P11"><text:span text:style-name="T23"/></text:p>
      <text:p text:style-name="P3"><text:line-break/> </text:p>
      <text:p text:style-name="P2"><text:span text:style-name="T41">1. </text:span><text:span text:style-name="T2">的</text:span><text:span text:style-name="T42">  </text:span><text:span text:style-name="T41">(</text:span><text:span text:style-name="T42">어조사 적</text:span><text:span text:style-name="T41">,</text:span><text:span text:style-name="T42">과녁 적</text:span><text:span text:style-name="T41">)  dė, dí, dì</text:span></text:p>
      <text:p text:style-name="P2"><text:span text:style-name="T41">2.  </text:span><text:span text:style-name="T2">一 </text:span><text:span text:style-name="T41">(</text:span><text:span text:style-name="T42">하나 일</text:span><text:span text:style-name="T41">)  yī</text:span></text:p>
      <text:p text:style-name="P2"><text:span text:style-name="T41">3.  </text:span><text:span text:style-name="T2">了</text:span><text:span text:style-name="T42">  </text:span><text:span text:style-name="T41">(</text:span><text:span text:style-name="T42">어조사 료</text:span><text:span text:style-name="T41">,)  lė, (</text:span><text:span text:style-name="T42">마칠 료</text:span><text:span text:style-name="T41">)li󰐂o</text:span></text:p>
      <text:p text:style-name="P2"><text:span text:style-name="T41">4.  </text:span><text:span text:style-name="T2">是</text:span><text:span text:style-name="T42">  </text:span><text:span text:style-name="T41">(</text:span><text:span text:style-name="T42">이다 시</text:span><text:span text:style-name="T41">, </text:span><text:span text:style-name="T42">옳을 시</text:span><text:span text:style-name="T41">)  shì</text:span></text:p>
      <text:p text:style-name="P2"><text:span text:style-name="T41">5.  </text:span><text:span text:style-name="T2">不</text:span><text:span text:style-name="T42">  </text:span><text:span text:style-name="T41">(</text:span><text:span text:style-name="T42">부정 부</text:span><text:span text:style-name="T41">, </text:span><text:span text:style-name="T42">아니 불</text:span><text:span text:style-name="T41">)  bù</text:span></text:p>
      <text:p text:style-name="P2"><text:span text:style-name="T41">6.  </text:span><text:span text:style-name="T2">我</text:span><text:span text:style-name="T42">  </text:span><text:span text:style-name="T41">(</text:span><text:span text:style-name="T42">나 아</text:span><text:span text:style-name="T41">)  wǒ</text:span></text:p>
      <text:p text:style-name="P2"><text:span text:style-name="T41">7.  </text:span><text:span text:style-name="T2">在</text:span><text:span text:style-name="T42">  </text:span><text:span text:style-name="T41">(</text:span><text:span text:style-name="T42">있을 재</text:span><text:span text:style-name="T41">)  z󰐃i</text:span></text:p>
      <text:p text:style-name="P2"><text:span text:style-name="T41">8.  </text:span><text:span text:style-name="T2">有 </text:span><text:span text:style-name="T41">(</text:span><text:span text:style-name="T42">있을 유</text:span><text:span text:style-name="T41">)  yǒu, yòu</text:span></text:p>
      <text:p text:style-name="P2"><text:span text:style-name="T41">9.  </text:span><text:span text:style-name="T2">人</text:span><text:span text:style-name="T42">  </text:span><text:span text:style-name="T41">(</text:span><text:span text:style-name="T42">사람 인</text:span><text:span text:style-name="T41">)  rén</text:span></text:p>
      <text:p text:style-name="P2"><text:span text:style-name="T41">0.  </text:span><text:span text:style-name="T2">這</text:span><text:span text:style-name="T1">(</text:span><text:span text:style-name="T2">这</text:span><text:span text:style-name="T1">)</text:span><text:span text:style-name="T41">  (</text:span><text:span text:style-name="T42">이 저</text:span><text:span text:style-name="T41">)  zhè</text:span></text:p>
      <text:p text:style-name="P2"><text:span text:style-name="T41">11. </text:span><text:span text:style-name="T2">他</text:span><text:span text:style-name="T42">  </text:span><text:span text:style-name="T41">(</text:span><text:span text:style-name="T42">타인 타</text:span><text:span text:style-name="T41">,</text:span><text:span text:style-name="T42">다를 타</text:span><text:span text:style-name="T41">)  t󰐀</text:span></text:p>
      <text:p text:style-name="P2"><text:span text:style-name="T41">12.  </text:span><text:span text:style-name="T2">們</text:span><text:span text:style-name="T1">(</text:span><text:span text:style-name="T2">们</text:span><text:span text:style-name="T1">)</text:span><text:span text:style-name="T41">  (</text:span><text:span text:style-name="T42">복수접미사 문</text:span><text:span text:style-name="T41">)  mėn</text:span></text:p>
      <text:p text:style-name="P2"><text:span text:style-name="T41">13.  </text:span><text:span text:style-name="T2">來</text:span><text:span text:style-name="T1">(</text:span><text:span text:style-name="T2">来</text:span><text:span text:style-name="T1">)</text:span><text:span text:style-name="T41">  (</text:span><text:span text:style-name="T42">올 래</text:span><text:span text:style-name="T41">})  l󰐁i, l󰐄i</text:span></text:p>
      <text:p text:style-name="P2"><text:span text:style-name="T41">14.  </text:span><text:span text:style-name="T2">個</text:span><text:span text:style-name="T1">(</text:span><text:span text:style-name="T2">个</text:span><text:span text:style-name="T1">)</text:span><text:span text:style-name="T41">  (</text:span><text:span text:style-name="T42">낱 개</text:span><text:span text:style-name="T41">)  gě, gè</text:span></text:p>
      <text:p text:style-name="P2"><text:span text:style-name="T41">15.  </text:span><text:span text:style-name="T2">上 </text:span><text:span text:style-name="T41">(</text:span><text:span text:style-name="T42">위 상</text:span><text:span text:style-name="T41">)  sh󰐂ng, sh󰐃ng, sh󰐄ng</text:span></text:p>
      <text:p text:style-name="P2"><text:span text:style-name="T41">16.  </text:span><text:span text:style-name="T2">地</text:span><text:span text:style-name="T42">  </text:span><text:span text:style-name="T41">(</text:span><text:span text:style-name="T42">땅 지</text:span><text:span text:style-name="T41">)  dė, d󰐅, dì</text:span></text:p>
      <text:p text:style-name="P2"><text:span text:style-name="T41">17.  </text:span><text:span text:style-name="T2">大</text:span><text:span text:style-name="T42">  </text:span><text:span text:style-name="T41">(</text:span><text:span text:style-name="T42">큰 대</text:span><text:span text:style-name="T41">)  d󰐃, d󰐃i</text:span></text:p>
      <text:p text:style-name="P2"><text:span text:style-name="T41">18.  </text:span><text:span text:style-name="T2">着</text:span><text:span text:style-name="T42">  </text:span><text:span text:style-name="T41">(</text:span><text:span text:style-name="T42">진행 착</text:span><text:span text:style-name="T41">{</text:span><text:span text:style-name="T42">저</text:span><text:span text:style-name="T41">})  zhù, (</text:span><text:span text:style-name="T42">붙을 착</text:span><text:span text:style-name="T41">) zhuó</text:span></text:p>
      <text:p text:style-name="P2"><text:span text:style-name="T41">19.  </text:span><text:span text:style-name="T2">就</text:span><text:span text:style-name="T42">  </text:span><text:span text:style-name="T41">(</text:span><text:span text:style-name="T42">이룰 취</text:span><text:span text:style-name="T41">)  jiù</text:span></text:p>
      <text:p text:style-name="P2"><text:span text:style-name="T41">20.  </text:span><text:span text:style-name="T2">你</text:span><text:span text:style-name="T42">  </text:span><text:span text:style-name="T41">(</text:span><text:span text:style-name="T42">너 이</text:span><text:span text:style-name="T41">)  nǐ</text:span></text:p>
      <text:p text:style-name="P2"><text:span text:style-name="T41">21. </text:span><text:span text:style-name="T2">說</text:span><text:span text:style-name="T1">(</text:span><text:span text:style-name="T2">说</text:span><text:span text:style-name="T1">)</text:span><text:span text:style-name="T41">  (</text:span><text:span text:style-name="T42">말씀 설</text:span><text:span text:style-name="T41">)  shuì, shuō, yuè</text:span></text:p>
      <text:p text:style-name="P2"><text:span text:style-name="T41">22.  </text:span><text:span text:style-name="T2">到</text:span><text:span text:style-name="T42">  </text:span><text:span text:style-name="T41">(</text:span><text:span text:style-name="T42">도달할 도</text:span><text:span text:style-name="T41">)  d󰐃o</text:span></text:p>
      <text:p text:style-name="P2"><text:span text:style-name="T41">23.  </text:span><text:span text:style-name="T2">和</text:span><text:span text:style-name="T42">  </text:span><text:span text:style-name="T41">(</text:span><text:span text:style-name="T42">그리고 화</text:span><text:span text:style-name="T41">)   hé, huó, huò</text:span></text:p>
      <text:p text:style-name="P2"><text:span text:style-name="T41">24.  </text:span><text:span text:style-name="T2">子</text:span><text:span text:style-name="T42">  </text:span><text:span text:style-name="T41">(</text:span><text:span text:style-name="T42">접미사 자</text:span><text:span text:style-name="T41">)  zǐ, z󰐅</text:span></text:p>
      <text:p text:style-name="P2"><text:span text:style-name="T41">25.  </text:span><text:span text:style-name="T2">要</text:span><text:span text:style-name="T42">  </text:span><text:span text:style-name="T41">(</text:span><text:span text:style-name="T42">원할 요</text:span><text:span text:style-name="T41">)  y󰐀o, y󰐃o</text:span></text:p>
      <text:p text:style-name="P2"><text:span text:style-name="T41">26.  </text:span><text:span text:style-name="T2">里</text:span><text:span text:style-name="T42">  </text:span><text:span text:style-name="T41">(</text:span><text:span text:style-name="T42">속 리</text:span><text:span text:style-name="T41">)  lǐ</text:span></text:p>
      <text:p text:style-name="P2"><text:soft-page-break/><text:span text:style-name="T41">27.  </text:span><text:span text:style-name="T2">麽</text:span><text:span text:style-name="T1">(</text:span><text:span text:style-name="T2">么</text:span><text:span text:style-name="T1">)</text:span><text:span text:style-name="T41">  (</text:span><text:span text:style-name="T42">어찌 마</text:span><text:span text:style-name="T41">)  m󰐁, m󰐄, mė, mó</text:span></text:p>
      <text:p text:style-name="P2"><text:span text:style-name="T41">28.  </text:span><text:span text:style-name="T2">得</text:span><text:span text:style-name="T42">  </text:span><text:span text:style-name="T41">(</text:span><text:span text:style-name="T42">조사 득</text:span><text:span text:style-name="T41">, </text:span><text:span text:style-name="T42">얻을 득</text:span><text:span text:style-name="T41">)  dé, dė, děi</text:span></text:p>
      <text:p text:style-name="P2"><text:span text:style-name="T41">9.  </text:span><text:span text:style-name="T2">去</text:span><text:span text:style-name="T42">  </text:span><text:span text:style-name="T41">(</text:span><text:span text:style-name="T42">갈 거</text:span><text:span text:style-name="T41">)  qù</text:span></text:p>
      <text:p text:style-name="P2"><text:span text:style-name="T41">30.  </text:span><text:span text:style-name="T2">也</text:span><text:span text:style-name="T42">  </text:span><text:span text:style-name="T41">(</text:span><text:span text:style-name="T42">도 야</text:span><text:span text:style-name="T41">)  yě</text:span></text:p>
      <text:p text:style-name="P2"><text:span text:style-name="T41">31. </text:span><text:span text:style-name="T2">那</text:span><text:span text:style-name="T42">  </text:span><text:span text:style-name="T41">(</text:span><text:span text:style-name="T42">저것 나</text:span><text:span text:style-name="T41">)  n󰐀, n󰐂, n󰐃, n󰐂i</text:span></text:p>
      <text:p text:style-name="P2"><text:span text:style-name="T41">32.  </text:span><text:span text:style-name="T2">會</text:span><text:span text:style-name="T1">(</text:span><text:span text:style-name="T2">会</text:span><text:span text:style-name="T1">)</text:span><text:span text:style-name="T41">  (</text:span><text:span text:style-name="T42">조동사 회</text:span><text:span text:style-name="T41">)  huì, ku󰐃i</text:span></text:p>
      <text:p text:style-name="P2"><text:span text:style-name="T41">33.  </text:span><text:span text:style-name="T2">主</text:span><text:span text:style-name="T42">  </text:span><text:span text:style-name="T41">(</text:span><text:span text:style-name="T42">주인 주</text:span><text:span text:style-name="T41">)  zhǔ</text:span></text:p>
      <text:p text:style-name="P2"><text:span text:style-name="T41">34.  </text:span><text:span text:style-name="T2">時</text:span><text:span text:style-name="T1">(</text:span><text:span text:style-name="T2">时</text:span><text:span text:style-name="T1">)</text:span><text:span text:style-name="T41">  (</text:span><text:span text:style-name="T42">때 시</text:span><text:span text:style-name="T41">)  shí</text:span></text:p>
      <text:p text:style-name="P2"><text:span text:style-name="T41">35.  </text:span><text:span text:style-name="T2">出</text:span><text:span text:style-name="T42"> </text:span><text:span text:style-name="T41">(</text:span><text:span text:style-name="T42">날 출</text:span><text:span text:style-name="T41">)  chū</text:span></text:p>
      <text:p text:style-name="P2"><text:span text:style-name="T41">36.  </text:span><text:span text:style-name="T2">下</text:span><text:span text:style-name="T42">  </text:span><text:span text:style-name="T41">(</text:span><text:span text:style-name="T42">아래 하</text:span><text:span text:style-name="T41">)  xi󰐃</text:span></text:p>
      <text:p text:style-name="P2"><text:span text:style-name="T41">37.  </text:span><text:span text:style-name="T2">國</text:span><text:span text:style-name="T1">(</text:span><text:span text:style-name="T2">国</text:span><text:span text:style-name="T1">)</text:span><text:span text:style-name="T41">  (</text:span><text:span text:style-name="T42">나라 국</text:span><text:span text:style-name="T41">)  guó</text:span></text:p>
      <text:p text:style-name="P2"><text:span text:style-name="T41">38.  </text:span><text:span text:style-name="T2">過</text:span><text:span text:style-name="T1">(</text:span><text:span text:style-name="T2">过</text:span><text:span text:style-name="T1">)</text:span><text:span text:style-name="T41">  (</text:span><text:span text:style-name="T42">지날 과</text:span><text:span text:style-name="T41">)  guō, guò, gu󰐆</text:span></text:p>
      <text:p text:style-name="P2"><text:span text:style-name="T41">39.  </text:span><text:span text:style-name="T2">爲</text:span><text:span text:style-name="T1">(</text:span><text:span text:style-name="T2">为</text:span><text:span text:style-name="T1">)</text:span><text:span text:style-name="T41">  (</text:span><text:span text:style-name="T42">위할 위</text:span><text:span text:style-name="T41">,</text:span><text:span text:style-name="T42">할 위</text:span><text:span text:style-name="T41">)  wéi, wèi</text:span></text:p>
      <text:p text:style-name="P2"><text:span text:style-name="T41">40.  </text:span><text:span text:style-name="T2">好</text:span><text:span text:style-name="T42">  </text:span><text:span text:style-name="T41">(</text:span><text:span text:style-name="T42">좋을 호</text:span><text:span text:style-name="T41">)  h󰐂o, h󰐃o</text:span></text:p>
      <text:p text:style-name="P2"><text:span text:style-name="T41">41. </text:span><text:span text:style-name="T2">看 </text:span><text:span text:style-name="T41">(</text:span><text:span text:style-name="T42">볼 간</text:span><text:span text:style-name="T41">)  k󰐀n, k󰐃n</text:span></text:p>
      <text:p text:style-name="P2"><text:span text:style-name="T41">42.  </text:span><text:span text:style-name="T2">生</text:span><text:span text:style-name="T42">  </text:span><text:span text:style-name="T41">(</text:span><text:span text:style-name="T42">날 생</text:span><text:span text:style-name="T41">)  shēng</text:span></text:p>
      <text:p text:style-name="P2"><text:span text:style-name="T41">43.  </text:span><text:span text:style-name="T2">可</text:span><text:span text:style-name="T42">  </text:span><text:span text:style-name="T41">(</text:span><text:span text:style-name="T42">가할 가</text:span><text:span text:style-name="T41">)  kě, kè</text:span></text:p>
      <text:p text:style-name="P2"><text:span text:style-name="T41">44.  </text:span><text:span text:style-name="T2">以</text:span><text:span text:style-name="T42">  </text:span><text:span text:style-name="T41">(...</text:span><text:span text:style-name="T42">로써 이</text:span><text:span text:style-name="T41">,</text:span><text:span text:style-name="T42">써 이</text:span><text:span text:style-name="T41">)   yǐ</text:span></text:p>
      <text:p text:style-name="P2"><text:span text:style-name="T41">45.  </text:span><text:span text:style-name="T2">還</text:span><text:span text:style-name="T1">(</text:span><text:span text:style-name="T2">还</text:span><text:span text:style-name="T1">)</text:span><text:span text:style-name="T41">  (</text:span><text:span text:style-name="T42">아직 환</text:span><text:span text:style-name="T41">)  h󰐁i, (</text:span><text:span text:style-name="T42">돌려줄 환</text:span><text:span text:style-name="T41">)hu󰐁n</text:span></text:p>
      <text:p text:style-name="P2"><text:span text:style-name="T41">46.  </text:span><text:span text:style-name="T2">學</text:span><text:span text:style-name="T1">(</text:span><text:span text:style-name="T2">学</text:span><text:span text:style-name="T1">)</text:span><text:span text:style-name="T41">  (</text:span><text:span text:style-name="T42">배울 학</text:span><text:span text:style-name="T41">)  xué                 </text:span></text:p>
      <text:p text:style-name="P2"><text:span text:style-name="T41">47.  </text:span><text:span text:style-name="T2">起</text:span><text:span text:style-name="T42">  </text:span><text:span text:style-name="T41">(</text:span><text:span text:style-name="T42">일어날 기</text:span><text:span text:style-name="T41">)  qǐ</text:span></text:p>
      <text:p text:style-name="P2"><text:span text:style-name="T41">48.  </text:span><text:span text:style-name="T2">都</text:span><text:span text:style-name="T42">  </text:span><text:span text:style-name="T41">(</text:span><text:span text:style-name="T42">모두 도</text:span><text:span text:style-name="T41">)  dōu, (</text:span><text:span text:style-name="T42">도읍 도</text:span><text:span text:style-name="T41">)dū</text:span></text:p>
      <text:p text:style-name="P2"><text:span text:style-name="T41">49.  </text:span><text:span text:style-name="T2">年</text:span><text:span text:style-name="T42">  </text:span><text:span text:style-name="T41">(</text:span><text:span text:style-name="T42">해 년</text:span><text:span text:style-name="T41">)  ni󰐁n</text:span></text:p>
      <text:p text:style-name="P2"><text:span text:style-name="T41">50.  </text:span><text:span text:style-name="T2">小</text:span><text:span text:style-name="T42">  </text:span><text:span text:style-name="T41">(</text:span><text:span text:style-name="T42">작을 소</text:span><text:span text:style-name="T41">)  xi󰐂o</text:span></text:p>
      <text:p text:style-name="P2"><text:span text:style-name="T41">51. </text:span><text:span text:style-name="T2">沒 </text:span><text:span text:style-name="T41">(</text:span><text:span text:style-name="T42">없을 몰</text:span><text:span text:style-name="T41">)  méi, (</text:span><text:span text:style-name="T42">가라앉을 몰</text:span><text:span text:style-name="T41">) mò</text:span></text:p>
      <text:p text:style-name="P2"><text:span text:style-name="T41">52.  </text:span><text:span text:style-name="T2">能</text:span><text:span text:style-name="T42">  </text:span><text:span text:style-name="T41">(</text:span><text:span text:style-name="T42">능할 능</text:span><text:span text:style-name="T41">)  néng</text:span></text:p>
      <text:p text:style-name="P2"><text:span text:style-name="T41">53.  </text:span><text:span text:style-name="T2">多</text:span><text:span text:style-name="T42">  </text:span><text:span text:style-name="T41">(</text:span><text:span text:style-name="T42">많을 다</text:span><text:span text:style-name="T41">)   duō</text:span></text:p>
      <text:p text:style-name="P2"><text:span text:style-name="T41">54.  </text:span><text:span text:style-name="T2">天</text:span><text:span text:style-name="T42">  </text:span><text:span text:style-name="T41">(</text:span><text:span text:style-name="T42">하늘 천</text:span><text:span text:style-name="T41">)  ti󰐀n</text:span></text:p>
      <text:p text:style-name="P2"><text:span text:style-name="T41">55.  </text:span><text:span text:style-name="T2">工</text:span><text:span text:style-name="T42">  </text:span><text:span text:style-name="T41">(</text:span><text:span text:style-name="T42">공장 공</text:span><text:span text:style-name="T41">,</text:span><text:span text:style-name="T42">장인 공</text:span><text:span text:style-name="T41">)  gōng</text:span></text:p>
      <text:p text:style-name="P2"><text:span text:style-name="T41">56.  </text:span><text:span text:style-name="T2">家</text:span><text:span text:style-name="T42">  </text:span><text:span text:style-name="T41">(</text:span><text:span text:style-name="T42">집 가</text:span><text:span text:style-name="T41">)  ji󰐀, gū, ji󰐄, jiė</text:span></text:p>
      <text:p text:style-name="P2"><text:span text:style-name="T41">57.  </text:span><text:span text:style-name="T2">把</text:span><text:span text:style-name="T42">  </text:span><text:span text:style-name="T41">(</text:span><text:span text:style-name="T42">목적어 파</text:span><text:span text:style-name="T41">)  b󰐂, (</text:span><text:span text:style-name="T42">잡을 파</text:span><text:span text:style-name="T41">)b󰐃</text:span></text:p>
      <text:p text:style-name="P2"><text:span text:style-name="T41">58.  </text:span><text:span text:style-name="T2">動</text:span><text:span text:style-name="T1">(</text:span><text:span text:style-name="T2">动</text:span><text:span text:style-name="T1">)</text:span><text:span text:style-name="T41">  (</text:span><text:span text:style-name="T42">움직일 동</text:span><text:span text:style-name="T41">)  dòng</text:span></text:p>
      <text:p text:style-name="P2"><text:span text:style-name="T41">59.  </text:span><text:span text:style-name="T2">用</text:span><text:span text:style-name="T42">  </text:span><text:span text:style-name="T41">(</text:span><text:span text:style-name="T42">쓸 용</text:span><text:span text:style-name="T41">)  yòng</text:span></text:p>
      <text:p text:style-name="P2"><text:span text:style-name="T41">60.  </text:span><text:span text:style-name="T2">對</text:span><text:span text:style-name="T1">(</text:span><text:span text:style-name="T2">对</text:span><text:span text:style-name="T1">) </text:span><text:span text:style-name="T41">(</text:span><text:span text:style-name="T42">대할 대</text:span><text:span text:style-name="T41">,</text:span><text:span text:style-name="T42">대답할 대</text:span><text:span text:style-name="T41">)  duì</text:span></text:p>
      <text:p text:style-name="P2"><text:span text:style-name="T41">61. </text:span><text:span text:style-name="T2">中</text:span><text:span text:style-name="T42">  </text:span><text:span text:style-name="T41">(</text:span><text:span text:style-name="T42">가운데 중</text:span><text:span text:style-name="T41">) zhōng, zhòng</text:span></text:p>
      <text:p text:style-name="P2"><text:span text:style-name="T41">62.  </text:span><text:span text:style-name="T2">作</text:span><text:span text:style-name="T42">  </text:span><text:span text:style-name="T41">(</text:span><text:span text:style-name="T42">지을 작</text:span><text:span text:style-name="T41">)  zuō, zuó, zuò</text:span></text:p>
      <text:p text:style-name="P2"><text:span text:style-name="T41">63.  </text:span><text:span text:style-name="T2">自</text:span><text:span text:style-name="T42">  </text:span><text:span text:style-name="T41">(</text:span><text:span text:style-name="T42">스스로 자</text:span><text:span text:style-name="T41">)  zì</text:span></text:p>
      <text:p text:style-name="P2"><text:span text:style-name="T41">64,  </text:span><text:span text:style-name="T2">發</text:span><text:span text:style-name="T1">(</text:span><text:span text:style-name="T2">发</text:span><text:span text:style-name="T1">)</text:span><text:span text:style-name="T41">  (</text:span><text:span text:style-name="T42">두발 발</text:span><text:span text:style-name="T41">,</text:span><text:span text:style-name="T42">필 발</text:span><text:span text:style-name="T41">)  f󰐀</text:span></text:p>
      <text:p text:style-name="P2"><text:span text:style-name="T41">65,  </text:span><text:span text:style-name="T2">又</text:span><text:span text:style-name="T42">  </text:span><text:span text:style-name="T41">(</text:span><text:span text:style-name="T42">또 우</text:span><text:span text:style-name="T41">)  yòu</text:span></text:p>
      <text:p text:style-name="P2"><text:span text:style-name="T41">66, </text:span><text:span text:style-name="T2">同</text:span><text:span text:style-name="T42">  </text:span><text:span text:style-name="T41">(</text:span><text:span text:style-name="T42">같을 동</text:span><text:span text:style-name="T41">)  tóng, tòng</text:span></text:p>
      <text:p text:style-name="P2"><text:span text:style-name="T41">67.  </text:span><text:span text:style-name="T2">民</text:span><text:span text:style-name="T42">  </text:span><text:span text:style-name="T41">(</text:span><text:span text:style-name="T42">백성 민</text:span><text:span text:style-name="T41">)  mín</text:span></text:p>
      <text:p text:style-name="P2"><text:span text:style-name="T41">68.  </text:span><text:span text:style-name="T2">面</text:span><text:span text:style-name="T42">  </text:span><text:span text:style-name="T41">(</text:span><text:span text:style-name="T42">밀가루</text:span><text:span text:style-name="T41">,</text:span><text:span text:style-name="T42">면낯 면</text:span><text:span text:style-name="T41">)  mi󰐃n</text:span></text:p>
      <text:p text:style-name="P2"><text:span text:style-name="T41">69.  </text:span><text:span text:style-name="T2">想</text:span><text:span text:style-name="T42">  </text:span><text:span text:style-name="T41">(</text:span><text:span text:style-name="T42">생각할 상</text:span><text:span text:style-name="T41">)  xi󰐂ng</text:span></text:p>
      <text:p text:style-name="P2"><text:span text:style-name="T41">70.  </text:span><text:span text:style-name="T2">樣</text:span><text:span text:style-name="T1">(</text:span><text:span text:style-name="T2">样</text:span><text:span text:style-name="T1">)</text:span><text:span text:style-name="T41">  (</text:span><text:span text:style-name="T42">모양 양</text:span><text:span text:style-name="T41">)  y󰐃ng</text:span></text:p>
      <text:p text:style-name="P2"><text:span text:style-name="T41">71. </text:span><text:span text:style-name="T2">成</text:span><text:span text:style-name="T42">  </text:span><text:span text:style-name="T41">(</text:span><text:span text:style-name="T42">이룰 성</text:span><text:span text:style-name="T41">)  chéng</text:span></text:p>
      <text:p text:style-name="P2"><text:span text:style-name="T41">72.  </text:span><text:span text:style-name="T2">義</text:span><text:span text:style-name="T1">(</text:span><text:span text:style-name="T2">义</text:span><text:span text:style-name="T1">)</text:span><text:span text:style-name="T41">  (</text:span><text:span text:style-name="T42">옳을 의</text:span><text:span text:style-name="T41">)  yì</text:span></text:p>
      <text:p text:style-name="P2"><text:span text:style-name="T41">73.  </text:span><text:span text:style-name="T2">後</text:span><text:span text:style-name="T1">(</text:span><text:span text:style-name="T2">后</text:span><text:span text:style-name="T1">)</text:span><text:span text:style-name="T41">  (</text:span><text:span text:style-name="T42">뒤 후</text:span><text:span text:style-name="T41">)  hòu</text:span></text:p>
      <text:p text:style-name="P2"><text:span text:style-name="T41">74.  </text:span><text:span text:style-name="T2">她</text:span><text:span text:style-name="T42">  </text:span><text:span text:style-name="T41">(</text:span><text:span text:style-name="T42">아가씨 저</text:span><text:span text:style-name="T41">)  t󰐀</text:span></text:p>
      <text:p text:style-name="P2"><text:soft-page-break/><text:span text:style-name="T41">75.  </text:span><text:span text:style-name="T2">頭</text:span><text:span text:style-name="T1">(</text:span><text:span text:style-name="T2">头</text:span><text:span text:style-name="T1">)</text:span><text:span text:style-name="T41">  (</text:span><text:span text:style-name="T42">머리 두</text:span><text:span text:style-name="T41">)  tóu, t󰐆u</text:span></text:p>
      <text:p text:style-name="P2"><text:span text:style-name="T41">76.  </text:span><text:span text:style-name="T2">經</text:span><text:span text:style-name="T1">(</text:span><text:span text:style-name="T2">经</text:span><text:span text:style-name="T1">)</text:span><text:span text:style-name="T41">  (</text:span><text:span text:style-name="T42">지날 경</text:span><text:span text:style-name="T41">,</text:span><text:span text:style-name="T42">날 경</text:span><text:span text:style-name="T41">)  jīng, jìng</text:span></text:p>
      <text:p text:style-name="P2"><text:span text:style-name="T41">77.  </text:span><text:span text:style-name="T2">産</text:span><text:span text:style-name="T1">(</text:span><text:span text:style-name="T2">产</text:span><text:span text:style-name="T1">)</text:span><text:span text:style-name="T41">  (</text:span><text:span text:style-name="T42">생산 산</text:span><text:span text:style-name="T41">,</text:span><text:span text:style-name="T42">낳을 산</text:span><text:span text:style-name="T41">)  ch󰐂n</text:span></text:p>
      <text:p text:style-name="P2"><text:span text:style-name="T41">78.  </text:span><text:span text:style-name="T2">道</text:span><text:span text:style-name="T42">  </text:span><text:span text:style-name="T41">(</text:span><text:span text:style-name="T42">길 도</text:span><text:span text:style-name="T41">)  d󰐃o</text:span></text:p>
      <text:p text:style-name="P2"><text:span text:style-name="T41">79.  </text:span><text:span text:style-name="T2">十</text:span><text:span text:style-name="T42">  </text:span><text:span text:style-name="T41">(</text:span><text:span text:style-name="T42">열 십</text:span><text:span text:style-name="T41">)  shí</text:span></text:p>
      <text:p text:style-name="P2"><text:span text:style-name="T41">80.  </text:span><text:span text:style-name="T2">甚</text:span><text:span text:style-name="T42">  </text:span><text:span text:style-name="T41">(</text:span><text:span text:style-name="T42">심할 심</text:span><text:span text:style-name="T41">)  shén, shí</text:span></text:p>
      <text:p text:style-name="P2"><text:span text:style-name="T41">81. </text:span><text:span text:style-name="T2">進</text:span><text:span text:style-name="T1">(</text:span><text:span text:style-name="T2">进</text:span><text:span text:style-name="T1">)</text:span><text:span text:style-name="T41">  (</text:span><text:span text:style-name="T42">나아갈 진</text:span><text:span text:style-name="T41">)  jìn</text:span></text:p>
      <text:p text:style-name="P2"><text:span text:style-name="T41">82.  </text:span><text:span text:style-name="T2">心</text:span><text:span text:style-name="T42">  </text:span><text:span text:style-name="T41">(</text:span><text:span text:style-name="T42">마음 심</text:span><text:span text:style-name="T41">)  xīn</text:span></text:p>
      <text:p text:style-name="P2"><text:span text:style-name="T41">83.  </text:span><text:span text:style-name="T2">現</text:span><text:span text:style-name="T1">(</text:span><text:span text:style-name="T2">现</text:span><text:span text:style-name="T1">)</text:span><text:span text:style-name="T41">  (</text:span><text:span text:style-name="T42">나타날 현</text:span><text:span text:style-name="T41">) xi󰐃n</text:span></text:p>
      <text:p text:style-name="P2"><text:span text:style-name="T41">84.  </text:span><text:span text:style-name="T2">然</text:span><text:span text:style-name="T42">  </text:span><text:span text:style-name="T41">(</text:span><text:span text:style-name="T42">그러할 연</text:span><text:span text:style-name="T41">)  r󰐁n</text:span></text:p>
      <text:p text:style-name="P2"><text:span text:style-name="T41">85.  </text:span><text:span text:style-name="T2">只</text:span><text:span text:style-name="T42">  </text:span><text:span text:style-name="T41">(</text:span><text:span text:style-name="T42">다만 지</text:span><text:span text:style-name="T41">)  zhī,zhǐ</text:span></text:p>
      <text:p text:style-name="P2"><text:span text:style-name="T41">86.  </text:span><text:span text:style-name="T2">種</text:span><text:span text:style-name="T1">(</text:span><text:span text:style-name="T2">种</text:span><text:span text:style-name="T1">)</text:span><text:span text:style-name="T41"> (</text:span><text:span text:style-name="T42">종류 종</text:span><text:span text:style-name="T41">) zhǒng, (</text:span><text:span text:style-name="T42">씨 종</text:span><text:span text:style-name="T41">) zhòng</text:span></text:p>
      <text:p text:style-name="P2"><text:span text:style-name="T41">87.  </text:span><text:span text:style-name="T2">老</text:span><text:span text:style-name="T42">  </text:span><text:span text:style-name="T41">(</text:span><text:span text:style-name="T42">늙은 로</text:span><text:span text:style-name="T41">) l󰐂o</text:span></text:p>
      <text:p text:style-name="P2"><text:span text:style-name="T41">88.  </text:span><text:span text:style-name="T2">事</text:span><text:span text:style-name="T42">  </text:span><text:span text:style-name="T41">(</text:span><text:span text:style-name="T42">일 사</text:span><text:span text:style-name="T41">) shì</text:span></text:p>
      <text:p text:style-name="P2"><text:span text:style-name="T41">89.  </text:span><text:span text:style-name="T2">從</text:span><text:span text:style-name="T1">(</text:span><text:span text:style-name="T2">从</text:span><text:span text:style-name="T1">)</text:span><text:span text:style-name="T41">  (</text:span><text:span text:style-name="T42">부터 종</text:span><text:span text:style-name="T41">) cóng</text:span></text:p>
      <text:p text:style-name="P2"><text:span text:style-name="T41">90.  </text:span><text:span text:style-name="T2">分</text:span><text:span text:style-name="T42">  </text:span><text:span text:style-name="T41">(</text:span><text:span text:style-name="T42">나눌 분</text:span><text:span text:style-name="T41">) fēn, fèn</text:span></text:p>
      <text:p text:style-name="P2"><text:span text:style-name="T41">91. </text:span><text:span text:style-name="T2">前</text:span><text:span text:style-name="T42">  </text:span><text:span text:style-name="T41">(</text:span><text:span text:style-name="T42">앞 전</text:span><text:span text:style-name="T41">) qi󰐁n</text:span></text:p>
      <text:p text:style-name="P2"><text:span text:style-name="T41">92.  </text:span><text:span text:style-name="T2">些</text:span><text:span text:style-name="T42">  </text:span><text:span text:style-name="T41">(</text:span><text:span text:style-name="T42">약간 사</text:span><text:span text:style-name="T41">,</text:span><text:span text:style-name="T42">적을 사</text:span><text:span text:style-name="T41">) xiē, suò</text:span></text:p>
      <text:p text:style-name="P2"><text:span text:style-name="T41">93.  </text:span><text:span text:style-name="T2">點</text:span><text:span text:style-name="T1">(</text:span><text:span text:style-name="T2">点</text:span><text:span text:style-name="T1">)</text:span><text:span text:style-name="T41">  (</text:span><text:span text:style-name="T42">점 점</text:span><text:span text:style-name="T41">, </text:span><text:span text:style-name="T42">끄덕일 점</text:span><text:span text:style-name="T41">) di󰐂n</text:span></text:p>
      <text:p text:style-name="P2"><text:span text:style-name="T41">94.  </text:span><text:span text:style-name="T2">開</text:span><text:span text:style-name="T1">(</text:span><text:span text:style-name="T2">开</text:span><text:span text:style-name="T1">)</text:span><text:span text:style-name="T41">  (</text:span><text:span text:style-name="T42">열 개</text:span><text:span text:style-name="T41">) k󰐀i</text:span></text:p>
      <text:p text:style-name="P2"><text:span text:style-name="T41">95.  </text:span><text:span text:style-name="T2">而</text:span><text:span text:style-name="T42">  </text:span><text:span text:style-name="T41">(</text:span><text:span text:style-name="T42">그러나</text:span><text:span text:style-name="T41">, </text:span><text:span text:style-name="T42">그러므로 이</text:span><text:span text:style-name="T41">) ér</text:span></text:p>
      <text:p text:style-name="P2"><text:span text:style-name="T41">96.  </text:span><text:span text:style-name="T2">很</text:span><text:span text:style-name="T42">  </text:span><text:span text:style-name="T41">(</text:span><text:span text:style-name="T42">매우 흔</text:span><text:span text:style-name="T41">,) hěn</text:span></text:p>
      <text:p text:style-name="P2"><text:span text:style-name="T41">97.  </text:span><text:span text:style-name="T2">方</text:span><text:span text:style-name="T42">  </text:span><text:span text:style-name="T41">(</text:span><text:span text:style-name="T42">방법 방</text:span><text:span text:style-name="T41">,</text:span><text:span text:style-name="T42">네모 방</text:span><text:span text:style-name="T41">) f󰐀ng</text:span></text:p>
      <text:p text:style-name="P2"><text:span text:style-name="T41">98.  </text:span><text:span text:style-name="T2">于</text:span><text:span text:style-name="T42">  </text:span><text:span text:style-name="T41">(</text:span><text:span text:style-name="T42">에서 우</text:span><text:span text:style-name="T41">, </text:span><text:span text:style-name="T42">보다 우</text:span><text:span text:style-name="T41">) yú</text:span></text:p>
      <text:p text:style-name="P2"><text:span text:style-name="T41">99.  </text:span><text:span text:style-name="T2">行</text:span><text:span text:style-name="T42">  </text:span><text:span text:style-name="T41">(</text:span><text:span text:style-name="T42">갈 행</text:span><text:span text:style-name="T41">) h󰐁ng, xíng</text:span></text:p>
      <text:p text:style-name="P2"><text:span text:style-name="T41">100.  </text:span><text:span text:style-name="T2">長</text:span><text:span text:style-name="T1">(</text:span><text:span text:style-name="T2">长</text:span><text:span text:style-name="T1">)</text:span><text:span text:style-name="T41">  (</text:span><text:span text:style-name="T42">길 장</text:span><text:span text:style-name="T41">) ch󰐁ng, (</text:span><text:span text:style-name="T42">자랄 장</text:span><text:span text:style-name="T41">)zh󰐂ng</text:span></text:p>
      <text:p text:style-name="P10"/>
      <text:p text:style-name="P1"><text:span text:style-name="T1">* 101-200</text:span><text:span text:style-name="T2">자 까지</text:span></text:p>
      <text:p text:style-name="P9"/>
      <text:p text:style-name="P2"><text:span text:style-name="T41">101.  </text:span><text:span text:style-name="T2">見</text:span><text:span text:style-name="T1">(</text:span><text:span text:style-name="T2">见</text:span><text:span text:style-name="T1">)  </text:span><text:span text:style-name="T41">(</text:span><text:span text:style-name="T42">볼 견</text:span><text:span text:style-name="T41">) ji󰐃n, xi󰐃n</text:span></text:p>
      <text:p text:style-name="P2"><text:span text:style-name="T41">102.  </text:span><text:span text:style-name="T2">水  </text:span><text:span text:style-name="T41">(</text:span><text:span text:style-name="T42">물 수</text:span><text:span text:style-name="T41">) shuǐ</text:span></text:p>
      <text:p text:style-name="P2"><text:span text:style-name="T41">103.  </text:span><text:span text:style-name="T2">兩</text:span><text:span text:style-name="T1">(</text:span><text:span text:style-name="T2">两</text:span><text:span text:style-name="T1">)  </text:span><text:span text:style-name="T41">(</text:span><text:span text:style-name="T42">두 량</text:span><text:span text:style-name="T41">) li󰐂ng</text:span></text:p>
      <text:p text:style-name="P2"><text:span text:style-name="T41">104.  </text:span><text:span text:style-name="T2">走  </text:span><text:span text:style-name="T41">(</text:span><text:span text:style-name="T42">가다 주</text:span><text:span text:style-name="T41">, </text:span><text:span text:style-name="T42">걸을 주</text:span><text:span text:style-name="T41">) zǒu</text:span></text:p>
      <text:p text:style-name="P2"><text:span text:style-name="T41">105.  </text:span><text:span text:style-name="T2">高  </text:span><text:span text:style-name="T41">(</text:span><text:span text:style-name="T42">높을 고</text:span><text:span text:style-name="T41">) g󰐀o</text:span></text:p>
      <text:p text:style-name="P2"><text:span text:style-name="T41">106.  </text:span><text:span text:style-name="T2">三  </text:span><text:span text:style-name="T41">(</text:span><text:span text:style-name="T42">석 삼</text:span><text:span text:style-name="T41">) s󰐀n</text:span></text:p>
      <text:p text:style-name="P2"><text:span text:style-name="T41">107.  </text:span><text:span text:style-name="T2">象  </text:span><text:span text:style-name="T41">(</text:span><text:span text:style-name="T42">코끼리 상</text:span><text:span text:style-name="T41">) xi󰐃ng</text:span></text:p>
      <text:p text:style-name="P2"><text:span text:style-name="T41">108.  </text:span><text:span text:style-name="T2">回  </text:span><text:span text:style-name="T41">(</text:span><text:span text:style-name="T42">돌 회</text:span><text:span text:style-name="T41">) huí</text:span></text:p>
      <text:p text:style-name="P2"><text:span text:style-name="T41">109.  </text:span><text:span text:style-name="T2">實</text:span><text:span text:style-name="T1">(</text:span><text:span text:style-name="T2">实</text:span><text:span text:style-name="T1">)  </text:span><text:span text:style-name="T41">(</text:span><text:span text:style-name="T42">사실 실</text:span><text:span text:style-name="T41">,</text:span><text:span text:style-name="T42">열매 실</text:span><text:span text:style-name="T41">) shí</text:span></text:p>
      <text:p text:style-name="P2"><text:span text:style-name="T41">110.  </text:span><text:span text:style-name="T2">當</text:span><text:span text:style-name="T1">(</text:span><text:span text:style-name="T2">当</text:span><text:span text:style-name="T1">)  </text:span><text:span text:style-name="T41">(</text:span><text:span text:style-name="T42">마땅 당</text:span><text:span text:style-name="T41">,</text:span><text:span text:style-name="T42">당할 당</text:span><text:span text:style-name="T41">) d󰐀ng, d󰐃ng</text:span></text:p>
      <text:p text:style-name="P2"><text:span text:style-name="T41">111. </text:span><text:span text:style-name="T2">氣</text:span><text:span text:style-name="T1">(</text:span><text:span text:style-name="T2">气</text:span><text:span text:style-name="T1">)  </text:span><text:span text:style-name="T41">(</text:span><text:span text:style-name="T42">공기 기</text:span><text:span text:style-name="T41">,</text:span><text:span text:style-name="T42">기운 기</text:span><text:span text:style-name="T41">) qì</text:span></text:p>
      <text:p text:style-name="P2"><text:span text:style-name="T41">112.  </text:span><text:span text:style-name="T2">問</text:span><text:span text:style-name="T1">(</text:span><text:span text:style-name="T2">问</text:span><text:span text:style-name="T1">)  </text:span><text:span text:style-name="T41">(</text:span><text:span text:style-name="T42">물을 문</text:span><text:span text:style-name="T41">) wèn</text:span></text:p>
      <text:p text:style-name="P2"><text:span text:style-name="T41">113.  </text:span><text:span text:style-name="T2">它  </text:span><text:span text:style-name="T41">(</text:span><text:span text:style-name="T42">그것 타</text:span><text:span text:style-name="T41">,) t󰐀</text:span></text:p>
      <text:p text:style-name="P2"><text:span text:style-name="T41">114.  </text:span><text:span text:style-name="T2">給</text:span><text:span text:style-name="T1">(</text:span><text:span text:style-name="T2">给</text:span><text:span text:style-name="T1">)  </text:span><text:span text:style-name="T41">(</text:span><text:span text:style-name="T42">줄 급</text:span><text:span text:style-name="T41">,) gěi, jǐ</text:span></text:p>
      <text:p text:style-name="P2"><text:span text:style-name="T41">115.  </text:span><text:span text:style-name="T2">手  </text:span><text:span text:style-name="T41">(</text:span><text:span text:style-name="T42">손 수</text:span><text:span text:style-name="T41">) shǒu</text:span></text:p>
      <text:p text:style-name="P2"><text:span text:style-name="T41">116.  </text:span><text:span text:style-name="T2">全  </text:span><text:span text:style-name="T41">(</text:span><text:span text:style-name="T42">전부 전</text:span><text:span text:style-name="T41">,</text:span><text:span text:style-name="T42">온전할 전</text:span><text:span text:style-name="T41">) qu󰐁n</text:span></text:p>
      <text:p text:style-name="P2"><text:span text:style-name="T41">117.  </text:span><text:span text:style-name="T2">部  </text:span><text:span text:style-name="T41">(</text:span><text:span text:style-name="T42">부서 부</text:span><text:span text:style-name="T41">) bù</text:span></text:p>
      <text:p text:style-name="P2"><text:span text:style-name="T41">118.  </text:span><text:span text:style-name="T2">二  </text:span><text:span text:style-name="T41">(</text:span><text:span text:style-name="T42">두 이</text:span><text:span text:style-name="T41">) èr</text:span></text:p>
      <text:p text:style-name="P2"><text:span text:style-name="T41">119.  </text:span><text:span text:style-name="T2">力  </text:span><text:span text:style-name="T41">(</text:span><text:span text:style-name="T42">힘 력</text:span><text:span text:style-name="T41">) lì</text:span></text:p>
      <text:p text:style-name="P2"><text:soft-page-break/><text:span text:style-name="T41">120.  </text:span><text:span text:style-name="T2">正  </text:span><text:span text:style-name="T41">(</text:span><text:span text:style-name="T42">바를 정</text:span><text:span text:style-name="T41">) zhēng, zhèng</text:span></text:p>
      <text:p text:style-name="P2"><text:span text:style-name="T41">121. </text:span><text:span text:style-name="T2">定  </text:span><text:span text:style-name="T41">(</text:span><text:span text:style-name="T42">정할 정</text:span><text:span text:style-name="T41">) dìng</text:span></text:p>
      <text:p text:style-name="P2"><text:span text:style-name="T41">122.  </text:span><text:span text:style-name="T2">意  </text:span><text:span text:style-name="T41">(</text:span><text:span text:style-name="T42">뜻 의</text:span><text:span text:style-name="T41">) yì</text:span></text:p>
      <text:p text:style-name="P2"><text:span text:style-name="T41">123.  </text:span><text:span text:style-name="T2">命  </text:span><text:span text:style-name="T41">(</text:span><text:span text:style-name="T42">목숨 명</text:span><text:span text:style-name="T41">) mìng</text:span></text:p>
      <text:p text:style-name="P2"><text:span text:style-name="T41">124.  </text:span><text:span text:style-name="T2">幾</text:span><text:span text:style-name="T1">(</text:span><text:span text:style-name="T2">几</text:span><text:span text:style-name="T1">)  </text:span><text:span text:style-name="T41">(</text:span><text:span text:style-name="T42">얼마 기</text:span><text:span text:style-name="T41">,) jī, jǐ</text:span></text:p>
      <text:p text:style-name="P2"><text:span text:style-name="T41">125.  </text:span><text:span text:style-name="T2">機</text:span><text:span text:style-name="T1">(</text:span><text:span text:style-name="T2">机</text:span><text:span text:style-name="T1">)  </text:span><text:span text:style-name="T41">(</text:span><text:span text:style-name="T42">기계 기</text:span><text:span text:style-name="T41">,) jī</text:span></text:p>
      <text:p text:style-name="P2"><text:span text:style-name="T41">126.  </text:span><text:span text:style-name="T2">黨</text:span><text:span text:style-name="T1">(</text:span><text:span text:style-name="T2">党</text:span><text:span text:style-name="T1">)  </text:span><text:span text:style-name="T41">(</text:span><text:span text:style-name="T42">정당 당</text:span><text:span text:style-name="T41">,) d󰐂ng</text:span></text:p>
      <text:p text:style-name="P2"><text:span text:style-name="T41">127.  </text:span><text:span text:style-name="T2">所  </text:span><text:span text:style-name="T41">(</text:span><text:span text:style-name="T42">바 소</text:span><text:span text:style-name="T41">) suǒ</text:span></text:p>
      <text:p text:style-name="P2"><text:span text:style-name="T41">128.  </text:span><text:span text:style-name="T2">向  </text:span><text:span text:style-name="T41">(</text:span><text:span text:style-name="T42">향할 향</text:span><text:span text:style-name="T41">) xi󰐃ng</text:span></text:p>
      <text:p text:style-name="P2"><text:span text:style-name="T41">129.  </text:span><text:span text:style-name="T2">戰</text:span><text:span text:style-name="T1">(</text:span><text:span text:style-name="T2">战</text:span><text:span text:style-name="T1">)  </text:span><text:span text:style-name="T41">(</text:span><text:span text:style-name="T42">싸울 전</text:span><text:span text:style-name="T41">) zh󰐃n</text:span></text:p>
      <text:p text:style-name="P2"><text:span text:style-name="T41">130.  </text:span><text:span text:style-name="T2">己  </text:span><text:span text:style-name="T41">(</text:span><text:span text:style-name="T42">자기 기</text:span><text:span text:style-name="T41">) jǐ</text:span></text:p>
      <text:p text:style-name="P2"><text:span text:style-name="T41">131. </text:span><text:span text:style-name="T2">知  </text:span><text:span text:style-name="T41">(</text:span><text:span text:style-name="T42">알 지</text:span><text:span text:style-name="T41">) zhī</text:span></text:p>
      <text:p text:style-name="P2"><text:span text:style-name="T41">132.  </text:span><text:span text:style-name="T2">物  </text:span><text:span text:style-name="T41">(</text:span><text:span text:style-name="T42">만물 물</text:span><text:span text:style-name="T41">) wù</text:span></text:p>
      <text:p text:style-name="P2"><text:span text:style-name="T41">133.  </text:span><text:span text:style-name="T2">理  </text:span><text:span text:style-name="T41">(</text:span><text:span text:style-name="T42">다스릴 리</text:span><text:span text:style-name="T41">) lǐ</text:span></text:p>
      <text:p text:style-name="P2"><text:span text:style-name="T41">134.  </text:span><text:span text:style-name="T2">聲</text:span><text:span text:style-name="T1">(</text:span><text:span text:style-name="T2">声</text:span><text:span text:style-name="T1">)  </text:span><text:span text:style-name="T41">(</text:span><text:span text:style-name="T42">소리 성</text:span><text:span text:style-name="T41">) shēng</text:span></text:p>
      <text:p text:style-name="P2"><text:span text:style-name="T41">135.  </text:span><text:span text:style-name="T2">等  </text:span><text:span text:style-name="T41">(</text:span><text:span text:style-name="T42">기다릴 등</text:span><text:span text:style-name="T41">,) děng</text:span></text:p>
      <text:p text:style-name="P2"><text:span text:style-name="T41">136.  </text:span><text:span text:style-name="T2">打  </text:span><text:span text:style-name="T41">(</text:span><text:span text:style-name="T42">칠 타</text:span><text:span text:style-name="T41">) d󰐂</text:span></text:p>
      <text:p text:style-name="P2"><text:span text:style-name="T41">137.  </text:span><text:span text:style-name="T2">話</text:span><text:span text:style-name="T1">(</text:span><text:span text:style-name="T2">话</text:span><text:span text:style-name="T1">)  </text:span><text:span text:style-name="T41">(</text:span><text:span text:style-name="T42">말할 화</text:span><text:span text:style-name="T41">) hu󰐃</text:span></text:p>
      <text:p text:style-name="P2"><text:span text:style-name="T41">138.  </text:span><text:span text:style-name="T2">本  </text:span><text:span text:style-name="T41">(</text:span><text:span text:style-name="T42">밑 본</text:span><text:span text:style-name="T41">) běn</text:span></text:p>
      <text:p text:style-name="P2"><text:span text:style-name="T41">139.  </text:span><text:span text:style-name="T2">社  </text:span><text:span text:style-name="T41">(</text:span><text:span text:style-name="T42">단체 사</text:span><text:span text:style-name="T41">) shè</text:span></text:p>
      <text:p text:style-name="P2"><text:span text:style-name="T41">140.  </text:span><text:span text:style-name="T2">邊</text:span><text:span text:style-name="T1">(</text:span><text:span text:style-name="T2">边</text:span><text:span text:style-name="T1">)  </text:span><text:span text:style-name="T41">(</text:span><text:span text:style-name="T42">변방 변</text:span><text:span text:style-name="T41">) bi󰐀n</text:span></text:p>
      <text:p text:style-name="P2"><text:span text:style-name="T41">141. </text:span><text:span text:style-name="T2">外  </text:span><text:span text:style-name="T41">(</text:span><text:span text:style-name="T42">밖 외</text:span><text:span text:style-name="T41">) w󰐃i</text:span></text:p>
      <text:p text:style-name="P2"><text:span text:style-name="T41">142.  </text:span><text:span text:style-name="T2">法  </text:span><text:span text:style-name="T41">(</text:span><text:span text:style-name="T42">법 법</text:span><text:span text:style-name="T41">) f󰐁, f󰐂, f󰐃</text:span></text:p>
      <text:p text:style-name="P2"><text:span text:style-name="T41">143.  </text:span><text:span text:style-name="T2">化  </text:span><text:span text:style-name="T41">(</text:span><text:span text:style-name="T42">화할 화</text:span><text:span text:style-name="T41">,</text:span><text:span text:style-name="T42">될 화</text:span><text:span text:style-name="T41">) hu󰐀, hu󰐃</text:span></text:p>
      <text:p text:style-name="P2"><text:span text:style-name="T41">144.  </text:span><text:span text:style-name="T2">之  </text:span><text:span text:style-name="T41">(</text:span><text:span text:style-name="T42">갈 지</text:span><text:span text:style-name="T41">) zhī</text:span></text:p>
      <text:p text:style-name="P2"><text:span text:style-name="T41">145.  </text:span><text:span text:style-name="T2">如  </text:span><text:span text:style-name="T41">(</text:span><text:span text:style-name="T42">같을 여</text:span><text:span text:style-name="T41">) rú</text:span></text:p>
      <text:p text:style-name="P2"><text:span text:style-name="T41">146.  </text:span><text:span text:style-name="T2">情  </text:span><text:span text:style-name="T41">(</text:span><text:span text:style-name="T42">감정 정</text:span><text:span text:style-name="T41">) qíng</text:span></text:p>
      <text:p text:style-name="P2"><text:span text:style-name="T41">147.  </text:span><text:span text:style-name="T2">候  </text:span><text:span text:style-name="T41">(</text:span><text:span text:style-name="T42">물을 후</text:span><text:span text:style-name="T41">) hóu, hòu</text:span></text:p>
      <text:p text:style-name="P2"><text:span text:style-name="T41">148.  </text:span><text:span text:style-name="T2">眼  </text:span><text:span text:style-name="T41">(</text:span><text:span text:style-name="T42">눈 안</text:span><text:span text:style-name="T41">) y󰐂n</text:span></text:p>
      <text:p text:style-name="P2"><text:span text:style-name="T41">149.  </text:span><text:span text:style-name="T2">無</text:span><text:span text:style-name="T1">(</text:span><text:span text:style-name="T2">无</text:span><text:span text:style-name="T1">)  </text:span><text:span text:style-name="T41">(</text:span><text:span text:style-name="T42">없을 무</text:span><text:span text:style-name="T41">) mó, wú</text:span></text:p>
      <text:p text:style-name="P2"><text:span text:style-name="T41">150.  </text:span><text:span text:style-name="T2">但  </text:span><text:span text:style-name="T41">(</text:span><text:span text:style-name="T42">다만 단</text:span><text:span text:style-name="T41">) d󰐃n</text:span></text:p>
      <text:p text:style-name="P2"><text:span text:style-name="T41">151. </text:span><text:span text:style-name="T2">呢  </text:span><text:span text:style-name="T41">(</text:span><text:span text:style-name="T42">어조사 니</text:span><text:span text:style-name="T41">) nė, ní</text:span></text:p>
      <text:p text:style-name="P2"><text:span text:style-name="T41">152.  </text:span><text:span text:style-name="T2">使  </text:span><text:span text:style-name="T41">(</text:span><text:span text:style-name="T42">하여금 사</text:span><text:span text:style-name="T41">) shǐ, shì</text:span></text:p>
      <text:p text:style-name="P2"><text:span text:style-name="T41">153.  </text:span><text:span text:style-name="T2">重  </text:span><text:span text:style-name="T41">(</text:span><text:span text:style-name="T42">무거울 중</text:span><text:span text:style-name="T41">) chóng, zhòng</text:span></text:p>
      <text:p text:style-name="P2"><text:span text:style-name="T41">154.  </text:span><text:span text:style-name="T2">叫  </text:span><text:span text:style-name="T41">(</text:span><text:span text:style-name="T42">부를 규</text:span><text:span text:style-name="T41">) ji󰐃o</text:span></text:p>
      <text:p text:style-name="P2"><text:span text:style-name="T41">155.  </text:span><text:span text:style-name="T2">身  </text:span><text:span text:style-name="T41">(</text:span><text:span text:style-name="T42">몸 신</text:span><text:span text:style-name="T41">) shēn, yu󰐁n</text:span></text:p>
      <text:p text:style-name="P2"><text:span text:style-name="T41">156.  </text:span><text:span text:style-name="T2">間</text:span><text:span text:style-name="T1">(</text:span><text:span text:style-name="T2">间</text:span><text:span text:style-name="T1">)  </text:span><text:span text:style-name="T41">(</text:span><text:span text:style-name="T42">사이 간</text:span><text:span text:style-name="T41">) ji󰐀n, xi󰐁n</text:span></text:p>
      <text:p text:style-name="P2"><text:span text:style-name="T41">157.  </text:span><text:span text:style-name="T2">業</text:span><text:span text:style-name="T1">(</text:span><text:span text:style-name="T2">业</text:span><text:span text:style-name="T1">)  </text:span><text:span text:style-name="T41">(</text:span><text:span text:style-name="T42">직업 업</text:span><text:span text:style-name="T41">) yè</text:span></text:p>
      <text:p text:style-name="P2"><text:span text:style-name="T41">158.  </text:span><text:span text:style-name="T2">反  </text:span><text:span text:style-name="T41">(</text:span><text:span text:style-name="T42">되돌릴 반</text:span><text:span text:style-name="T41">) f󰐂n</text:span></text:p>
      <text:p text:style-name="P2"><text:span text:style-name="T41">159.  </text:span><text:span text:style-name="T2">眞</text:span><text:span text:style-name="T1">(</text:span><text:span text:style-name="T2">真</text:span><text:span text:style-name="T1">)  </text:span><text:span text:style-name="T41">(</text:span><text:span text:style-name="T42">참 진</text:span><text:span text:style-name="T41">) zhēn</text:span></text:p>
      <text:p text:style-name="P2"><text:span text:style-name="T41">160.  </text:span><text:span text:style-name="T2">明  </text:span><text:span text:style-name="T41">(</text:span><text:span text:style-name="T42">밝을 명</text:span><text:span text:style-name="T41">) míng</text:span></text:p>
      <text:p text:style-name="P2"><text:span text:style-name="T41">161. </text:span><text:span text:style-name="T2">聽</text:span><text:span text:style-name="T1">(</text:span><text:span text:style-name="T2">听</text:span><text:span text:style-name="T1">)  </text:span><text:span text:style-name="T41">(</text:span><text:span text:style-name="T42">들을 청</text:span><text:span text:style-name="T41">) tīng</text:span></text:p>
      <text:p text:style-name="P2"><text:span text:style-name="T41">162.  </text:span><text:span text:style-name="T2">才  </text:span><text:span text:style-name="T41">(</text:span><text:span text:style-name="T42">재주 재</text:span><text:span text:style-name="T41">) c󰐁i</text:span></text:p>
      <text:p text:style-name="P2"><text:span text:style-name="T41">163.  </text:span><text:span text:style-name="T2">放  </text:span><text:span text:style-name="T41">(</text:span><text:span text:style-name="T42">놓을 방</text:span><text:span text:style-name="T41">) f󰐃ng</text:span></text:p>
      <text:p text:style-name="P2"><text:span text:style-name="T41">164.  </text:span><text:span text:style-name="T2">革  </text:span><text:span text:style-name="T41">(</text:span><text:span text:style-name="T42">가죽 혁</text:span><text:span text:style-name="T41">) gé, jí</text:span></text:p>
      <text:p text:style-name="P2"><text:span text:style-name="T41">165.  </text:span><text:span text:style-name="T2">路  </text:span><text:span text:style-name="T41">(</text:span><text:span text:style-name="T42">길 로</text:span><text:span text:style-name="T41">{</text:span><text:span text:style-name="T42">노</text:span><text:span text:style-name="T41">}) lù</text:span></text:p>
      <text:p text:style-name="P2"><text:span text:style-name="T41">166.  </text:span><text:span text:style-name="T2">四  </text:span><text:span text:style-name="T41">(</text:span><text:span text:style-name="T42">넉 사</text:span><text:span text:style-name="T41">) sì</text:span></text:p>
      <text:p text:style-name="P2"><text:span text:style-name="T41">167.  </text:span><text:span text:style-name="T2">別  </text:span><text:span text:style-name="T41">(</text:span><text:span text:style-name="T42">다를 별</text:span><text:span text:style-name="T41">,</text:span><text:span text:style-name="T42">나눌 별</text:span><text:span text:style-name="T41">) bié</text:span></text:p>
      <text:p text:style-name="P2"><text:soft-page-break/><text:span text:style-name="T41">168.  </text:span><text:span text:style-name="T2">做  </text:span><text:span text:style-name="T41">(</text:span><text:span text:style-name="T42">만들 주</text:span><text:span text:style-name="T41">,</text:span><text:span text:style-name="T42">지을 주</text:span><text:span text:style-name="T41">) zuò</text:span></text:p>
      <text:p text:style-name="P2"><text:span text:style-name="T41">169.  </text:span><text:span text:style-name="T2">志  </text:span><text:span text:style-name="T41">(</text:span><text:span text:style-name="T42">뜻 지</text:span><text:span text:style-name="T41">) zhì</text:span></text:p>
      <text:p text:style-name="P2"><text:span text:style-name="T41">170.  </text:span><text:span text:style-name="T2">文  </text:span><text:span text:style-name="T41">(</text:span><text:span text:style-name="T42">글자 문</text:span><text:span text:style-name="T41">,</text:span><text:span text:style-name="T42">무늬 문</text:span><text:span text:style-name="T41">) wèn</text:span></text:p>
      <text:p text:style-name="P2"><text:span text:style-name="T41">171. </text:span><text:span text:style-name="T2">已  </text:span><text:span text:style-name="T41">(</text:span><text:span text:style-name="T42">이미 이</text:span><text:span text:style-name="T41">) yǐ</text:span></text:p>
      <text:p text:style-name="P2"><text:span text:style-name="T41">172.  </text:span><text:span text:style-name="T2">級</text:span><text:span text:style-name="T1">(</text:span><text:span text:style-name="T2">级</text:span><text:span text:style-name="T1">)  </text:span><text:span text:style-name="T41">(</text:span><text:span text:style-name="T42">등급 급</text:span><text:span text:style-name="T41">) jí</text:span></text:p>
      <text:p text:style-name="P2"><text:span text:style-name="T41">173.  </text:span><text:span text:style-name="T2">怎  </text:span><text:span text:style-name="T41">(</text:span><text:span text:style-name="T42">어찌 즘</text:span><text:span text:style-name="T41">) zěn</text:span></text:p>
      <text:p text:style-name="P2"><text:span text:style-name="T41">174.  </text:span><text:span text:style-name="T2">最  </text:span><text:span text:style-name="T41">(</text:span><text:span text:style-name="T42">가장 최</text:span><text:span text:style-name="T41">) zuì</text:span></text:p>
      <text:p text:style-name="P2"><text:span text:style-name="T41">175.  </text:span><text:span text:style-name="T2">吧  </text:span><text:span text:style-name="T41">(</text:span><text:span text:style-name="T42">어조사 파</text:span><text:span text:style-name="T41">) b󰐀, b󰐄</text:span></text:p>
      <text:p text:style-name="P2"><text:span text:style-name="T41">176.  </text:span><text:span text:style-name="T2">量  </text:span><text:span text:style-name="T41">(</text:span><text:span text:style-name="T42">헤아릴 량</text:span><text:span text:style-name="T41">) li󰐁ng, li󰐃ng</text:span></text:p>
      <text:p text:style-name="P2"><text:span text:style-name="T41">177.  </text:span><text:span text:style-name="T2">電</text:span><text:span text:style-name="T1">(</text:span><text:span text:style-name="T2">电</text:span><text:span text:style-name="T1">)  </text:span><text:span text:style-name="T41">(</text:span><text:span text:style-name="T42">전기 전</text:span><text:span text:style-name="T41">) di󰐃n</text:span></text:p>
      <text:p text:style-name="P2"><text:span text:style-name="T41">178.  </text:span><text:span text:style-name="T2">車</text:span><text:span text:style-name="T1">(</text:span><text:span text:style-name="T2">车</text:span><text:span text:style-name="T1">)  </text:span><text:span text:style-name="T41">(</text:span><text:span text:style-name="T42">수레 차</text:span><text:span text:style-name="T41">)  chē, jū</text:span></text:p>
      <text:p text:style-name="P2"><text:span text:style-name="T41">179.  </text:span><text:span text:style-name="T2">先  </text:span><text:span text:style-name="T41">(</text:span><text:span text:style-name="T42">먼저 선</text:span><text:span text:style-name="T41">) xi󰐀n</text:span></text:p>
      <text:p text:style-name="P2"><text:span text:style-name="T41">180.  </text:span><text:span text:style-name="T2">媽</text:span><text:span text:style-name="T1">(</text:span><text:span text:style-name="T2">妈</text:span><text:span text:style-name="T1">)  </text:span><text:span text:style-name="T41">(</text:span><text:span text:style-name="T42">어미 마</text:span><text:span text:style-name="T41">) m󰐀</text:span></text:p>
      <text:p text:style-name="P2"><text:span text:style-name="T41">181. </text:span><text:span text:style-name="T2">新  </text:span><text:span text:style-name="T41">(</text:span><text:span text:style-name="T42">새 신</text:span><text:span text:style-name="T41">) xīn</text:span></text:p>
      <text:p text:style-name="P2"><text:span text:style-name="T41">182.  </text:span><text:span text:style-name="T2">口  </text:span><text:span text:style-name="T41">(</text:span><text:span text:style-name="T42">입 구</text:span><text:span text:style-name="T41">) kǒu</text:span></text:p>
      <text:p text:style-name="P2"><text:span text:style-name="T41">183.  </text:span><text:span text:style-name="T2">干  </text:span><text:span text:style-name="T41">(</text:span><text:span text:style-name="T42">간부 간</text:span><text:span text:style-name="T41">,</text:span><text:span text:style-name="T42">방패 간</text:span><text:span text:style-name="T41">) g󰐀n, g󰐃n</text:span></text:p>
      <text:p text:style-name="P2"><text:span text:style-name="T41">184.  </text:span><text:span text:style-name="T2">軍</text:span><text:span text:style-name="T1">(</text:span><text:span text:style-name="T2">军</text:span><text:span text:style-name="T1">)  </text:span><text:span text:style-name="T41">(</text:span><text:span text:style-name="T42">군사 군</text:span><text:span text:style-name="T41">) jūn</text:span></text:p>
      <text:p text:style-name="P2"><text:span text:style-name="T41">185.  </text:span><text:span text:style-name="T2">制  </text:span><text:span text:style-name="T41">(</text:span><text:span text:style-name="T42">제도 제</text:span><text:span text:style-name="T41">,</text:span><text:span text:style-name="T42">마를 제</text:span><text:span text:style-name="T41">) zhì</text:span></text:p>
      <text:p text:style-name="P2"><text:span text:style-name="T41">186.  </text:span><text:span text:style-name="T2">度  </text:span><text:span text:style-name="T41">(</text:span><text:span text:style-name="T42">법도 도</text:span><text:span text:style-name="T41">) dù, duó</text:span></text:p>
      <text:p text:style-name="P2"><text:span text:style-name="T41">187.  </text:span><text:span text:style-name="T2">解  </text:span><text:span text:style-name="T41">(</text:span><text:span text:style-name="T42">해설 해</text:span><text:span text:style-name="T41">,</text:span><text:span text:style-name="T42">풀 해</text:span><text:span text:style-name="T41">) jiě, jiè, xiè</text:span></text:p>
      <text:p text:style-name="P2"><text:span text:style-name="T41">188.  </text:span><text:span text:style-name="T2">活  </text:span><text:span text:style-name="T41">(</text:span><text:span text:style-name="T42">살 활</text:span><text:span text:style-name="T41">) huó</text:span></text:p>
      <text:p text:style-name="P2"><text:span text:style-name="T41">189.  </text:span><text:span text:style-name="T2">加  </text:span><text:span text:style-name="T41">(</text:span><text:span text:style-name="T42">더할 가</text:span><text:span text:style-name="T41">) ji󰐀</text:span></text:p>
      <text:p text:style-name="P2"><text:span text:style-name="T41">190.  </text:span><text:span text:style-name="T2">因  </text:span><text:span text:style-name="T41">(</text:span><text:span text:style-name="T42">원인 인</text:span><text:span text:style-name="T41">,</text:span><text:span text:style-name="T42">인할 인</text:span><text:span text:style-name="T41">) yīn</text:span></text:p>
      <text:p text:style-name="P2"><text:span text:style-name="T41">191. </text:span><text:span text:style-name="T2">體</text:span><text:span text:style-name="T1">(</text:span><text:span text:style-name="T2">体</text:span><text:span text:style-name="T1">)  </text:span><text:span text:style-name="T41">(</text:span><text:span text:style-name="T42">몸 체</text:span><text:span text:style-name="T41">) tī, tǐ</text:span></text:p>
      <text:p text:style-name="P2"><text:span text:style-name="T41">192.  </text:span><text:span text:style-name="T2">少  </text:span><text:span text:style-name="T41">(</text:span><text:span text:style-name="T42">적을 소</text:span><text:span text:style-name="T41">) sh󰐂o, sh󰐃o</text:span></text:p>
      <text:p text:style-name="P2"><text:span text:style-name="T41">193.  </text:span><text:span text:style-name="T2">山  </text:span><text:span text:style-name="T41">(</text:span><text:span text:style-name="T42">뫼 산</text:span><text:span text:style-name="T41">) sh󰐀n</text:span></text:p>
      <text:p text:style-name="P2"><text:span text:style-name="T41">194.  </text:span><text:span text:style-name="T2">代  </text:span><text:span text:style-name="T41">(</text:span><text:span text:style-name="T42">대신할 대</text:span><text:span text:style-name="T41">) d󰐃i</text:span></text:p>
      <text:p text:style-name="P2"><text:span text:style-name="T41">195.  </text:span><text:span text:style-name="T2">五  </text:span><text:span text:style-name="T41">(</text:span><text:span text:style-name="T42">다섯 오</text:span><text:span text:style-name="T41">) wǔ</text:span></text:p>
      <text:p text:style-name="P2"><text:span text:style-name="T41">196.  </text:span><text:span text:style-name="T2">政  </text:span><text:span text:style-name="T41">(</text:span><text:span text:style-name="T42">정사 정</text:span><text:span text:style-name="T41">) zhèng</text:span></text:p>
      <text:p text:style-name="P2"><text:span text:style-name="T41">197.  </text:span><text:span text:style-name="T2">階</text:span><text:span text:style-name="T1">(</text:span><text:span text:style-name="T2">阶</text:span><text:span text:style-name="T1">)  </text:span><text:span text:style-name="T41">(</text:span><text:span text:style-name="T42">계단 계</text:span><text:span text:style-name="T41">) jiē</text:span></text:p>
      <text:p text:style-name="P2"><text:span text:style-name="T41">198.  </text:span><text:span text:style-name="T2">光  </text:span><text:span text:style-name="T41">(</text:span><text:span text:style-name="T42">빛 광</text:span><text:span text:style-name="T41">) gu󰐀ng</text:span></text:p>
      <text:p text:style-name="P2"><text:span text:style-name="T41">199.  </text:span><text:span text:style-name="T2">門</text:span><text:span text:style-name="T1">(</text:span><text:span text:style-name="T2">门</text:span><text:span text:style-name="T1">)  </text:span><text:span text:style-name="T41">(</text:span><text:span text:style-name="T42">문 문</text:span><text:span text:style-name="T41">) mén</text:span></text:p>
      <text:p text:style-name="P2"><text:span text:style-name="T41">200.  </text:span><text:span text:style-name="T2">員</text:span><text:span text:style-name="T1">(</text:span><text:span text:style-name="T2">员</text:span><text:span text:style-name="T1">)  </text:span><text:span text:style-name="T41">(</text:span><text:span text:style-name="T42">수효 원</text:span><text:span text:style-name="T41">); yu󰐁n, yún, yùn</text:span></text:p>
      <text:p text:style-name="P8"/>
      <text:p text:style-name="P1"><text:span text:style-name="T1">* 201-300</text:span><text:span text:style-name="T2">자 까지</text:span></text:p>
      <text:p text:style-name="P9"/>
      <text:p text:style-name="P2"><text:span text:style-name="T41">201.  </text:span><text:span text:style-name="T2">住  </text:span><text:span text:style-name="T41">(</text:span><text:span text:style-name="T42">살 주</text:span><text:span text:style-name="T41">) zhù</text:span></text:p>
      <text:p text:style-name="P2"><text:span text:style-name="T41">202.  </text:span><text:span text:style-name="T2">常  </text:span><text:span text:style-name="T41">(</text:span><text:span text:style-name="T42">항상 상</text:span><text:span text:style-name="T41">) ch󰐁ng</text:span></text:p>
      <text:p text:style-name="P2"><text:span text:style-name="T41">203.  </text:span><text:span text:style-name="T2">關</text:span><text:span text:style-name="T1">(</text:span><text:span text:style-name="T2">关</text:span><text:span text:style-name="T1">)  </text:span><text:span text:style-name="T41">(</text:span><text:span text:style-name="T42">닫을 관</text:span><text:span text:style-name="T41">) gu󰐀n</text:span></text:p>
      <text:p text:style-name="P2"><text:span text:style-name="T41">204.  </text:span><text:span text:style-name="T2">各  </text:span><text:span text:style-name="T41">(</text:span><text:span text:style-name="T42">각각 각</text:span><text:span text:style-name="T41">) gě, gè</text:span></text:p>
      <text:p text:style-name="P2"><text:span text:style-name="T41">205.  </text:span><text:span text:style-name="T2">原  </text:span><text:span text:style-name="T41">(</text:span><text:span text:style-name="T42">근원 원</text:span><text:span text:style-name="T41">) yu󰐁n</text:span></text:p>
      <text:p text:style-name="P2"><text:span text:style-name="T41">206.  </text:span><text:span text:style-name="T2">比  </text:span><text:span text:style-name="T41">(</text:span><text:span text:style-name="T42">비교 비</text:span><text:span text:style-name="T41">) bǐ, bì</text:span></text:p>
      <text:p text:style-name="P2"><text:span text:style-name="T41">207.  </text:span><text:span text:style-name="T2">月  </text:span><text:span text:style-name="T41">(</text:span><text:span text:style-name="T42">달 월</text:span><text:span text:style-name="T41">) yuè</text:span></text:p>
      <text:p text:style-name="P2"><text:span text:style-name="T41">208.  </text:span><text:span text:style-name="T2">建  </text:span><text:span text:style-name="T41">(</text:span><text:span text:style-name="T42">세울 건</text:span><text:span text:style-name="T41">) ji󰐃n</text:span></text:p>
      <text:p text:style-name="P2"><text:span text:style-name="T41">209.  </text:span><text:span text:style-name="T2">變 </text:span><text:span text:style-name="T1">(</text:span><text:span text:style-name="T2">变</text:span><text:span text:style-name="T1">) </text:span><text:span text:style-name="T41">(</text:span><text:span text:style-name="T42">변할 변</text:span><text:span text:style-name="T41">) bi󰐃n</text:span></text:p>
      <text:p text:style-name="P2"><text:span text:style-name="T41">210.  </text:span><text:span text:style-name="T2">次  </text:span><text:span text:style-name="T41">(</text:span><text:span text:style-name="T42">버금 차</text:span><text:span text:style-name="T41">) cì</text:span></text:p>
      <text:p text:style-name="P2"><text:span text:style-name="T41">211. </text:span><text:span text:style-name="T2">第  </text:span><text:span text:style-name="T41">(</text:span><text:span text:style-name="T42">차례 제</text:span><text:span text:style-name="T41">) dì</text:span></text:p>
      <text:p text:style-name="P2"><text:span text:style-name="T41">212.  </text:span><text:span text:style-name="T2">應</text:span><text:span text:style-name="T1">(</text:span><text:span text:style-name="T2">应</text:span><text:span text:style-name="T1">)  </text:span><text:span text:style-name="T41">(</text:span><text:span text:style-name="T42">응할 응</text:span><text:span text:style-name="T41">) yīng</text:span></text:p>
      <text:p text:style-name="P2"><text:soft-page-break/><text:span text:style-name="T41">213.  </text:span><text:span text:style-name="T2">條</text:span><text:span text:style-name="T1">(</text:span><text:span text:style-name="T2">条</text:span><text:span text:style-name="T1">)  </text:span><text:span text:style-name="T41">(</text:span><text:span text:style-name="T42">조건 조</text:span><text:span text:style-name="T41">,</text:span><text:span text:style-name="T42">가지 조</text:span><text:span text:style-name="T41">) ti󰐁o</text:span></text:p>
      <text:p text:style-name="P2"><text:span text:style-name="T41">214.  </text:span><text:span text:style-name="T2">太  </text:span><text:span text:style-name="T41">(</text:span><text:span text:style-name="T42">클 태</text:span><text:span text:style-name="T41">) t󰐃i</text:span></text:p>
      <text:p text:style-name="P2"><text:span text:style-name="T41">215.  </text:span><text:span text:style-name="T2">合  </text:span><text:span text:style-name="T41">(</text:span><text:span text:style-name="T42">합할 합</text:span><text:span text:style-name="T41">) gě, hé</text:span></text:p>
      <text:p text:style-name="P2"><text:span text:style-name="T41">216.  </text:span><text:span text:style-name="T2">爭</text:span><text:span text:style-name="T1">(</text:span><text:span text:style-name="T2">争</text:span><text:span text:style-name="T1">)  </text:span><text:span text:style-name="T41">(</text:span><text:span text:style-name="T42">다툴 쟁</text:span><text:span text:style-name="T41">) zhēng</text:span></text:p>
      <text:p text:style-name="P2"><text:span text:style-name="T41">217.  </text:span><text:span text:style-name="T2">吃  </text:span><text:span text:style-name="T41">(</text:span><text:span text:style-name="T42">먹을 흘</text:span><text:span text:style-name="T41">, ) chī</text:span></text:p>
      <text:p text:style-name="P2"><text:span text:style-name="T41">218.  </text:span><text:span text:style-name="T2">利  </text:span><text:span text:style-name="T41">(</text:span><text:span text:style-name="T42">이로울 이</text:span><text:span text:style-name="T41">,</text:span><text:span text:style-name="T42">날카로울 리</text:span><text:span text:style-name="T41">) lì</text:span></text:p>
      <text:p text:style-name="P2"><text:span text:style-name="T41">219.  </text:span><text:span text:style-name="T2">再  </text:span><text:span text:style-name="T41">(</text:span><text:span text:style-name="T42">다시 재</text:span><text:span text:style-name="T41">) z󰐃i</text:span></text:p>
      <text:p text:style-name="P2"><text:span text:style-name="T41">220.  </text:span><text:span text:style-name="T2">果  </text:span><text:span text:style-name="T41">(</text:span><text:span text:style-name="T42">실과 과</text:span><text:span text:style-name="T41">) guǒ</text:span></text:p>
      <text:p text:style-name="P2"><text:span text:style-name="T41">221. </text:span><text:span text:style-name="T2">表  </text:span><text:span text:style-name="T41">(</text:span><text:span text:style-name="T42">겉 표</text:span><text:span text:style-name="T41">) bi󰐂o</text:span></text:p>
      <text:p text:style-name="P2"><text:span text:style-name="T41">222.  </text:span><text:span text:style-name="T2">立  </text:span><text:span text:style-name="T41">(</text:span><text:span text:style-name="T42">설 립</text:span><text:span text:style-name="T41">) lì</text:span></text:p>
      <text:p text:style-name="P2"><text:span text:style-name="T41">223.  </text:span><text:span text:style-name="T2">快  </text:span><text:span text:style-name="T41">(</text:span><text:span text:style-name="T42">빠를 쾌</text:span><text:span text:style-name="T41">) ku󰐃i</text:span></text:p>
      <text:p text:style-name="P2"><text:span text:style-name="T41">224.  </text:span><text:span text:style-name="T2">題</text:span><text:span text:style-name="T1">(</text:span><text:span text:style-name="T2">题</text:span><text:span text:style-name="T1">)  </text:span><text:span text:style-name="T41">(</text:span><text:span text:style-name="T42">표제 제</text:span><text:span text:style-name="T41">) tí</text:span></text:p>
      <text:p text:style-name="P2"><text:span text:style-name="T41">225.  </text:span><text:span text:style-name="T2">西  </text:span><text:span text:style-name="T41">(</text:span><text:span text:style-name="T42">서녘 서</text:span><text:span text:style-name="T41">) xī</text:span></text:p>
      <text:p text:style-name="P2"><text:span text:style-name="T41">226.  </text:span><text:span text:style-name="T2">總</text:span><text:span text:style-name="T1">(</text:span><text:span text:style-name="T2">总</text:span><text:span text:style-name="T1">)  </text:span><text:span text:style-name="T41">(</text:span><text:span text:style-name="T42">거느릴 총</text:span><text:span text:style-name="T41">)  zǒng</text:span></text:p>
      <text:p text:style-name="P2"><text:span text:style-name="T41">227.  </text:span><text:span text:style-name="T2">思  </text:span><text:span text:style-name="T41">(</text:span><text:span text:style-name="T42">생각할 사</text:span><text:span text:style-name="T41">) s󰐀i, sī</text:span></text:p>
      <text:p text:style-name="P2"><text:span text:style-name="T41">228.  </text:span><text:span text:style-name="T2">由  </text:span><text:span text:style-name="T41">(</text:span><text:span text:style-name="T42">말미암을 유</text:span><text:span text:style-name="T41">) yóu</text:span></text:p>
      <text:p text:style-name="P2"><text:span text:style-name="T41">229.  </text:span><text:span text:style-name="T2">結</text:span><text:span text:style-name="T1">(</text:span><text:span text:style-name="T2">结</text:span><text:span text:style-name="T1">)  </text:span><text:span text:style-name="T41">(</text:span><text:span text:style-name="T42">맺을 결</text:span><text:span text:style-name="T41">) jiē, jié</text:span></text:p>
      <text:p text:style-name="P2"><text:span text:style-name="T41">230.  </text:span><text:span text:style-name="T2">白  </text:span><text:span text:style-name="T41">(</text:span><text:span text:style-name="T42">흰 백</text:span><text:span text:style-name="T41">) b󰐁i</text:span></text:p>
      <text:p text:style-name="P2"><text:span text:style-name="T41">231. </text:span><text:span text:style-name="T2">提  </text:span><text:span text:style-name="T41">(</text:span><text:span text:style-name="T42">들 제</text:span><text:span text:style-name="T41">)  tí</text:span></text:p>
      <text:p text:style-name="P2"><text:span text:style-name="T41">232.  </text:span><text:span text:style-name="T2">平  </text:span><text:span text:style-name="T41">(</text:span><text:span text:style-name="T42">평평할 평</text:span><text:span text:style-name="T41">) píng</text:span></text:p>
      <text:p text:style-name="P2"><text:span text:style-name="T41">233.  </text:span><text:span text:style-name="T2">百  </text:span><text:span text:style-name="T41">(</text:span><text:span text:style-name="T42">일백 백</text:span><text:span text:style-name="T41">) b󰐂i, bó</text:span></text:p>
      <text:p text:style-name="P2"><text:span text:style-name="T41">234.  </text:span><text:span text:style-name="T2">東</text:span><text:span text:style-name="T1">(</text:span><text:span text:style-name="T2">东</text:span><text:span text:style-name="T1">)  </text:span><text:span text:style-name="T41">(</text:span><text:span text:style-name="T42">동녘 동</text:span><text:span text:style-name="T41">) dōng</text:span></text:p>
      <text:p text:style-name="P2"><text:span text:style-name="T41">235.  </text:span><text:span text:style-name="T2">領</text:span><text:span text:style-name="T1">(</text:span><text:span text:style-name="T2">领</text:span><text:span text:style-name="T1">)  </text:span><text:span text:style-name="T41">(</text:span><text:span text:style-name="T42">두목 령</text:span><text:span text:style-name="T41">,</text:span><text:span text:style-name="T42">옷깃 령</text:span><text:span text:style-name="T41">{</text:span><text:span text:style-name="T42">영</text:span><text:span text:style-name="T41">}) lǐng</text:span></text:p>
      <text:p text:style-name="P2"><text:span text:style-name="T41">236.  </text:span><text:span text:style-name="T2">性  </text:span><text:span text:style-name="T41">(</text:span><text:span text:style-name="T42">성품 성</text:span><text:span text:style-name="T41">) xìng</text:span></text:p>
      <text:p text:style-name="P2"><text:span text:style-name="T41">237.  </text:span><text:span text:style-name="T2">您  </text:span><text:span text:style-name="T41">(</text:span><text:span text:style-name="T42">당신 닌</text:span><text:span text:style-name="T41">) nín</text:span></text:p>
      <text:p text:style-name="P2"><text:span text:style-name="T41">238.  </text:span><text:span text:style-name="T2">書</text:span><text:span text:style-name="T1">(</text:span><text:span text:style-name="T2">书</text:span><text:span text:style-name="T1">)  </text:span><text:span text:style-name="T41">(</text:span><text:span text:style-name="T42">책 서</text:span><text:span text:style-name="T41">,</text:span><text:span text:style-name="T42">쓸 서</text:span><text:span text:style-name="T41">) shū</text:span></text:p>
      <text:p text:style-name="P2"><text:span text:style-name="T41">239.  </text:span><text:span text:style-name="T2">隊</text:span><text:span text:style-name="T1">(</text:span><text:span text:style-name="T2">队</text:span><text:span text:style-name="T1">)  </text:span><text:span text:style-name="T41">(</text:span><text:span text:style-name="T42">대열 대</text:span><text:span text:style-name="T41">) duì</text:span></text:p>
      <text:p text:style-name="P2"><text:span text:style-name="T41">240.  </text:span><text:span text:style-name="T2">花  </text:span><text:span text:style-name="T41">(</text:span><text:span text:style-name="T42">꽃 화</text:span><text:span text:style-name="T41">) hu󰐀</text:span></text:p>
      <text:p text:style-name="P2"><text:span text:style-name="T41">241. </text:span><text:span text:style-name="T2">親</text:span><text:span text:style-name="T1">(</text:span><text:span text:style-name="T2">亲</text:span><text:span text:style-name="T1">)  </text:span><text:span text:style-name="T41">(</text:span><text:span text:style-name="T42">친할 친</text:span><text:span text:style-name="T41">) qīn</text:span></text:p>
      <text:p text:style-name="P2"><text:span text:style-name="T41">242.  </text:span><text:span text:style-name="T2">被  </text:span><text:span text:style-name="T41">(</text:span><text:span text:style-name="T42">이불 피</text:span><text:span text:style-name="T41">, </text:span><text:span text:style-name="T42">피동사 피</text:span><text:span text:style-name="T41">) bèi</text:span></text:p>
      <text:p text:style-name="P2"><text:span text:style-name="T41">243.  </text:span><text:span text:style-name="T2">決</text:span><text:span text:style-name="T1">(</text:span><text:span text:style-name="T2">决</text:span><text:span text:style-name="T1">)  </text:span><text:span text:style-name="T41">(</text:span><text:span text:style-name="T42">대결 결</text:span><text:span text:style-name="T41">) jué</text:span></text:p>
      <text:p text:style-name="P2"><text:span text:style-name="T41">244.  </text:span><text:span text:style-name="T2">敎</text:span><text:span text:style-name="T1">(</text:span><text:span text:style-name="T2">教</text:span><text:span text:style-name="T1">)  </text:span><text:span text:style-name="T41">(</text:span><text:span text:style-name="T42">가르침 교</text:span><text:span text:style-name="T41">) ji󰐀o, ji󰐃o</text:span></text:p>
      <text:p text:style-name="P2"><text:span text:style-name="T41">245.  </text:span><text:span text:style-name="T2">論</text:span><text:span text:style-name="T1">(</text:span><text:span text:style-name="T2">论</text:span><text:span text:style-name="T1">)  </text:span><text:span text:style-name="T41">(</text:span><text:span text:style-name="T42">말할 론</text:span><text:span text:style-name="T41">{</text:span><text:span text:style-name="T42">논</text:span><text:span text:style-name="T41">}) lún, lùn</text:span></text:p>
      <text:p text:style-name="P2"><text:span text:style-name="T41">246.  </text:span><text:span text:style-name="T2">內  </text:span><text:span text:style-name="T41">(</text:span><text:span text:style-name="T42">안 내</text:span><text:span text:style-name="T41">) nèi</text:span></text:p>
      <text:p text:style-name="P2"><text:span text:style-name="T41">247.  </text:span><text:span text:style-name="T2">跟  </text:span><text:span text:style-name="T41">(</text:span><text:span text:style-name="T42">뒤따를 근</text:span><text:span text:style-name="T41">, </text:span><text:span text:style-name="T42">그리고 근</text:span><text:span text:style-name="T41">) gēn</text:span></text:p>
      <text:p text:style-name="P2"><text:span text:style-name="T41">248.  </text:span><text:span text:style-name="T2">嗎</text:span><text:span text:style-name="T1">(</text:span><text:span text:style-name="T2">吗</text:span><text:span text:style-name="T1">)  </text:span><text:span text:style-name="T41">(</text:span><text:span text:style-name="T42">의문조사 마</text:span><text:span text:style-name="T41">) m󰐀, m󰐂</text:span></text:p>
      <text:p text:style-name="P2"><text:span text:style-name="T41">249.  </text:span><text:span text:style-name="T2">相  </text:span><text:span text:style-name="T41">(</text:span><text:span text:style-name="T42">서로 상</text:span><text:span text:style-name="T41">) xi󰐀ng, xi󰐃ng</text:span></text:p>
      <text:p text:style-name="P2"><text:span text:style-name="T41">250.  </text:span><text:span text:style-name="T2">笑  </text:span><text:span text:style-name="T41">(</text:span><text:span text:style-name="T42">웃을 소</text:span><text:span text:style-name="T41">) xi󰐃o</text:span></text:p>
      <text:p text:style-name="P2"><text:span text:style-name="T41">251. </text:span><text:span text:style-name="T2">完  </text:span><text:span text:style-name="T41">(</text:span><text:span text:style-name="T42">완전할 완</text:span><text:span text:style-name="T41">) w󰐁n</text:span></text:p>
      <text:p text:style-name="P2"><text:span text:style-name="T41">252.  </text:span><text:span text:style-name="T2">科  </text:span><text:span text:style-name="T41">(</text:span><text:span text:style-name="T42">과정 과</text:span><text:span text:style-name="T41">) kē</text:span></text:p>
      <text:p text:style-name="P2"><text:span text:style-name="T41">253.  </text:span><text:span text:style-name="T2">其  </text:span><text:span text:style-name="T41">(</text:span><text:span text:style-name="T42">그 기</text:span><text:span text:style-name="T41">) jī, qí</text:span></text:p>
      <text:p text:style-name="P2"><text:span text:style-name="T41">254.  </text:span><text:span text:style-name="T2">啊  </text:span><text:span text:style-name="T41">(</text:span><text:span text:style-name="T42">어조사 아</text:span><text:span text:style-name="T41">) 󰐀, 󰐁, 󰐂, 󰐃, 󰐄</text:span></text:p>
      <text:p text:style-name="P2"><text:span text:style-name="T41">255.  </text:span><text:span text:style-name="T2">展  </text:span><text:span text:style-name="T41">(</text:span><text:span text:style-name="T42">펼 전</text:span><text:span text:style-name="T41">) zh󰐂n</text:span></text:p>
      <text:p text:style-name="P2"><text:span text:style-name="T41">256.  </text:span><text:span text:style-name="T2">許</text:span><text:span text:style-name="T1">(</text:span><text:span text:style-name="T2">许</text:span><text:span text:style-name="T1">)  </text:span><text:span text:style-name="T41">(</text:span><text:span text:style-name="T42">허락할 허</text:span><text:span text:style-name="T41">) xǔ</text:span></text:p>
      <text:p text:style-name="P2"><text:span text:style-name="T41">257.  </text:span><text:span text:style-name="T2">資</text:span><text:span text:style-name="T1">(</text:span><text:span text:style-name="T2">资</text:span><text:span text:style-name="T1">)  </text:span><text:span text:style-name="T41">(</text:span><text:span text:style-name="T42">재물 자</text:span><text:span text:style-name="T41">) zī</text:span></text:p>
      <text:p text:style-name="P2"><text:span text:style-name="T41">258.  </text:span><text:span text:style-name="T2">者  </text:span><text:span text:style-name="T41">(</text:span><text:span text:style-name="T42">놈 자</text:span><text:span text:style-name="T41">) zhě</text:span></text:p>
      <text:p text:style-name="P2"><text:span text:style-name="T41">259.  </text:span><text:span text:style-name="T2">公  </text:span><text:span text:style-name="T41">(</text:span><text:span text:style-name="T42">공평 공</text:span><text:span text:style-name="T41">) gōng</text:span></text:p>
      <text:p text:style-name="P2"><text:span text:style-name="T41">250.  </text:span><text:span text:style-name="T2">更  </text:span><text:span text:style-name="T41">(</text:span><text:span text:style-name="T42">고칠 경</text:span><text:span text:style-name="T41">) gēng, gèng</text:span></text:p>
      <text:p text:style-name="P2"><text:soft-page-break/><text:span text:style-name="T41">261. </text:span><text:span text:style-name="T2">帶  </text:span><text:span text:style-name="T41">(</text:span><text:span text:style-name="T42">데릴 대</text:span><text:span text:style-name="T41">,</text:span><text:span text:style-name="T42">띠 대</text:span><text:span text:style-name="T41">) d󰐃i</text:span></text:p>
      <text:p text:style-name="P2"><text:span text:style-name="T41">262.  </text:span><text:span text:style-name="T2">風</text:span><text:span text:style-name="T1">(</text:span><text:span text:style-name="T2">风</text:span><text:span text:style-name="T1">)  </text:span><text:span text:style-name="T41">(</text:span><text:span text:style-name="T42">바람 풍</text:span><text:span text:style-name="T41">) fēng</text:span></text:p>
      <text:p text:style-name="P2"><text:span text:style-name="T41">263.  </text:span><text:span text:style-name="T2">線</text:span><text:span text:style-name="T1">(</text:span><text:span text:style-name="T2">线</text:span><text:span text:style-name="T1">)  </text:span><text:span text:style-name="T41">(</text:span><text:span text:style-name="T42">줄 선</text:span><text:span text:style-name="T41">) xi󰐃n</text:span></text:p>
      <text:p text:style-name="P2"><text:span text:style-name="T41">264.  </text:span><text:span text:style-name="T2">九  </text:span><text:span text:style-name="T41">(</text:span><text:span text:style-name="T42">아홉 구</text:span><text:span text:style-name="T41">) jiǔ</text:span></text:p>
      <text:p text:style-name="P2"><text:span text:style-name="T41">265.  </text:span><text:span text:style-name="T2">導</text:span><text:span text:style-name="T1">(</text:span><text:span text:style-name="T2">导</text:span><text:span text:style-name="T1">)  </text:span><text:span text:style-name="T41">(</text:span><text:span text:style-name="T42">이끌 도</text:span><text:span text:style-name="T41">) d󰐂o</text:span></text:p>
      <text:p text:style-name="P2"><text:span text:style-name="T41">266.  </text:span><text:span text:style-name="T2">造  </text:span><text:span text:style-name="T41">(</text:span><text:span text:style-name="T42">만들 조</text:span><text:span text:style-name="T41">,</text:span><text:span text:style-name="T42">지을 조</text:span><text:span text:style-name="T41">) z󰐃o</text:span></text:p>
      <text:p text:style-name="P2"><text:span text:style-name="T41">267.  </text:span><text:span text:style-name="T2">呀  </text:span><text:span text:style-name="T41">(</text:span><text:span text:style-name="T42">어조사 하</text:span><text:span text:style-name="T41">,</text:span><text:span text:style-name="T42">입 벌릴 하</text:span><text:span text:style-name="T41">) xi󰐀, y󰐀, y󰐄</text:span></text:p>
      <text:p text:style-name="P2"><text:span text:style-name="T41">268.  </text:span><text:span text:style-name="T2">系  </text:span><text:span text:style-name="T41">(</text:span><text:span text:style-name="T42">계열 계</text:span><text:span text:style-name="T41">,</text:span><text:span text:style-name="T42">이을 계</text:span><text:span text:style-name="T41">) xì</text:span></text:p>
      <text:p text:style-name="P2"><text:span text:style-name="T41">269.  </text:span><text:span text:style-name="T2">日  </text:span><text:span text:style-name="T41">(</text:span><text:span text:style-name="T42">날 일</text:span><text:span text:style-name="T41">,</text:span><text:span text:style-name="T42">해 일</text:span><text:span text:style-name="T41">) rì</text:span></text:p>
      <text:p text:style-name="P2"><text:span text:style-name="T41">260.  </text:span><text:span text:style-name="T2">斗  </text:span><text:span text:style-name="T41">(</text:span><text:span text:style-name="T42">싸울 각</text:span><text:span text:style-name="T41">,</text:span><text:span text:style-name="T42">말 두</text:span><text:span text:style-name="T41">) dǒu, dòu</text:span></text:p>
      <text:p text:style-name="P2"><text:span text:style-name="T41">271. </text:span><text:span text:style-name="T2">敵</text:span><text:span text:style-name="T1">(</text:span><text:span text:style-name="T2">敌</text:span><text:span text:style-name="T1">)  </text:span><text:span text:style-name="T41">(</text:span><text:span text:style-name="T42">원수 적</text:span><text:span text:style-name="T41">) dí</text:span></text:p>
      <text:p text:style-name="P2"><text:span text:style-name="T41">272.  </text:span><text:span text:style-name="T2">指  </text:span><text:span text:style-name="T41">(</text:span><text:span text:style-name="T42">손가락 지</text:span><text:span text:style-name="T41">) zhǐ</text:span></text:p>
      <text:p text:style-name="P2"><text:span text:style-name="T41">273.  </text:span><text:span text:style-name="T2">農</text:span><text:span text:style-name="T1">(</text:span><text:span text:style-name="T2">农</text:span><text:span text:style-name="T1">)  </text:span><text:span text:style-name="T41">(</text:span><text:span text:style-name="T42">농사 농</text:span><text:span text:style-name="T41">) nóng</text:span></text:p>
      <text:p text:style-name="P2"><text:span text:style-name="T41">274.  </text:span><text:span text:style-name="T2">直  </text:span><text:span text:style-name="T41">(</text:span><text:span text:style-name="T42">곧을 직</text:span><text:span text:style-name="T41">) zhí</text:span></text:p>
      <text:p text:style-name="P2"><text:span text:style-name="T41">275.  </text:span><text:span text:style-name="T2">哪  </text:span><text:span text:style-name="T41">(</text:span><text:span text:style-name="T42">어느 나</text:span><text:span text:style-name="T41">,</text:span><text:span text:style-name="T42">어찌 나</text:span><text:span text:style-name="T41">) n󰐂, n󰐄, n󰐂i, né, něi</text:span></text:p>
      <text:p text:style-name="P2"><text:span text:style-name="T41">276.  </text:span><text:span text:style-name="T2">竝</text:span><text:span text:style-name="T1">(</text:span><text:span text:style-name="T2">并</text:span><text:span text:style-name="T1">)  </text:span><text:span text:style-name="T41">(</text:span><text:span text:style-name="T42">아우를 병</text:span><text:span text:style-name="T41">) bìng</text:span></text:p>
      <text:p text:style-name="P2"><text:span text:style-name="T41">277.  </text:span><text:span text:style-name="T2">萬</text:span><text:span text:style-name="T1">(</text:span><text:span text:style-name="T2">万</text:span><text:span text:style-name="T1">)  </text:span><text:span text:style-name="T41">(</text:span><text:span text:style-name="T42">일만 만</text:span><text:span text:style-name="T41">) mò, w󰐃n</text:span></text:p>
      <text:p text:style-name="P2"><text:span text:style-name="T41">278.  </text:span><text:span text:style-name="T2">流  </text:span><text:span text:style-name="T41">(</text:span><text:span text:style-name="T42">흐를 류</text:span><text:span text:style-name="T41">{</text:span><text:span text:style-name="T42">유</text:span><text:span text:style-name="T41">}) liú</text:span></text:p>
      <text:p text:style-name="P2"><text:span text:style-name="T41">279.  </text:span><text:span text:style-name="T2">接  </text:span><text:span text:style-name="T41">(</text:span><text:span text:style-name="T42">접할 접</text:span><text:span text:style-name="T41">,</text:span><text:span text:style-name="T42">사귈 접</text:span><text:span text:style-name="T41">) jiē</text:span></text:p>
      <text:p text:style-name="P2"><text:span text:style-name="T41">280.  </text:span><text:span text:style-name="T2">通  </text:span><text:span text:style-name="T41">(</text:span><text:span text:style-name="T42">통할 통</text:span><text:span text:style-name="T41">) tōng, tǒng</text:span></text:p>
      <text:p text:style-name="P2"><text:span text:style-name="T41">281. </text:span><text:span text:style-name="T2">界  </text:span><text:span text:style-name="T41">(</text:span><text:span text:style-name="T42">경계 계</text:span><text:span text:style-name="T41">) jiè</text:span></text:p>
      <text:p text:style-name="P2"><text:span text:style-name="T41">282.  </text:span><text:span text:style-name="T2">便  </text:span><text:span text:style-name="T41">(</text:span><text:span text:style-name="T42">편할 편</text:span><text:span text:style-name="T41">) bi󰐁n, pi󰐁n</text:span></text:p>
      <text:p text:style-name="P2"><text:span text:style-name="T41">283.  </text:span><text:span text:style-name="T2">共  </text:span><text:span text:style-name="T41">(</text:span><text:span text:style-name="T42">함께 공</text:span><text:span text:style-name="T41">) gòng</text:span></text:p>
      <text:p text:style-name="P2"><text:span text:style-name="T41">284.  </text:span><text:span text:style-name="T2">位  </text:span><text:span text:style-name="T41">(</text:span><text:span text:style-name="T42">자리 위</text:span><text:span text:style-name="T41">) wèi</text:span></text:p>
      <text:p text:style-name="P2"><text:span text:style-name="T41">285.  </text:span><text:span text:style-name="T2">難</text:span><text:span text:style-name="T1">(</text:span><text:span text:style-name="T2">难</text:span><text:span text:style-name="T1">)  </text:span><text:span text:style-name="T41">(</text:span><text:span text:style-name="T42">어려울 난</text:span><text:span text:style-name="T41">) n󰐁n, n󰐃n, nuó</text:span></text:p>
      <text:p text:style-name="P2"><text:span text:style-name="T41">286.  </text:span><text:span text:style-name="T2">數</text:span><text:span text:style-name="T1">(</text:span><text:span text:style-name="T2">数</text:span><text:span text:style-name="T1">)  </text:span><text:span text:style-name="T41">(</text:span><text:span text:style-name="T42">셀 수</text:span><text:span text:style-name="T41">) shǔ, shù, shuò</text:span></text:p>
      <text:p text:style-name="P2"><text:span text:style-name="T41">287.  </text:span><text:span text:style-name="T2">色  </text:span><text:span text:style-name="T41">(</text:span><text:span text:style-name="T42">빛 색</text:span><text:span text:style-name="T41">) sè, sh󰐂i</text:span></text:p>
      <text:p text:style-name="P2"><text:span text:style-name="T41">288.  </text:span><text:span text:style-name="T2">往  </text:span><text:span text:style-name="T41">(</text:span><text:span text:style-name="T42">갈 왕</text:span><text:span text:style-name="T41">) w󰐂ng</text:span></text:p>
      <text:p text:style-name="P2"><text:span text:style-name="T41">289.  </text:span><text:span text:style-name="T2">記</text:span><text:span text:style-name="T1">(</text:span><text:span text:style-name="T2">记</text:span><text:span text:style-name="T1">)  </text:span><text:span text:style-name="T41">(</text:span><text:span text:style-name="T42">기록할 기</text:span><text:span text:style-name="T41">) jì</text:span></text:p>
      <text:p text:style-name="P2"><text:span text:style-name="T41">290.  </text:span><text:span text:style-name="T2">世  </text:span><text:span text:style-name="T41">(</text:span><text:span text:style-name="T42">세상 세</text:span><text:span text:style-name="T41">, </text:span><text:span text:style-name="T42">대 세</text:span><text:span text:style-name="T41">) shì</text:span></text:p>
      <text:p text:style-name="P2"><text:span text:style-name="T41">291. </text:span><text:span text:style-name="T2">根  </text:span><text:span text:style-name="T41">(</text:span><text:span text:style-name="T42">뿌리 근</text:span><text:span text:style-name="T41">) gēn</text:span></text:p>
      <text:p text:style-name="P2"><text:span text:style-name="T41">292.  </text:span><text:span text:style-name="T2">任  </text:span><text:span text:style-name="T41">(</text:span><text:span text:style-name="T42">맡길 임</text:span><text:span text:style-name="T41">) rén, rèn</text:span></text:p>
      <text:p text:style-name="P2"><text:span text:style-name="T41">293.  </text:span><text:span text:style-name="T2">區</text:span><text:span text:style-name="T1">(</text:span><text:span text:style-name="T2">区</text:span><text:span text:style-name="T1">)  </text:span><text:span text:style-name="T41">(</text:span><text:span text:style-name="T42">구역 구</text:span><text:span text:style-name="T41">,</text:span><text:span text:style-name="T42">지경 구</text:span><text:span text:style-name="T41">)  qū</text:span></text:p>
      <text:p text:style-name="P2"><text:span text:style-name="T41">294.  </text:span><text:span text:style-name="T2">認</text:span><text:span text:style-name="T1">(</text:span><text:span text:style-name="T2">认</text:span><text:span text:style-name="T1">)  </text:span><text:span text:style-name="T41">(</text:span><text:span text:style-name="T42">알 인</text:span><text:span text:style-name="T41">) rèn</text:span></text:p>
      <text:p text:style-name="P2"><text:span text:style-name="T41">295.  </text:span><text:span text:style-name="T2">將</text:span><text:span text:style-name="T1">(</text:span><text:span text:style-name="T2">将</text:span><text:span text:style-name="T1">)  </text:span><text:span text:style-name="T41">(</text:span><text:span text:style-name="T42">장차 장</text:span><text:span text:style-name="T41">) ji󰐀ng, (</text:span><text:span text:style-name="T42">장군 장</text:span><text:span text:style-name="T41">)ji󰐃ng</text:span></text:p>
      <text:p text:style-name="P2"><text:span text:style-name="T41">296.  </text:span><text:span text:style-name="T2">處</text:span><text:span text:style-name="T1">(</text:span><text:span text:style-name="T2">处</text:span><text:span text:style-name="T1">)  </text:span><text:span text:style-name="T41">(</text:span><text:span text:style-name="T42">장소 처</text:span><text:span text:style-name="T41">)  chù ( </text:span><text:span text:style-name="T42">살 처</text:span><text:span text:style-name="T41">)chǔ</text:span></text:p>
      <text:p text:style-name="P2"><text:span text:style-name="T41">297.  </text:span><text:span text:style-name="T2">今  </text:span><text:span text:style-name="T41">(</text:span><text:span text:style-name="T42">이제 금</text:span><text:span text:style-name="T41">) jīn</text:span></text:p>
      <text:p text:style-name="P2"><text:span text:style-name="T41">298.  </text:span><text:span text:style-name="T2">望  </text:span><text:span text:style-name="T41">(</text:span><text:span text:style-name="T42">바랄 망</text:span><text:span text:style-name="T41">) w󰐃ng</text:span></text:p>
      <text:p text:style-name="P2"><text:span text:style-name="T41">299.  </text:span><text:span text:style-name="T2">女  </text:span><text:span text:style-name="T41">(</text:span><text:span text:style-name="T42">여자 녀</text:span><text:span text:style-name="T41">) nǚ</text:span></text:p>
      <text:p text:style-name="P2"><text:span text:style-name="T41">300.  </text:span><text:span text:style-name="T2">群  </text:span><text:span text:style-name="T41">(</text:span><text:span text:style-name="T42">무리 군</text:span><text:span text:style-name="T41">) qún</text:span></text:p>
      <text:p text:style-name="P8"/>
      <text:p text:style-name="P1"><text:span text:style-name="T1">* 301 - 400</text:span><text:span text:style-name="T2">자 까지</text:span></text:p>
      <text:p text:style-name="P9"/>
      <text:p text:style-name="P2"><text:span text:style-name="T41">301.  </text:span><text:span text:style-name="T2">運</text:span><text:span text:style-name="T1">(</text:span><text:span text:style-name="T2">运</text:span><text:span text:style-name="T1">) </text:span><text:span text:style-name="T41">(</text:span><text:span text:style-name="T42">운수 운</text:span><text:span text:style-name="T41">) yùn</text:span></text:p>
      <text:p text:style-name="P2"><text:span text:style-name="T41">302.  </text:span><text:span text:style-name="T2">覺</text:span><text:span text:style-name="T1">(</text:span><text:span text:style-name="T2">觉</text:span><text:span text:style-name="T1">) </text:span><text:span text:style-name="T41">(</text:span><text:span text:style-name="T42">깨달을 각</text:span><text:span text:style-name="T41">) ji󰐃o, jué</text:span></text:p>
      <text:p text:style-name="P2"><text:span text:style-name="T41">303.  </text:span><text:span text:style-name="T2">石  </text:span><text:span text:style-name="T41">(</text:span><text:span text:style-name="T42">돌 석</text:span><text:span text:style-name="T41">) d󰐃n, shí</text:span></text:p>
      <text:p text:style-name="P2"><text:span text:style-name="T41">304.  </text:span><text:span text:style-name="T2">孩  </text:span><text:span text:style-name="T41">(</text:span><text:span text:style-name="T42">어린아이 해</text:span><text:span text:style-name="T41">) h󰐁i</text:span></text:p>
      <text:p text:style-name="P2"><text:span text:style-name="T41">305.  </text:span><text:span text:style-name="T2">硏  </text:span><text:span text:style-name="T41">(</text:span><text:span text:style-name="T42">연구 연</text:span><text:span text:style-name="T41">,) y󰐁n, y󰐃n</text:span></text:p>
      <text:p text:style-name="P2"><text:soft-page-break/><text:span text:style-name="T41">306.  </text:span><text:span text:style-name="T2">每  </text:span><text:span text:style-name="T41">(</text:span><text:span text:style-name="T42">매번 매</text:span><text:span text:style-name="T41">) měi</text:span></text:p>
      <text:p text:style-name="P2"><text:span text:style-name="T41">307.  </text:span><text:span text:style-name="T2">半  </text:span><text:span text:style-name="T41">(</text:span><text:span text:style-name="T42">반 반</text:span><text:span text:style-name="T41">) b󰐃n</text:span></text:p>
      <text:p text:style-name="P2"><text:span text:style-name="T41">308.  </text:span><text:span text:style-name="T2">火  </text:span><text:span text:style-name="T41">(</text:span><text:span text:style-name="T42">불 화</text:span><text:span text:style-name="T41">) huǒ</text:span></text:p>
      <text:p text:style-name="P2"><text:span text:style-name="T41">309.  </text:span><text:span text:style-name="T2">形  </text:span><text:span text:style-name="T41">(</text:span><text:span text:style-name="T42">모양 형</text:span><text:span text:style-name="T41">) xíng</text:span></text:p>
      <text:p text:style-name="P2"><text:span text:style-name="T41">310.  </text:span><text:span text:style-name="T2">師</text:span><text:span text:style-name="T1">(</text:span><text:span text:style-name="T2">师</text:span><text:span text:style-name="T1">) </text:span><text:span text:style-name="T41">(</text:span><text:span text:style-name="T42">스승 사</text:span><text:span text:style-name="T41">) shī</text:span></text:p>
      <text:p text:style-name="P2"><text:span text:style-name="T41">311. </text:span><text:span text:style-name="T2">件  </text:span><text:span text:style-name="T41">(</text:span><text:span text:style-name="T42">사건 건</text:span><text:span text:style-name="T41">) ji󰐃n</text:span></text:p>
      <text:p text:style-name="P2"><text:span text:style-name="T41">312.  </text:span><text:span text:style-name="T2">愛</text:span><text:span text:style-name="T1">(</text:span><text:span text:style-name="T2">爱</text:span><text:span text:style-name="T1">)  </text:span><text:span text:style-name="T41">(</text:span><text:span text:style-name="T42">사랑 애</text:span><text:span text:style-name="T41">) 󰐃i</text:span></text:p>
      <text:p text:style-name="P2"><text:span text:style-name="T41">313.  </text:span><text:span text:style-name="T2">辦</text:span><text:span text:style-name="T1">(</text:span><text:span text:style-name="T2">办</text:span><text:span text:style-name="T1">)  </text:span><text:span text:style-name="T41">(</text:span><text:span text:style-name="T42">처리할 판</text:span><text:span text:style-name="T41">) b󰐃n</text:span></text:p>
      <text:p text:style-name="P2"><text:span text:style-name="T41">314.  </text:span><text:span text:style-name="T2">步  </text:span><text:span text:style-name="T41">(</text:span><text:span text:style-name="T42">걸음 보</text:span><text:span text:style-name="T41">) bù</text:span></text:p>
      <text:p text:style-name="P2"><text:span text:style-name="T41">315.  </text:span><text:span text:style-name="T2">識</text:span><text:span text:style-name="T1">(</text:span><text:span text:style-name="T2">试</text:span><text:span text:style-name="T1">)  </text:span><text:span text:style-name="T41">(</text:span><text:span text:style-name="T42">알 식</text:span><text:span text:style-name="T41">) shí, zhì</text:span></text:p>
      <text:p text:style-name="P2"><text:span text:style-name="T41">316.  </text:span><text:span text:style-name="T2">治  </text:span><text:span text:style-name="T41">(</text:span><text:span text:style-name="T42">다스릴 치</text:span><text:span text:style-name="T41">) zhì</text:span></text:p>
      <text:p text:style-name="P2"><text:span text:style-name="T41">317.  </text:span><text:span text:style-name="T2">寫</text:span><text:span text:style-name="T1">(</text:span><text:span text:style-name="T2">写</text:span><text:span text:style-name="T1">)  </text:span><text:span text:style-name="T41">(</text:span><text:span text:style-name="T42">쓰다 사</text:span><text:span text:style-name="T41">,</text:span><text:span text:style-name="T42">베낄 사</text:span><text:span text:style-name="T41">) xiě</text:span></text:p>
      <text:p text:style-name="P2"><text:span text:style-name="T41">318.  </text:span><text:span text:style-name="T2">信  </text:span><text:span text:style-name="T41">(</text:span><text:span text:style-name="T42">믿을 신</text:span><text:span text:style-name="T41">) xìn</text:span></text:p>
      <text:p text:style-name="P2"><text:span text:style-name="T41">319.  </text:span><text:span text:style-name="T2">熱</text:span><text:span text:style-name="T1">(</text:span><text:span text:style-name="T2">热</text:span><text:span text:style-name="T1">)  </text:span><text:span text:style-name="T41">(</text:span><text:span text:style-name="T42">더울 열</text:span><text:span text:style-name="T41">) rè</text:span></text:p>
      <text:p text:style-name="P2"><text:span text:style-name="T41">320.  </text:span><text:span text:style-name="T2">衆</text:span><text:span text:style-name="T1">(</text:span><text:span text:style-name="T2">众</text:span><text:span text:style-name="T1">)  </text:span><text:span text:style-name="T41">(</text:span><text:span text:style-name="T42">무리 중</text:span><text:span text:style-name="T41">) zhōng, zhòng</text:span></text:p>
      <text:p text:style-name="P2"><text:span text:style-name="T41">321. </text:span><text:span text:style-name="T2">究  </text:span><text:span text:style-name="T41">(</text:span><text:span text:style-name="T42">궁구할 구</text:span><text:span text:style-name="T41">) jiū</text:span></text:p>
      <text:p text:style-name="P2"><text:span text:style-name="T41">322.  </text:span><text:span text:style-name="T2">計</text:span><text:span text:style-name="T1">(</text:span><text:span text:style-name="T2">计</text:span><text:span text:style-name="T1">)  </text:span><text:span text:style-name="T41">(</text:span><text:span text:style-name="T42">꾀 계</text:span><text:span text:style-name="T41">) jì</text:span></text:p>
      <text:p text:style-name="P2"><text:span text:style-name="T41">323.  </text:span><text:span text:style-name="T2">八  </text:span><text:span text:style-name="T41">(</text:span><text:span text:style-name="T42">여덟 팔</text:span><text:span text:style-name="T41">) b󰐀, b󰐁</text:span></text:p>
      <text:p text:style-name="P2"><text:span text:style-name="T41">324.  </text:span><text:span text:style-name="T2">强  </text:span><text:span text:style-name="T41">(</text:span><text:span text:style-name="T42">굳셀 강</text:span><text:span text:style-name="T41">) ji󰐃ng, qi󰐁ng, qi󰐂ng</text:span></text:p>
      <text:p text:style-name="P2"><text:span text:style-name="T41">325.  </text:span><text:span text:style-name="T2">却  </text:span><text:span text:style-name="T41">(</text:span><text:span text:style-name="T42">오히려 각</text:span><text:span text:style-name="T41">) què</text:span></text:p>
      <text:p text:style-name="P2"><text:span text:style-name="T41">326.  </text:span><text:span text:style-name="T2">特  </text:span><text:span text:style-name="T41">(</text:span><text:span text:style-name="T42">특별 특</text:span><text:span text:style-name="T41">) tè</text:span></text:p>
      <text:p text:style-name="P2"><text:span text:style-name="T41">327.  </text:span><text:span text:style-name="T2">拿  </text:span><text:span text:style-name="T41">(</text:span><text:span text:style-name="T42">붙잡을 나</text:span><text:span text:style-name="T41">) n󰐁</text:span></text:p>
      <text:p text:style-name="P2"><text:span text:style-name="T41">328.  </text:span><text:span text:style-name="T2">連</text:span><text:span text:style-name="T1">(</text:span><text:span text:style-name="T2">连</text:span><text:span text:style-name="T1">)  </text:span><text:span text:style-name="T41">(</text:span><text:span text:style-name="T42">잇닿을 련</text:span><text:span text:style-name="T41">{</text:span><text:span text:style-name="T42">연</text:span><text:span text:style-name="T41">}) li󰐁n</text:span></text:p>
      <text:p text:style-name="P2"><text:span text:style-name="T41">329.  </text:span><text:span text:style-name="T2">改  </text:span><text:span text:style-name="T41">(</text:span><text:span text:style-name="T42">고칠 개</text:span><text:span text:style-name="T41">) g󰐂i</text:span></text:p>
      <text:p text:style-name="P2"><text:span text:style-name="T41">330.  </text:span><text:span text:style-name="T2">受  </text:span><text:span text:style-name="T41">(</text:span><text:span text:style-name="T42">받을 수</text:span><text:span text:style-name="T41">) shòu</text:span></text:p>
      <text:p text:style-name="P2"><text:span text:style-name="T41">331. </text:span><text:span text:style-name="T2">或  </text:span><text:span text:style-name="T41">(</text:span><text:span text:style-name="T42">또는 혹</text:span><text:span text:style-name="T41">) huò</text:span></text:p>
      <text:p text:style-name="P2"><text:span text:style-name="T41">332.  </text:span><text:span text:style-name="T2">設</text:span><text:span text:style-name="T1">(</text:span><text:span text:style-name="T2">设</text:span><text:span text:style-name="T1">)  </text:span><text:span text:style-name="T41">(</text:span><text:span text:style-name="T42">설비 설</text:span><text:span text:style-name="T41">) shè</text:span></text:p>
      <text:p text:style-name="P2"><text:span text:style-name="T41">333.  </text:span><text:span text:style-name="T2">報</text:span><text:span text:style-name="T1">(</text:span><text:span text:style-name="T2">报</text:span><text:span text:style-name="T1">)  </text:span><text:span text:style-name="T41">(</text:span><text:span text:style-name="T42">알릴 보</text:span><text:span text:style-name="T41">,</text:span><text:span text:style-name="T42">갚을 보</text:span><text:span text:style-name="T41">) b󰐃o</text:span></text:p>
      <text:p text:style-name="P2"><text:span text:style-name="T41">334.  </text:span><text:span text:style-name="T2">算  </text:span><text:span text:style-name="T41">(</text:span><text:span text:style-name="T42">셀 산</text:span><text:span text:style-name="T41">) su󰐃n</text:span></text:p>
      <text:p text:style-name="P2"><text:span text:style-name="T41">335.  </text:span><text:span text:style-name="T2">此  </text:span><text:span text:style-name="T41">(</text:span><text:span text:style-name="T42">이 차</text:span><text:span text:style-name="T41">) cǐ</text:span></text:p>
      <text:p text:style-name="P2"><text:span text:style-name="T41">336.  </text:span><text:span text:style-name="T2">切  </text:span><text:span text:style-name="T41">(</text:span><text:span text:style-name="T42">끊을 절</text:span><text:span text:style-name="T41">) qiē, qiè</text:span></text:p>
      <text:p text:style-name="P2"><text:span text:style-name="T41">337.  </text:span><text:span text:style-name="T2">必  </text:span><text:span text:style-name="T41">(</text:span><text:span text:style-name="T42">반드시 필</text:span><text:span text:style-name="T41">) bì</text:span></text:p>
      <text:p text:style-name="P2"><text:span text:style-name="T41">338.  </text:span><text:span text:style-name="T2">站  </text:span><text:span text:style-name="T41">(</text:span><text:span text:style-name="T42">정류장 참</text:span><text:span text:style-name="T41">,</text:span><text:span text:style-name="T42">우두커니 설 참</text:span><text:span text:style-name="T41">) zh󰐃n</text:span></text:p>
      <text:p text:style-name="P2"><text:span text:style-name="T41">339.  </text:span><text:span text:style-name="T2">管  </text:span><text:span text:style-name="T41">(</text:span><text:span text:style-name="T42">피리 관</text:span><text:span text:style-name="T41">) gu󰐂n</text:span></text:p>
      <text:p text:style-name="P2"><text:span text:style-name="T41">330.  </text:span><text:span text:style-name="T2">空  </text:span><text:span text:style-name="T41">(</text:span><text:span text:style-name="T42">빌 공</text:span><text:span text:style-name="T41">) kōng, kòng</text:span></text:p>
      <text:p text:style-name="P2"><text:span text:style-name="T41">341. </text:span><text:span text:style-name="T2">遠</text:span><text:span text:style-name="T1">(</text:span><text:span text:style-name="T2">远</text:span><text:span text:style-name="T1">)  </text:span><text:span text:style-name="T41">(</text:span><text:span text:style-name="T42">멀 원</text:span><text:span text:style-name="T41">) yu󰐂n</text:span></text:p>
      <text:p text:style-name="P2"><text:span text:style-name="T41">342.  </text:span><text:span text:style-name="T2">期  </text:span><text:span text:style-name="T41">(</text:span><text:span text:style-name="T42">기한 기</text:span><text:span text:style-name="T41">) jī, qī</text:span></text:p>
      <text:p text:style-name="P2"><text:span text:style-name="T41">343.  </text:span><text:span text:style-name="T2">轉</text:span><text:span text:style-name="T1">(</text:span><text:span text:style-name="T2">转</text:span><text:span text:style-name="T1">)  </text:span><text:span text:style-name="T41">(</text:span><text:span text:style-name="T42">전할 전</text:span><text:span text:style-name="T41">) zhu󰐂n, zhu󰐃n</text:span></text:p>
      <text:p text:style-name="P2"><text:span text:style-name="T41">344.  </text:span><text:span text:style-name="T2">早  </text:span><text:span text:style-name="T41">(</text:span><text:span text:style-name="T42">새벽 조</text:span><text:span text:style-name="T41">) z󰐂o</text:span></text:p>
      <text:p text:style-name="P2"><text:span text:style-name="T41">345.  </text:span><text:span text:style-name="T2">觀</text:span><text:span text:style-name="T1">(</text:span><text:span text:style-name="T2">观</text:span><text:span text:style-name="T1">)  </text:span><text:span text:style-name="T41">(</text:span><text:span text:style-name="T42">볼 관</text:span><text:span text:style-name="T41">) gu󰐀n, gu󰐃n</text:span></text:p>
      <text:p text:style-name="P2"><text:span text:style-name="T41">346.  </text:span><text:span text:style-name="T2">告  </text:span><text:span text:style-name="T41">(</text:span><text:span text:style-name="T42">알릴 고</text:span><text:span text:style-name="T41">) g󰐃o</text:span></text:p>
      <text:p text:style-name="P2"><text:span text:style-name="T41">347.  </text:span><text:span text:style-name="T2">料  </text:span><text:span text:style-name="T41">(</text:span><text:span text:style-name="T42">재료 료</text:span><text:span text:style-name="T41">) li󰐃o</text:span></text:p>
      <text:p text:style-name="P2"><text:span text:style-name="T41">348.  </text:span><text:span text:style-name="T2">海  </text:span><text:span text:style-name="T41">(</text:span><text:span text:style-name="T42">바다 해</text:span><text:span text:style-name="T41">) haǐ</text:span></text:p>
      <text:p text:style-name="P2"><text:span text:style-name="T41">349.  </text:span><text:span text:style-name="T2">滿</text:span><text:span text:style-name="T1">(</text:span><text:span text:style-name="T2">满</text:span><text:span text:style-name="T1">)  </text:span><text:span text:style-name="T41">(</text:span><text:span text:style-name="T42">찰 만</text:span><text:span text:style-name="T41">) m󰐂n</text:span></text:p>
      <text:p text:style-name="P2"><text:span text:style-name="T41">340.  </text:span><text:span text:style-name="T2">感  </text:span><text:span text:style-name="T41">(</text:span><text:span text:style-name="T42">느낄 감</text:span><text:span text:style-name="T41">) g󰐂n</text:span></text:p>
      <text:p text:style-name="P2"><text:span text:style-name="T41">351. </text:span><text:span text:style-name="T2">術</text:span><text:span text:style-name="T1">(</text:span><text:span text:style-name="T2">术</text:span><text:span text:style-name="T1">)  </text:span><text:span text:style-name="T41">(</text:span><text:span text:style-name="T42">꾀 술</text:span><text:span text:style-name="T41">) shù, zhú</text:span></text:p>
      <text:p text:style-name="P2"><text:span text:style-name="T41">352.  </text:span><text:span text:style-name="T2">紅  </text:span><text:span text:style-name="T41">(</text:span><text:span text:style-name="T42">붉을 홍</text:span><text:span text:style-name="T41">) gōng, hóng</text:span></text:p>
      <text:p text:style-name="P2"><text:span text:style-name="T41">353.  </text:span><text:span text:style-name="T2">誰</text:span><text:span text:style-name="T1">(</text:span><text:span text:style-name="T2">谁</text:span><text:span text:style-name="T1">)  </text:span><text:span text:style-name="T41">(</text:span><text:span text:style-name="T42">누구 수</text:span><text:span text:style-name="T41">) shéi, shuí</text:span></text:p>
      <text:p text:style-name="P2"><text:soft-page-break/><text:span text:style-name="T41">354.  </text:span><text:span text:style-name="T2">該</text:span><text:span text:style-name="T1">(</text:span><text:span text:style-name="T2">该</text:span><text:span text:style-name="T1">)  </text:span><text:span text:style-name="T41">(</text:span><text:span text:style-name="T42">그 해</text:span><text:span text:style-name="T41">) gaī</text:span></text:p>
      <text:p text:style-name="P2"><text:span text:style-name="T41">355.  </text:span><text:span text:style-name="T2">且  </text:span><text:span text:style-name="T41">(</text:span><text:span text:style-name="T42">또 차</text:span><text:span text:style-name="T41">) jū, qiě</text:span></text:p>
      <text:p text:style-name="P2"><text:span text:style-name="T41">356.  </text:span><text:span text:style-name="T2">死  </text:span><text:span text:style-name="T41">(</text:span><text:span text:style-name="T42">죽을 사</text:span><text:span text:style-name="T41">) sǐ</text:span></text:p>
      <text:p text:style-name="P2"><text:span text:style-name="T41">357.  </text:span><text:span text:style-name="T2">飛</text:span><text:span text:style-name="T1">(</text:span><text:span text:style-name="T2">飞</text:span><text:span text:style-name="T1">)  </text:span><text:span text:style-name="T41">(</text:span><text:span text:style-name="T42">날 비</text:span><text:span text:style-name="T41">) fēi</text:span></text:p>
      <text:p text:style-name="P2"><text:span text:style-name="T41">358.  </text:span><text:span text:style-name="T2">六  </text:span><text:span text:style-name="T41">(</text:span><text:span text:style-name="T42">여섯 육</text:span><text:span text:style-name="T41">{</text:span><text:span text:style-name="T42">륙</text:span><text:span text:style-name="T41">}) liù, lù</text:span></text:p>
      <text:p text:style-name="P2"><text:span text:style-name="T41">359.  </text:span><text:span text:style-name="T2">馬</text:span><text:span text:style-name="T1">(</text:span><text:span text:style-name="T2">马</text:span><text:span text:style-name="T1">)  </text:span><text:span text:style-name="T41">(</text:span><text:span text:style-name="T42">말 마</text:span><text:span text:style-name="T41">) m󰐂</text:span></text:p>
      <text:p text:style-name="P2"><text:span text:style-name="T41">350.  </text:span><text:span text:style-name="T2">河  </text:span><text:span text:style-name="T41">(</text:span><text:span text:style-name="T42">강 이름 하</text:span><text:span text:style-name="T41">) hé</text:span></text:p>
      <text:p text:style-name="P2"><text:span text:style-name="T41">361. </text:span><text:span text:style-name="T2">找  </text:span><text:span text:style-name="T41">(</text:span><text:span text:style-name="T42">찾을 조</text:span><text:span text:style-name="T41">) zh󰐂o</text:span></text:p>
      <text:p text:style-name="P2"><text:span text:style-name="T41">362.  </text:span><text:span text:style-name="T2">講</text:span><text:span text:style-name="T1">(</text:span><text:span text:style-name="T2">讲</text:span><text:span text:style-name="T1">)  </text:span><text:span text:style-name="T41">(</text:span><text:span text:style-name="T42">말할 강</text:span><text:span text:style-name="T41">) ji󰐂ng</text:span></text:p>
      <text:p text:style-name="P2"><text:span text:style-name="T41">363.  </text:span><text:span text:style-name="T2">油  </text:span><text:span text:style-name="T41">(</text:span><text:span text:style-name="T42">기름 유</text:span><text:span text:style-name="T41">) yóu</text:span></text:p>
      <text:p text:style-name="P2"><text:span text:style-name="T41">364.  </text:span><text:span text:style-name="T2">場</text:span><text:span text:style-name="T1">(</text:span><text:span text:style-name="T2">场</text:span><text:span text:style-name="T1">)  </text:span><text:span text:style-name="T41">(</text:span><text:span text:style-name="T42">장소 장</text:span><text:span text:style-name="T41">) ch󰐁ng, ch󰐂ng</text:span></text:p>
      <text:p text:style-name="P2"><text:span text:style-name="T41">365.  </text:span><text:span text:style-name="T2">臉</text:span><text:span text:style-name="T1">(</text:span><text:span text:style-name="T2">脸</text:span><text:span text:style-name="T1">)  </text:span><text:span text:style-name="T41">(</text:span><text:span text:style-name="T42">얼굴 검</text:span><text:span text:style-name="T41">) ji󰐂n, li󰐂n</text:span></text:p>
      <text:p text:style-name="P2"><text:span text:style-name="T41">366.  </text:span><text:span text:style-name="T2">似  </text:span><text:span text:style-name="T41">(</text:span><text:span text:style-name="T42">비슷할 사</text:span><text:span text:style-name="T41">) sì</text:span></text:p>
      <text:p text:style-name="P2"><text:span text:style-name="T41">367.  </text:span><text:span text:style-name="T2">取  </text:span><text:span text:style-name="T41">(</text:span><text:span text:style-name="T42">취할 취</text:span><text:span text:style-name="T41">) qǔ</text:span></text:p>
      <text:p text:style-name="P2"><text:span text:style-name="T41">368.  </text:span><text:span text:style-name="T2">濟</text:span><text:span text:style-name="T1">(</text:span><text:span text:style-name="T2">济</text:span><text:span text:style-name="T1">)  </text:span><text:span text:style-name="T41">(</text:span><text:span text:style-name="T42">건널 제</text:span><text:span text:style-name="T41">) jǐ, jì</text:span></text:p>
      <text:p text:style-name="P2"><text:span text:style-name="T41">369.  </text:span><text:span text:style-name="T2">跑  </text:span><text:span text:style-name="T41">(</text:span><text:span text:style-name="T42">뛸 포</text:span><text:span text:style-name="T41">) p󰐁o, p󰐂o</text:span></text:p>
      <text:p text:style-name="P2"><text:span text:style-name="T41">360.  </text:span><text:span text:style-name="T2">統</text:span><text:span text:style-name="T1">(</text:span><text:span text:style-name="T2">统</text:span><text:span text:style-name="T1">)  </text:span><text:span text:style-name="T41">(</text:span><text:span text:style-name="T42">다스릴 통</text:span><text:span text:style-name="T41">) tǒng</text:span></text:p>
      <text:p text:style-name="P2"><text:span text:style-name="T41">371. </text:span><text:span text:style-name="T2">坐  </text:span><text:span text:style-name="T41">(</text:span><text:span text:style-name="T42">앉을 좌</text:span><text:span text:style-name="T41">) zuò</text:span></text:p>
      <text:p text:style-name="P2"><text:span text:style-name="T41">372.  </text:span><text:span text:style-name="T2">船  </text:span><text:span text:style-name="T41">(</text:span><text:span text:style-name="T42">배 선</text:span><text:span text:style-name="T41">) chu󰐁n</text:span></text:p>
      <text:p text:style-name="P2"><text:span text:style-name="T41">373.  </text:span><text:span text:style-name="T2">土  </text:span><text:span text:style-name="T41">(</text:span><text:span text:style-name="T42">흙 토</text:span><text:span text:style-name="T41">) tǔ</text:span></text:p>
      <text:p text:style-name="P2"><text:span text:style-name="T41">374.  </text:span><text:span text:style-name="T2">質</text:span><text:span text:style-name="T1">(</text:span><text:span text:style-name="T2">质</text:span><text:span text:style-name="T1">)  </text:span><text:span text:style-name="T41">(</text:span><text:span text:style-name="T42">바탕 질</text:span><text:span text:style-name="T41">) zhì</text:span></text:p>
      <text:p text:style-name="P2"><text:span text:style-name="T41">375.  </text:span><text:span text:style-name="T2">服  </text:span><text:span text:style-name="T41">(</text:span><text:span text:style-name="T42">옷 복</text:span><text:span text:style-name="T41">) fú</text:span></text:p>
      <text:p text:style-name="P2"><text:span text:style-name="T41">376.  </text:span><text:span text:style-name="T2">務</text:span><text:span text:style-name="T1">(</text:span><text:span text:style-name="T2">务</text:span><text:span text:style-name="T1">)  </text:span><text:span text:style-name="T41">(</text:span><text:span text:style-name="T42">일 무</text:span><text:span text:style-name="T41">) wù</text:span></text:p>
      <text:p text:style-name="P2"><text:span text:style-name="T41">377.  </text:span><text:span text:style-name="T2">啦  </text:span><text:span text:style-name="T41">(</text:span><text:span text:style-name="T42">어조사 랍</text:span><text:span text:style-name="T41">) l󰐀, l󰐄</text:span></text:p>
      <text:p text:style-name="P2"><text:span text:style-name="T41">378.  </text:span><text:span text:style-name="T2">兒</text:span><text:span text:style-name="T1">(</text:span><text:span text:style-name="T2">儿</text:span><text:span text:style-name="T1">)  </text:span><text:span text:style-name="T41">(</text:span><text:span text:style-name="T42">아이 아</text:span><text:span text:style-name="T41">) ér, ní</text:span></text:p>
      <text:p text:style-name="P2"><text:span text:style-name="T41">379.  </text:span><text:span text:style-name="T2">讓</text:span><text:span text:style-name="T1">(</text:span><text:span text:style-name="T2">让</text:span><text:span text:style-name="T1">)  </text:span><text:span text:style-name="T41">(</text:span><text:span text:style-name="T42">사양할 양</text:span><text:span text:style-name="T41">) r󰐃ng</text:span></text:p>
      <text:p text:style-name="P2"><text:span text:style-name="T41">380.  </text:span><text:span text:style-name="T2">够  </text:span><text:span text:style-name="T41">(</text:span><text:span text:style-name="T42">많을 구</text:span><text:span text:style-name="T41">) gòu, kōu</text:span></text:p>
      <text:p text:style-name="P2"><text:span text:style-name="T41">381. </text:span><text:span text:style-name="T2">淸</text:span><text:span text:style-name="T1">(</text:span><text:span text:style-name="T2">清</text:span><text:span text:style-name="T1">)  </text:span><text:span text:style-name="T41">(</text:span><text:span text:style-name="T42">맑을 청</text:span><text:span text:style-name="T41">) qīng</text:span></text:p>
      <text:p text:style-name="P2"><text:span text:style-name="T41">382.  </text:span><text:span text:style-name="T2">越  </text:span><text:span text:style-name="T41">(</text:span><text:span text:style-name="T42">넘을 월</text:span><text:span text:style-name="T41">) yuè</text:span></text:p>
      <text:p text:style-name="P2"><text:span text:style-name="T41">383.  </text:span><text:span text:style-name="T2">與</text:span><text:span text:style-name="T1">(</text:span><text:span text:style-name="T2">与</text:span><text:span text:style-name="T1">)  </text:span><text:span text:style-name="T41">(</text:span><text:span text:style-name="T42">줄 여</text:span><text:span text:style-name="T41">) yú, yǔ, yù</text:span></text:p>
      <text:p text:style-name="P2"><text:span text:style-name="T41">384.  </text:span><text:span text:style-name="T2">基  </text:span><text:span text:style-name="T41">(</text:span><text:span text:style-name="T42">기초 기</text:span><text:span text:style-name="T41">,</text:span><text:span text:style-name="T42">터 기</text:span><text:span text:style-name="T41">) jī</text:span></text:p>
      <text:p text:style-name="P2"><text:span text:style-name="T41">385.  </text:span><text:span text:style-name="T2">組</text:span><text:span text:style-name="T1">(</text:span><text:span text:style-name="T2">组</text:span><text:span text:style-name="T1">)  </text:span><text:span text:style-name="T41">(</text:span><text:span text:style-name="T42">조직 조</text:span><text:span text:style-name="T41">,</text:span><text:span text:style-name="T42">끈 조</text:span><text:span text:style-name="T41">) zǔ</text:span></text:p>
      <text:p text:style-name="P2"><text:span text:style-name="T41">386.  </text:span><text:span text:style-name="T2">神</text:span><text:span text:style-name="T1">()  </text:span><text:span text:style-name="T41">(</text:span><text:span text:style-name="T42">귀신 신</text:span><text:span text:style-name="T41">) shén</text:span></text:p>
      <text:p text:style-name="P2"><text:span text:style-name="T41">387.  </text:span><text:span text:style-name="T2">爺</text:span><text:span text:style-name="T1">(</text:span><text:span text:style-name="T2">爷</text:span><text:span text:style-name="T1">)  </text:span><text:span text:style-name="T41">(</text:span><text:span text:style-name="T42">아버지 야</text:span><text:span text:style-name="T41">) yé</text:span></text:p>
      <text:p text:style-name="P2"><text:span text:style-name="T41">388.  </text:span><text:span text:style-name="T2">照  </text:span><text:span text:style-name="T41">(</text:span><text:span text:style-name="T42">비출 조</text:span><text:span text:style-name="T41">) zh󰐃o</text:span></text:p>
      <text:p text:style-name="P2"><text:span text:style-name="T41">389.  </text:span><text:span text:style-name="T2">極</text:span><text:span text:style-name="T1">(</text:span><text:span text:style-name="T2">极</text:span><text:span text:style-name="T1">)  </text:span><text:span text:style-name="T41">(</text:span><text:span text:style-name="T42">다할 극</text:span><text:span text:style-name="T41">) jí</text:span></text:p>
      <text:p text:style-name="P2"><text:span text:style-name="T41">380.  </text:span><text:span text:style-name="T2">爸  </text:span><text:span text:style-name="T41">(</text:span><text:span text:style-name="T42">아버지 파</text:span><text:span text:style-name="T41">) b󰐃</text:span></text:p>
      <text:p text:style-name="P2"><text:span text:style-name="T41">391. </text:span><text:span text:style-name="T2">靑</text:span><text:span text:style-name="T1">(</text:span><text:span text:style-name="T2">青</text:span><text:span text:style-name="T1">)  </text:span><text:span text:style-name="T41">(</text:span><text:span text:style-name="T42">푸를 청</text:span><text:span text:style-name="T41">) qīng</text:span></text:p>
      <text:p text:style-name="P2"><text:span text:style-name="T41">392.  </text:span><text:span text:style-name="T2">團</text:span><text:span text:style-name="T1">(</text:span><text:span text:style-name="T2">团</text:span><text:span text:style-name="T1">)  </text:span><text:span text:style-name="T41">(</text:span><text:span text:style-name="T42">단체 단</text:span><text:span text:style-name="T41">,</text:span><text:span text:style-name="T42">둥글 단</text:span><text:span text:style-name="T41">) tu󰐁n</text:span></text:p>
      <text:p text:style-name="P2"><text:span text:style-name="T41">393.  </text:span><text:span text:style-name="T2">七  </text:span><text:span text:style-name="T41">(</text:span><text:span text:style-name="T42">일곱 칠</text:span><text:span text:style-name="T41">) qī</text:span></text:p>
      <text:p text:style-name="P2"><text:span text:style-name="T41">394.  </text:span><text:span text:style-name="T2">品  </text:span><text:span text:style-name="T41">(</text:span><text:span text:style-name="T42">물건 품</text:span><text:span text:style-name="T41">) pǐn</text:span></text:p>
      <text:p text:style-name="P2"><text:span text:style-name="T41">395.  </text:span><text:span text:style-name="T2">整  </text:span><text:span text:style-name="T41">(</text:span><text:span text:style-name="T42">가지런할 정</text:span><text:span text:style-name="T41">) zhěng</text:span></text:p>
      <text:p text:style-name="P2"><text:span text:style-name="T41">396.  </text:span><text:span text:style-name="T2">倒  </text:span><text:span text:style-name="T41">(</text:span><text:span text:style-name="T42">넘어질 도</text:span><text:span text:style-name="T41">) d󰐂o, d󰐃o</text:span></text:p>
      <text:p text:style-name="P2"><text:span text:style-name="T41">397.  </text:span><text:span text:style-name="T2">確</text:span><text:span text:style-name="T1">(</text:span><text:span text:style-name="T2">确</text:span><text:span text:style-name="T1">)  </text:span><text:span text:style-name="T41">(</text:span><text:span text:style-name="T42">굳을 확</text:span><text:span text:style-name="T41">) què</text:span></text:p>
      <text:p text:style-name="P2"><text:span text:style-name="T41">398.  </text:span><text:span text:style-name="T2">錢</text:span><text:span text:style-name="T1">(</text:span><text:span text:style-name="T2">钱</text:span><text:span text:style-name="T1">)  </text:span><text:span text:style-name="T41">(</text:span><text:span text:style-name="T42">돈 전</text:span><text:span text:style-name="T41">) qi󰐁n</text:span></text:p>
      <text:p text:style-name="P2"><text:span text:style-name="T41">399.  </text:span><text:span text:style-name="T2">影  </text:span><text:span text:style-name="T41">(</text:span><text:span text:style-name="T42">그림자 영</text:span><text:span text:style-name="T41">) yǐng</text:span></text:p>
      <text:p text:style-name="P2"><text:span text:style-name="T41">400.  </text:span><text:span text:style-name="T2">保  </text:span><text:span text:style-name="T41">(</text:span><text:span text:style-name="T42">보존할 보</text:span><text:span text:style-name="T41">) b󰐂o</text:span></text:p>
      <text:p text:style-name="P9"/>
      <text:p text:style-name="P1"><text:soft-page-break/><text:span text:style-name="T1">* 401-500</text:span><text:span text:style-name="T2">자 까지를 익혀 봅시다</text:span><text:span text:style-name="T1">. </text:span></text:p>
      <text:p text:style-name="P9"/>
      <text:p text:style-name="P2"><text:span text:style-name="T41">401.  </text:span><text:span text:style-name="T2">樹</text:span><text:span text:style-name="T1">(</text:span><text:span text:style-name="T2">树</text:span><text:span text:style-name="T1">)</text:span><text:span text:style-name="T41">  (</text:span><text:span text:style-name="T42">나무 수</text:span><text:span text:style-name="T41">) shù</text:span></text:p>
      <text:p text:style-name="P2"><text:span text:style-name="T41">402.  </text:span><text:span text:style-name="T2">勞</text:span><text:span text:style-name="T1">(</text:span><text:span text:style-name="T2">劳</text:span><text:span text:style-name="T1">)  </text:span><text:span text:style-name="T41">(</text:span><text:span text:style-name="T42">일할 노</text:span><text:span text:style-name="T41">{</text:span><text:span text:style-name="T42">로</text:span><text:span text:style-name="T41">}) l󰐁o</text:span></text:p>
      <text:p text:style-name="P2"><text:span text:style-name="T41">403.  </text:span><text:span text:style-name="T2">塊</text:span><text:span text:style-name="T1">(</text:span><text:span text:style-name="T2">块</text:span><text:span text:style-name="T1">)  </text:span><text:span text:style-name="T41">(</text:span><text:span text:style-name="T42">무더기 괴</text:span><text:span text:style-name="T41">) ku󰐃i</text:span></text:p>
      <text:p text:style-name="P2"><text:span text:style-name="T41">404.  </text:span><text:span text:style-name="T2">準</text:span><text:span text:style-name="T1">(</text:span><text:span text:style-name="T2">准</text:span><text:span text:style-name="T1">)  </text:span><text:span text:style-name="T41">(</text:span><text:span text:style-name="T42">준비 준</text:span><text:span text:style-name="T41">, </text:span><text:span text:style-name="T42">허락할 준</text:span><text:span text:style-name="T41">) zhǔn</text:span></text:p>
      <text:p text:style-name="P2"><text:span text:style-name="T41">405.  </text:span><text:span text:style-name="T2">夜  </text:span><text:span text:style-name="T41">(</text:span><text:span text:style-name="T42">밤 야</text:span><text:span text:style-name="T41">) yè</text:span></text:p>
      <text:p text:style-name="P2"><text:span text:style-name="T41">406.  </text:span><text:span text:style-name="T2">輕</text:span><text:span text:style-name="T1">(</text:span><text:span text:style-name="T2">轻</text:span><text:span text:style-name="T1">)  </text:span><text:span text:style-name="T41">(</text:span><text:span text:style-name="T42">가벼울 경</text:span><text:span text:style-name="T41">) qīng</text:span></text:p>
      <text:p text:style-name="P2"><text:span text:style-name="T41">407.  </text:span><text:span text:style-name="T2">千  </text:span><text:span text:style-name="T41">(</text:span><text:span text:style-name="T42">일천 천</text:span><text:span text:style-name="T41">) qi󰐀n</text:span></text:p>
      <text:p text:style-name="P2"><text:span text:style-name="T41">408.  </text:span><text:span text:style-name="T2">目  </text:span><text:span text:style-name="T41">(</text:span><text:span text:style-name="T42">눈 목</text:span><text:span text:style-name="T41">) mù</text:span></text:p>
      <text:p text:style-name="P2"><text:span text:style-name="T41">409.  </text:span><text:span text:style-name="T2">字  </text:span><text:span text:style-name="T41">(</text:span><text:span text:style-name="T42">글자 자</text:span><text:span text:style-name="T41">) zì</text:span></text:p>
      <text:p text:style-name="P2"><text:span text:style-name="T41">400.  </text:span><text:span text:style-name="T2">名  </text:span><text:span text:style-name="T41">(</text:span><text:span text:style-name="T42">이름 명</text:span><text:span text:style-name="T41">) míng</text:span></text:p>
      <text:p text:style-name="P2"><text:span text:style-name="T41">411. </text:span><text:span text:style-name="T2">求  </text:span><text:span text:style-name="T41">(</text:span><text:span text:style-name="T42">구할 구</text:span><text:span text:style-name="T41">) qiú</text:span></text:p>
      <text:p text:style-name="P2"><text:span text:style-name="T41">412.  </text:span><text:span text:style-name="T2">緊</text:span><text:span text:style-name="T1">(</text:span><text:span text:style-name="T2">紧</text:span><text:span text:style-name="T1">)  </text:span><text:span text:style-name="T41">(</text:span><text:span text:style-name="T42">긴장 긴</text:span><text:span text:style-name="T41">) jǐn</text:span></text:p>
      <text:p text:style-name="P2"><text:span text:style-name="T41">413.  </text:span><text:span text:style-name="T2">片  </text:span><text:span text:style-name="T41">(</text:span><text:span text:style-name="T42">조각 편</text:span><text:span text:style-name="T41">) pi󰐀n, pi󰐃n</text:span></text:p>
      <text:p text:style-name="P2"><text:span text:style-name="T41">414.  </text:span><text:span text:style-name="T2">近  </text:span><text:span text:style-name="T41">(</text:span><text:span text:style-name="T42">가까울 근</text:span><text:span text:style-name="T41">) jìn</text:span></text:p>
      <text:p text:style-name="P2"><text:span text:style-name="T41">415.  </text:span><text:span text:style-name="T2">剛</text:span><text:span text:style-name="T1">(</text:span><text:span text:style-name="T2">刚</text:span><text:span text:style-name="T1">)  </text:span><text:span text:style-name="T41">(</text:span><text:span text:style-name="T42">굳셀 강</text:span><text:span text:style-name="T41">) g󰐀ng</text:span></text:p>
      <text:p text:style-name="P2"><text:span text:style-name="T41">416.  </text:span><text:span text:style-name="T2">程  </text:span><text:span text:style-name="T41">(</text:span><text:span text:style-name="T42">정도 정</text:span><text:span text:style-name="T41">,</text:span><text:span text:style-name="T42">단위 정</text:span><text:span text:style-name="T41">) chéng</text:span></text:p>
      <text:p text:style-name="P2"><text:span text:style-name="T41">417.  </text:span><text:span text:style-name="T2">習</text:span><text:span text:style-name="T1">(</text:span><text:span text:style-name="T2">习</text:span><text:span text:style-name="T1">)  </text:span><text:span text:style-name="T41">(</text:span><text:span text:style-name="T42">익힐 습</text:span><text:span text:style-name="T41">) xí</text:span></text:p>
      <text:p text:style-name="P2"><text:span text:style-name="T41">418.  </text:span><text:span text:style-name="T2">歷</text:span><text:span text:style-name="T1">(</text:span><text:span text:style-name="T2">历</text:span><text:span text:style-name="T1">)  </text:span><text:span text:style-name="T41">(</text:span><text:span text:style-name="T42">지낼 력</text:span><text:span text:style-name="T41">) lì</text:span></text:p>
      <text:p text:style-name="P2"><text:span text:style-name="T41">419.  </text:span><text:span text:style-name="T2">深  </text:span><text:span text:style-name="T41">(</text:span><text:span text:style-name="T42">깊을 심</text:span><text:span text:style-name="T41">) shēn</text:span></text:p>
      <text:p text:style-name="P2"><text:span text:style-name="T41">420.  </text:span><text:span text:style-name="T2">入  </text:span><text:span text:style-name="T41">(</text:span><text:span text:style-name="T42">들 입</text:span><text:span text:style-name="T41">) rù</text:span></text:p>
      <text:p text:style-name="P2"><text:span text:style-name="T41">421. </text:span><text:span text:style-name="T2">容  </text:span><text:span text:style-name="T41">(</text:span><text:span text:style-name="T42">얼굴 용</text:span><text:span text:style-name="T41">) róng</text:span></text:p>
      <text:p text:style-name="P2"><text:span text:style-name="T41">422.  </text:span><text:span text:style-name="T2">史  </text:span><text:span text:style-name="T41">(</text:span><text:span text:style-name="T42">역사 사</text:span><text:span text:style-name="T41">) shǐ</text:span></text:p>
      <text:p text:style-name="P2"><text:span text:style-name="T41">423.  </text:span><text:span text:style-name="T2">怕  </text:span><text:span text:style-name="T41">(</text:span><text:span text:style-name="T42">두려워할 파</text:span><text:span text:style-name="T41">) p󰐃</text:span></text:p>
      <text:p text:style-name="P2"><text:span text:style-name="T41">424.  </text:span><text:span text:style-name="T2">病  </text:span><text:span text:style-name="T41">(</text:span><text:span text:style-name="T42">병 병</text:span><text:span text:style-name="T41">) bìng</text:span></text:p>
      <text:p text:style-name="P2"><text:span text:style-name="T41">425.  </text:span><text:span text:style-name="T2">器  </text:span><text:span text:style-name="T41">(</text:span><text:span text:style-name="T42">그릇 기</text:span><text:span text:style-name="T41">) qì</text:span></text:p>
      <text:p text:style-name="P2"><text:span text:style-name="T41">426.  </text:span><text:span text:style-name="T2">離</text:span><text:span text:style-name="T1">(</text:span><text:span text:style-name="T2">离</text:span><text:span text:style-name="T1">)  </text:span><text:span text:style-name="T41">(</text:span><text:span text:style-name="T42">떼놓을 리</text:span><text:span text:style-name="T41">) lí</text:span></text:p>
      <text:p text:style-name="P2"><text:span text:style-name="T41">427.  </text:span><text:span text:style-name="T2">底  </text:span><text:span text:style-name="T41">(</text:span><text:span text:style-name="T42">밑 저</text:span><text:span text:style-name="T41">) dė, dǐ</text:span></text:p>
      <text:p text:style-name="P2"><text:span text:style-name="T41">428.  </text:span><text:span text:style-name="T2">收  </text:span><text:span text:style-name="T41">(</text:span><text:span text:style-name="T42">거둘 수</text:span><text:span text:style-name="T41">) shōu</text:span></text:p>
      <text:p text:style-name="P2"><text:span text:style-name="T41">429.  </text:span><text:span text:style-name="T2">錯</text:span><text:span text:style-name="T1">(</text:span><text:span text:style-name="T2">错</text:span><text:span text:style-name="T1">)  </text:span><text:span text:style-name="T41">(</text:span><text:span text:style-name="T42">착오 착</text:span><text:span text:style-name="T41">,</text:span><text:span text:style-name="T42">섞일 착</text:span><text:span text:style-name="T41">) cuò</text:span></text:p>
      <text:p text:style-name="P2"><text:span text:style-name="T41">430.  </text:span><text:span text:style-name="T2">米  </text:span><text:span text:style-name="T41">(</text:span><text:span text:style-name="T42">쌀 미</text:span><text:span text:style-name="T41">) mǐ</text:span></text:p>
      <text:p text:style-name="P2"><text:span text:style-name="T41">431. </text:span><text:span text:style-name="T2">張</text:span><text:span text:style-name="T1">(</text:span><text:span text:style-name="T2">张</text:span><text:span text:style-name="T1">)  </text:span><text:span text:style-name="T41">(</text:span><text:span text:style-name="T42">성 장</text:span><text:span text:style-name="T41">,</text:span><text:span text:style-name="T42">베풀 장</text:span><text:span text:style-name="T41">) zh󰐀ng</text:span></text:p>
      <text:p text:style-name="P2"><text:span text:style-name="T41">432.  </text:span><text:span text:style-name="T2">備</text:span><text:span text:style-name="T1">(</text:span><text:span text:style-name="T2">备</text:span><text:span text:style-name="T1">)  </text:span><text:span text:style-name="T41">(</text:span><text:span text:style-name="T42">갖출 비</text:span><text:span text:style-name="T41">) bèi</text:span></text:p>
      <text:p text:style-name="P2"><text:span text:style-name="T41">433.  </text:span><text:span text:style-name="T2">至  </text:span><text:span text:style-name="T41">(</text:span><text:span text:style-name="T42">이를 지</text:span><text:span text:style-name="T41">) zhì</text:span></text:p>
      <text:p text:style-name="P2"><text:span text:style-name="T41">434.  </text:span><text:span text:style-name="T2">嚮</text:span><text:span text:style-name="T1">(</text:span><text:span text:style-name="T2">向</text:span><text:span text:style-name="T1">)  </text:span><text:span text:style-name="T41">(</text:span><text:span text:style-name="T42">향할 향</text:span><text:span text:style-name="T41">) xi󰐃ng</text:span></text:p>
      <text:p text:style-name="P2"><text:span text:style-name="T41">435.  </text:span><text:span text:style-name="T2">裝</text:span><text:span text:style-name="T1">(</text:span><text:span text:style-name="T2">装</text:span><text:span text:style-name="T1">)  </text:span><text:span text:style-name="T41">(</text:span><text:span text:style-name="T42">채울 장</text:span><text:span text:style-name="T41">, </text:span><text:span text:style-name="T42">설치할 장</text:span><text:span text:style-name="T41">) zhu󰐀ng</text:span></text:p>
      <text:p text:style-name="P2"><text:span text:style-name="T41">436.  </text:span><text:span text:style-name="T2">席  </text:span><text:span text:style-name="T41">(</text:span><text:span text:style-name="T42">자리 석</text:span><text:span text:style-name="T41">) xí</text:span></text:p>
      <text:p text:style-name="P2"><text:span text:style-name="T41">437.  </text:span><text:span text:style-name="T2">包  </text:span><text:span text:style-name="T41">(</text:span><text:span text:style-name="T42">싸다 포</text:span><text:span text:style-name="T41">) baō</text:span></text:p>
      <text:p text:style-name="P2"><text:span text:style-name="T41">438.  </text:span><text:span text:style-name="T2">黑  </text:span><text:span text:style-name="T41">(</text:span><text:span text:style-name="T42">검을 흑</text:span><text:span text:style-name="T41">) hēi</text:span></text:p>
      <text:p text:style-name="P2"><text:span text:style-name="T41">439.  </text:span><text:span text:style-name="T2">鐵</text:span><text:span text:style-name="T1">(</text:span><text:span text:style-name="T2">铁</text:span><text:span text:style-name="T1">)  </text:span><text:span text:style-name="T41">(</text:span><text:span text:style-name="T42">쇠 철</text:span><text:span text:style-name="T41">) tiě</text:span></text:p>
      <text:p text:style-name="P2"><text:span text:style-name="T41">440.  </text:span><text:span text:style-name="T2">房  </text:span><text:span text:style-name="T41">(</text:span><text:span text:style-name="T42">방 방</text:span><text:span text:style-name="T41">) f󰐁ng</text:span></text:p>
      <text:p text:style-name="P2"><text:span text:style-name="T41">441. </text:span><text:span text:style-name="T2">類</text:span><text:span text:style-name="T1">(</text:span><text:span text:style-name="T2">类</text:span><text:span text:style-name="T1">)  </text:span><text:span text:style-name="T41">(</text:span><text:span text:style-name="T42">무리 류</text:span><text:span text:style-name="T41">) lèi</text:span></text:p>
      <text:p text:style-name="P2"><text:span text:style-name="T41">442.  </text:span><text:span text:style-name="T2">村  </text:span><text:span text:style-name="T41">(</text:span><text:span text:style-name="T42">마을 촌</text:span><text:span text:style-name="T41">) cū</text:span></text:p>
      <text:p text:style-name="P2"><text:span text:style-name="T41">443.  </text:span><text:span text:style-name="T2">驗</text:span><text:span text:style-name="T1">(</text:span><text:span text:style-name="T2">验</text:span><text:span text:style-name="T1">)  </text:span><text:span text:style-name="T41">(</text:span><text:span text:style-name="T42">검증할 험</text:span><text:span text:style-name="T41">) y󰐃n</text:span></text:p>
      <text:p text:style-name="P2"><text:span text:style-name="T41">444.  </text:span><text:span text:style-name="T2">據</text:span><text:span text:style-name="T1">(</text:span><text:span text:style-name="T2">据</text:span><text:span text:style-name="T1">)  </text:span><text:span text:style-name="T41">(</text:span><text:span text:style-name="T42">의거할 거</text:span><text:span text:style-name="T41">) jū, jù</text:span></text:p>
      <text:p text:style-name="P2"><text:span text:style-name="T41">445.  </text:span><text:span text:style-name="T2">集  </text:span><text:span text:style-name="T41">(</text:span><text:span text:style-name="T42">모일 집</text:span><text:span text:style-name="T41">) jí</text:span></text:p>
      <text:p text:style-name="P2"><text:span text:style-name="T41">446.  </text:span><text:span text:style-name="T2">屋  </text:span><text:span text:style-name="T41">(</text:span><text:span text:style-name="T42">집 옥</text:span><text:span text:style-name="T41">) wū</text:span></text:p>
      <text:p text:style-name="P2"><text:soft-page-break/><text:span text:style-name="T41">447.  </text:span><text:span text:style-name="T2">布  </text:span><text:span text:style-name="T41">(</text:span><text:span text:style-name="T42">베 포</text:span><text:span text:style-name="T41">) bù</text:span></text:p>
      <text:p text:style-name="P2"><text:span text:style-name="T41">448.  </text:span><text:span text:style-name="T2">較</text:span><text:span text:style-name="T1">(</text:span><text:span text:style-name="T2">较</text:span><text:span text:style-name="T1">)  </text:span><text:span text:style-name="T41">(</text:span><text:span text:style-name="T42">견줄 교</text:span><text:span text:style-name="T41">) ji󰐃o</text:span></text:p>
      <text:p text:style-name="P2"><text:span text:style-name="T41">449.  </text:span><text:span text:style-name="T2">交  </text:span><text:span text:style-name="T41">(</text:span><text:span text:style-name="T42">사귈 교</text:span><text:span text:style-name="T41">, </text:span><text:span text:style-name="T42">건네줄 교</text:span><text:span text:style-name="T41">) ji󰐀o</text:span></text:p>
      <text:p text:style-name="P2"><text:span text:style-name="T41">450.  </text:span><text:span text:style-name="T2">具  </text:span><text:span text:style-name="T41">(</text:span><text:span text:style-name="T42">갖출 구</text:span><text:span text:style-name="T41">) jù</text:span></text:p>
      <text:p text:style-name="P2"><text:span text:style-name="T41">451. </text:span><text:span text:style-name="T2">斷</text:span><text:span text:style-name="T1">(</text:span><text:span text:style-name="T2">断</text:span><text:span text:style-name="T1">)  </text:span><text:span text:style-name="T41">(</text:span><text:span text:style-name="T42">끊을 단</text:span><text:span text:style-name="T41">) du󰐃n</text:span></text:p>
      <text:p text:style-name="P2"><text:span text:style-name="T41">452.  </text:span><text:span text:style-name="T2">草  </text:span><text:span text:style-name="T41">(</text:span><text:span text:style-name="T42">풀 초</text:span><text:span text:style-name="T41">) c󰐂o</text:span></text:p>
      <text:p text:style-name="P2"><text:span text:style-name="T41">453.  </text:span><text:span text:style-name="T2">規</text:span><text:span text:style-name="T1">(</text:span><text:span text:style-name="T2">规</text:span><text:span text:style-name="T1">)  </text:span><text:span text:style-name="T41">(</text:span><text:span text:style-name="T42">법 규</text:span><text:span text:style-name="T41">) guī</text:span></text:p>
      <text:p text:style-name="P2"><text:span text:style-name="T41">454.  </text:span><text:span text:style-name="T2">勝</text:span><text:span text:style-name="T1">(</text:span><text:span text:style-name="T2">胜</text:span><text:span text:style-name="T1">)  </text:span><text:span text:style-name="T41">(</text:span><text:span text:style-name="T42">이길 승</text:span><text:span text:style-name="T41">) shēng, shèng</text:span></text:p>
      <text:p text:style-name="P2"><text:span text:style-name="T41">455.  </text:span><text:span text:style-name="T2">晩  </text:span><text:span text:style-name="T41">(</text:span><text:span text:style-name="T42">늦을 만</text:span><text:span text:style-name="T41">) w󰐂n</text:span></text:p>
      <text:p text:style-name="P2"><text:span text:style-name="T41">456.  </text:span><text:span text:style-name="T2">南  </text:span><text:span text:style-name="T41">(</text:span><text:span text:style-name="T42">남녘 남</text:span><text:span text:style-name="T41">) n󰐁n</text:span></text:p>
      <text:p text:style-name="P2"><text:span text:style-name="T41">457.  </text:span><text:span text:style-name="T2">苦  </text:span><text:span text:style-name="T41">(</text:span><text:span text:style-name="T42">쓴 맛 고</text:span><text:span text:style-name="T41">) kǔ</text:span></text:p>
      <text:p text:style-name="P2"><text:span text:style-name="T41">458.  </text:span><text:span text:style-name="T2">院  </text:span><text:span text:style-name="T41">(</text:span><text:span text:style-name="T42">담 원</text:span><text:span text:style-name="T41">) yu󰐃n</text:span></text:p>
      <text:p text:style-name="P2"><text:span text:style-name="T41">459.  </text:span><text:span text:style-name="T2">精  </text:span><text:span text:style-name="T41">(</text:span><text:span text:style-name="T42">핵심 정</text:span><text:span text:style-name="T41">) jīng</text:span></text:p>
      <text:p text:style-name="P2"><text:span text:style-name="T41">460.  </text:span><text:span text:style-name="T2">買</text:span><text:span text:style-name="T1">(</text:span><text:span text:style-name="T2">买</text:span><text:span text:style-name="T1">)  </text:span><text:span text:style-name="T41">(</text:span><text:span text:style-name="T42">살 매</text:span><text:span text:style-name="T41">) m󰐂i</text:span></text:p>
      <text:p text:style-name="P2"><text:span text:style-name="T41">461. </text:span><text:span text:style-name="T2">市  </text:span><text:span text:style-name="T41">(</text:span><text:span text:style-name="T42">저자 시</text:span><text:span text:style-name="T41">) shì</text:span></text:p>
      <text:p text:style-name="P2"><text:span text:style-name="T41">462.  </text:span><text:span text:style-name="T2">細</text:span><text:span text:style-name="T1">(</text:span><text:span text:style-name="T2">细</text:span><text:span text:style-name="T1">)  </text:span><text:span text:style-name="T41">(</text:span><text:span text:style-name="T42">가늘 세</text:span><text:span text:style-name="T41">) xì</text:span></text:p>
      <text:p text:style-name="P2"><text:span text:style-name="T41">463.  </text:span><text:span text:style-name="T2">傳</text:span><text:span text:style-name="T1">(</text:span><text:span text:style-name="T2">传</text:span><text:span text:style-name="T1">)  </text:span><text:span text:style-name="T41">(</text:span><text:span text:style-name="T42">전할 전</text:span><text:span text:style-name="T41">) chu󰐁n, zhu󰐃n</text:span></text:p>
      <text:p text:style-name="P2"><text:span text:style-name="T41">464.  </text:span><text:span text:style-name="T2">北  </text:span><text:span text:style-name="T41">(</text:span><text:span text:style-name="T42">북녘 북</text:span><text:span text:style-name="T41">) běi, bó, bèi</text:span></text:p>
      <text:p text:style-name="P2"><text:span text:style-name="T41">465.  </text:span><text:span text:style-name="T2">及  </text:span><text:span text:style-name="T41">(</text:span><text:span text:style-name="T42">미칠 급</text:span><text:span text:style-name="T41">) jí</text:span></text:p>
      <text:p text:style-name="P2"><text:span text:style-name="T41">466.  </text:span><text:span text:style-name="T2">害  </text:span><text:span text:style-name="T41">(</text:span><text:span text:style-name="T42">해칠 해</text:span><text:span text:style-name="T41">) h󰐃i</text:span></text:p>
      <text:p text:style-name="P2"><text:span text:style-name="T41">467.  </text:span><text:span text:style-name="T2">廠</text:span><text:span text:style-name="T1">(</text:span><text:span text:style-name="T2">厂</text:span><text:span text:style-name="T1">)  </text:span><text:span text:style-name="T41">(</text:span><text:span text:style-name="T42">공장 장</text:span><text:span text:style-name="T41">,</text:span><text:span text:style-name="T42">헛간 창</text:span><text:span text:style-name="T41">) ch󰐂ng</text:span></text:p>
      <text:p text:style-name="P2"><text:span text:style-name="T41">468.  </text:span><text:span text:style-name="T2">消  </text:span><text:span text:style-name="T41">(</text:span><text:span text:style-name="T42">사라질 소</text:span><text:span text:style-name="T41">) xi󰐀o</text:span></text:p>
      <text:p text:style-name="P2"><text:span text:style-name="T41">469.  </text:span><text:span text:style-name="T2">送  </text:span><text:span text:style-name="T41">(</text:span><text:span text:style-name="T42">보낼 송</text:span><text:span text:style-name="T41">, </text:span><text:span text:style-name="T42">선물할 송</text:span><text:span text:style-name="T41">) sòng</text:span></text:p>
      <text:p text:style-name="P2"><text:span text:style-name="T41">470.  </text:span><text:span text:style-name="T2">織</text:span><text:span text:style-name="T1">(</text:span><text:span text:style-name="T2">织</text:span><text:span text:style-name="T1">)  </text:span><text:span text:style-name="T41">(</text:span><text:span text:style-name="T42">짤 직</text:span><text:span text:style-name="T41">) zhī</text:span></text:p>
      <text:p text:style-name="P2"><text:span text:style-name="T41">471. </text:span><text:span text:style-name="T2">談</text:span><text:span text:style-name="T1">(</text:span><text:span text:style-name="T2">谈</text:span><text:span text:style-name="T1">)  </text:span><text:span text:style-name="T41">(</text:span><text:span text:style-name="T42">말씀 담</text:span><text:span text:style-name="T41">) t󰐁n</text:span></text:p>
      <text:p text:style-name="P2"><text:span text:style-name="T41">472.  </text:span><text:span text:style-name="T2">母  </text:span><text:span text:style-name="T41">(</text:span><text:span text:style-name="T42">어머니 모</text:span><text:span text:style-name="T41">) mǔ</text:span></text:p>
      <text:p text:style-name="P2"><text:span text:style-name="T41">473.  </text:span><text:span text:style-name="T2">衣  </text:span><text:span text:style-name="T41">(</text:span><text:span text:style-name="T42">옷 의</text:span><text:span text:style-name="T41">) yī, yì</text:span></text:p>
      <text:p text:style-name="P2"><text:span text:style-name="T41">474.  </text:span><text:span text:style-name="T2">委  </text:span><text:span text:style-name="T41">(</text:span><text:span text:style-name="T42">맡길 위</text:span><text:span text:style-name="T41">) wēi, wěi</text:span></text:p>
      <text:p text:style-name="P2"><text:span text:style-name="T41">475.  </text:span><text:span text:style-name="T2">何  </text:span><text:span text:style-name="T41">(</text:span><text:span text:style-name="T42">어찌 하</text:span><text:span text:style-name="T41">) hé</text:span></text:p>
      <text:p text:style-name="P2"><text:span text:style-name="T41">476.  </text:span><text:span text:style-name="T2">須</text:span><text:span text:style-name="T1">(</text:span><text:span text:style-name="T2">须</text:span><text:span text:style-name="T1">)  </text:span><text:span text:style-name="T41">(</text:span><text:span text:style-name="T42">모름지기 수</text:span><text:span text:style-name="T41">) xū</text:span></text:p>
      <text:p text:style-name="P2"><text:span text:style-name="T41">477.  </text:span><text:span text:style-name="T2">擊</text:span><text:span text:style-name="T1">(</text:span><text:span text:style-name="T2">击</text:span><text:span text:style-name="T1">)  </text:span><text:span text:style-name="T41">(</text:span><text:span text:style-name="T42">부딪칠 격</text:span><text:span text:style-name="T41">) jī</text:span></text:p>
      <text:p text:style-name="P2"><text:span text:style-name="T41">478.  </text:span><text:span text:style-name="T2">需  </text:span><text:span text:style-name="T41">(</text:span><text:span text:style-name="T42">구할 수</text:span><text:span text:style-name="T41">) xū</text:span></text:p>
      <text:p text:style-name="P2"><text:span text:style-name="T41">479.  </text:span><text:span text:style-name="T2">調</text:span><text:span text:style-name="T1">(</text:span><text:span text:style-name="T2">调</text:span><text:span text:style-name="T1">)  </text:span><text:span text:style-name="T41">(</text:span><text:span text:style-name="T42">고를 조</text:span><text:span text:style-name="T41">) di󰐃o, ti󰐁o</text:span></text:p>
      <text:p text:style-name="P2"><text:span text:style-name="T41">470.  </text:span><text:span text:style-name="T2">際</text:span><text:span text:style-name="T1">(</text:span><text:span text:style-name="T2">际</text:span><text:span text:style-name="T1">)  </text:span><text:span text:style-name="T41">(</text:span><text:span text:style-name="T42">사이 제</text:span><text:span text:style-name="T41">) jì</text:span></text:p>
      <text:p text:style-name="P2"><text:span text:style-name="T41">481. </text:span><text:span text:style-name="T2">咱  </text:span><text:span text:style-name="T41">(</text:span><text:span text:style-name="T42">나 찰</text:span><text:span text:style-name="T41">) z󰐁, z󰐁n, z󰐄n</text:span></text:p>
      <text:p text:style-name="P2"><text:span text:style-name="T41">482.  </text:span><text:span text:style-name="T2">拉  </text:span><text:span text:style-name="T41">(</text:span><text:span text:style-name="T42">끌 랍</text:span><text:span text:style-name="T41">) l󰐀, l󰐁, l󰐂, l󰐃</text:span></text:p>
      <text:p text:style-name="P2"><text:span text:style-name="T41">483.  </text:span><text:span text:style-name="T2">低  </text:span><text:span text:style-name="T41">(</text:span><text:span text:style-name="T42">밑 저</text:span><text:span text:style-name="T41">) dī</text:span></text:p>
      <text:p text:style-name="P2"><text:span text:style-name="T41">484.  </text:span><text:span text:style-name="T2">脚  </text:span><text:span text:style-name="T41">(</text:span><text:span text:style-name="T42">발 각</text:span><text:span text:style-name="T41">) ji󰐂o, jué</text:span></text:p>
      <text:p text:style-name="P2"><text:span text:style-name="T41">485.  </text:span><text:span text:style-name="T2">友  </text:span><text:span text:style-name="T41">(</text:span><text:span text:style-name="T42">벗 우</text:span><text:span text:style-name="T41">) yǒu</text:span></text:p>
      <text:p text:style-name="P2"><text:span text:style-name="T41">486.  </text:span><text:span text:style-name="T2">堅</text:span><text:span text:style-name="T1">(</text:span><text:span text:style-name="T2">坚</text:span><text:span text:style-name="T1">)  </text:span><text:span text:style-name="T41">(</text:span><text:span text:style-name="T42">굳을 견</text:span><text:span text:style-name="T41">) ji󰐀n</text:span></text:p>
      <text:p text:style-name="P2"><text:span text:style-name="T41">487.  </text:span><text:span text:style-name="T2">音  </text:span><text:span text:style-name="T41">(</text:span><text:span text:style-name="T42">소리 음</text:span><text:span text:style-name="T41">) yīn</text:span></text:p>
      <text:p text:style-name="P2"><text:span text:style-name="T41">488.  </text:span><text:span text:style-name="T2">安  </text:span><text:span text:style-name="T41">(</text:span><text:span text:style-name="T42">편안할 안</text:span><text:span text:style-name="T41">) 󰐀n</text:span></text:p>
      <text:p text:style-name="P2"><text:span text:style-name="T41">489.  </text:span><text:span text:style-name="T2">哥  </text:span><text:span text:style-name="T41">(</text:span><text:span text:style-name="T42">형님 가</text:span><text:span text:style-name="T41">) gē</text:span></text:p>
      <text:p text:style-name="P2"><text:span text:style-name="T41">480.  </text:span><text:span text:style-name="T2">興</text:span><text:span text:style-name="T1">(</text:span><text:span text:style-name="T2">兴</text:span><text:span text:style-name="T1">)  </text:span><text:span text:style-name="T41">(</text:span><text:span text:style-name="T42">기분좋은 흥</text:span><text:span text:style-name="T41">) xīng, xìng</text:span></text:p>
      <text:p text:style-name="P2"><text:span text:style-name="T41">491. </text:span><text:span text:style-name="T2">技  </text:span><text:span text:style-name="T41">(</text:span><text:span text:style-name="T42">재주 기</text:span><text:span text:style-name="T41">) jì</text:span></text:p>
      <text:p text:style-name="P2"><text:span text:style-name="T41">492.  </text:span><text:span text:style-name="T2">落  </text:span><text:span text:style-name="T41">(</text:span><text:span text:style-name="T42">떨어질 락</text:span><text:span text:style-name="T41">) l󰐃, luō, luò</text:span></text:p>
      <text:p text:style-name="P2"><text:span text:style-name="T41">493.  </text:span><text:span text:style-name="T2">睛  </text:span><text:span text:style-name="T41">(</text:span><text:span text:style-name="T42">눈동자 정</text:span><text:span text:style-name="T41">) jīng</text:span></text:p>
      <text:p text:style-name="P2"><text:span text:style-name="T41">494.  </text:span><text:span text:style-name="T2">況  </text:span><text:span text:style-name="T41">(</text:span><text:span text:style-name="T42">하물며 황</text:span><text:span text:style-name="T41">) ku󰐃ng</text:span></text:p>
      <text:p text:style-name="P2"><text:soft-page-break/><text:span text:style-name="T41">495.  </text:span><text:span text:style-name="T2">批  </text:span><text:span text:style-name="T41">(</text:span><text:span text:style-name="T42">칠 비</text:span><text:span text:style-name="T41">) pī</text:span></text:p>
      <text:p text:style-name="P2"><text:span text:style-name="T41">496.  </text:span><text:span text:style-name="T2">刻  </text:span><text:span text:style-name="T41">(</text:span><text:span text:style-name="T42">새길 각</text:span><text:span text:style-name="T41">) kē, kè</text:span></text:p>
      <text:p text:style-name="P2"><text:span text:style-name="T41">497.  </text:span><text:span text:style-name="T2">非  </text:span><text:span text:style-name="T41">(</text:span><text:span text:style-name="T42">아니다 비</text:span><text:span text:style-name="T41">) fēi</text:span></text:p>
      <text:p text:style-name="P2"><text:span text:style-name="T41">498.  </text:span><text:span text:style-name="T2">支  </text:span><text:span text:style-name="T41">(</text:span><text:span text:style-name="T42">지탱 지</text:span><text:span text:style-name="T41">) zhī</text:span></text:p>
      <text:p text:style-name="P2"><text:span text:style-name="T41">499.  </text:span><text:span text:style-name="T2">星  </text:span><text:span text:style-name="T41">(</text:span><text:span text:style-name="T42">별 성</text:span><text:span text:style-name="T41">) xīng</text:span></text:p>
      <text:p text:style-name="P2"><text:span text:style-name="T41">500.  </text:span><text:span text:style-name="T2">急  </text:span><text:span text:style-name="T41">(</text:span><text:span text:style-name="T42">급할 급</text:span><text:span text:style-name="T41">) jí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/>
    <style:font-face style:name="gulim" svg:font-family="gulim, verdana, sans-serif"/>
    <style:font-face style:name="굴림" svg:font-family="굴림"/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1:39:34.534000000</meta:creation-date>
    <dc:date>2019-10-31T21:51:02.209000000</dc:date>
    <meta:editing-duration>PT11M28S</meta:editing-duration>
    <meta:editing-cycles>1</meta:editing-cycles>
    <meta:document-statistic meta:table-count="0" meta:image-count="0" meta:object-count="0" meta:page-count="15" meta:paragraph-count="614" meta:word-count="6629" meta:character-count="13891" meta:non-whitespace-character-count="9617"/>
    <meta:generator>LibreOffice/6.2.7.1$Windows_X86_64 LibreOffice_project/23edc44b61b830b7d749943e020e96f5a7df63bf</meta:generator>
  </office:meta>
</office:document-meta>
</file>